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body_mass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office:value-type="float" office:value="1855" calcext:value-type="float">
            <text:p>1855</text:p>
          </table:table-cell>
          <table:table-cell office:value-type="float" office:value="60" calcext:value-type="float">
            <text:p>60</text:p>
          </table:table-cell>
          <table:table-cell table:formula="of:=((530*[.C2]/1000*[.D2]/1000*[.D2]/1000)*1.084)/4" office:value-type="float" office:value="0.95916114" calcext:value-type="float">
            <text:p>0,9591611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office:value-type="float" office:value="2339" calcext:value-type="float">
            <text:p>2339</text:p>
          </table:table-cell>
          <table:table-cell office:value-type="float" office:value="101.32" calcext:value-type="float">
            <text:p>101,32</text:p>
          </table:table-cell>
          <table:table-cell table:formula="of:=((530*[.C3]/1000*[.D3]/1000*[.D3]/1000)*1.084)/4" office:value-type="float" office:value="3.44878201075317" calcext:value-type="float">
            <text:p>3,44878201075317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office:value-type="float" office:value="1894.75" calcext:value-type="float">
            <text:p>1894,75</text:p>
          </table:table-cell>
          <table:table-cell office:value-type="float" office:value="71.58" calcext:value-type="float">
            <text:p>71,58</text:p>
          </table:table-cell>
          <table:table-cell table:formula="of:=((530*[.C4]/1000*[.D4]/1000*[.D4]/1000)*1.084)/4" office:value-type="float" office:value="1.39437781477266" calcext:value-type="float">
            <text:p>1,39437781477266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office:value-type="float" office:value="2464.62" calcext:value-type="float">
            <text:p>2464,62</text:p>
          </table:table-cell>
          <table:table-cell office:value-type="float" office:value="93.22" calcext:value-type="float">
            <text:p>93,22</text:p>
          </table:table-cell>
          <table:table-cell table:formula="of:=((530*[.C5]/1000*[.D5]/1000*[.D5]/1000)*1.084)/4" office:value-type="float" office:value="3.07619120432349" calcext:value-type="float">
            <text:p>3,07619120432349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office:value-type="float" office:value="2963.54" calcext:value-type="float">
            <text:p>2963,54</text:p>
          </table:table-cell>
          <table:table-cell office:value-type="float" office:value="94.75" calcext:value-type="float">
            <text:p>94,75</text:p>
          </table:table-cell>
          <table:table-cell table:formula="of:=((530*[.C6]/1000*[.D6]/1000*[.D6]/1000)*1.084)/4" office:value-type="float" office:value="3.82132865699864" calcext:value-type="float">
            <text:p>3,8213286569986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office:value-type="float" office:value="2184.66" calcext:value-type="float">
            <text:p>2184,66</text:p>
          </table:table-cell>
          <table:table-cell office:value-type="float" office:value="107.54" calcext:value-type="float">
            <text:p>107,54</text:p>
          </table:table-cell>
          <table:table-cell table:formula="of:=((530*[.C7]/1000*[.D7]/1000*[.D7]/1000)*1.084)/4" office:value-type="float" office:value="3.62885054287198" calcext:value-type="float">
            <text:p>3,6288505428719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office:value-type="float" office:value="4201.31" calcext:value-type="float">
            <text:p>4201,31</text:p>
          </table:table-cell>
          <table:table-cell office:value-type="float" office:value="135.28" calcext:value-type="float">
            <text:p>135,28</text:p>
          </table:table-cell>
          <table:table-cell table:formula="of:=((530*[.C8]/1000*[.D8]/1000*[.D8]/1000)*1.084)/4" office:value-type="float" office:value="11.043254411721" calcext:value-type="float">
            <text:p>11,04325441172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office:value-type="float" office:value="1479.41" calcext:value-type="float">
            <text:p>1479,41</text:p>
          </table:table-cell>
          <table:table-cell office:value-type="float" office:value="53.38" calcext:value-type="float">
            <text:p>53,38</text:p>
          </table:table-cell>
          <table:table-cell table:formula="of:=((530*[.C9]/1000*[.D9]/1000*[.D9]/1000)*1.084)/4" office:value-type="float" office:value="0.605467518258883" calcext:value-type="float">
            <text:p>0,60546751825888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office:value-type="float" office:value="1296.29" calcext:value-type="float">
            <text:p>1296,29</text:p>
          </table:table-cell>
          <table:table-cell office:value-type="float" office:value="53.34" calcext:value-type="float">
            <text:p>53,34</text:p>
          </table:table-cell>
          <table:table-cell table:formula="of:=((530*[.C10]/1000*[.D10]/1000*[.D10]/1000)*1.084)/4" office:value-type="float" office:value="0.529728518093748" calcext:value-type="float">
            <text:p>0,52972851809374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office:value-type="float" office:value="2867.63" calcext:value-type="float">
            <text:p>2867,63</text:p>
          </table:table-cell>
          <table:table-cell office:value-type="float" office:value="155.6" calcext:value-type="float">
            <text:p>155,6</text:p>
          </table:table-cell>
          <table:table-cell table:formula="of:=((530*[.C11]/1000*[.D11]/1000*[.D11]/1000)*1.084)/4" office:value-type="float" office:value="9.97211919561678" calcext:value-type="float">
            <text:p>9,9721191956167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office:value-type="float" office:value="2681.5" calcext:value-type="float">
            <text:p>2681,5</text:p>
          </table:table-cell>
          <table:table-cell office:value-type="float" office:value="163.1" calcext:value-type="float">
            <text:p>163,1</text:p>
          </table:table-cell>
          <table:table-cell table:formula="of:=((530*[.C12]/1000*[.D12]/1000*[.D12]/1000)*1.084)/4" office:value-type="float" office:value="10.2454463585904" calcext:value-type="float">
            <text:p>10,245446358590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2729.57/2" office:value-type="float" office:value="1364.785" calcext:value-type="float">
            <text:p>1364,785</text:p>
          </table:table-cell>
          <table:table-cell table:formula="of:=126.26/2" office:value-type="float" office:value="63.13" calcext:value-type="float">
            <text:p>63,13</text:p>
          </table:table-cell>
          <table:table-cell table:formula="of:=((530*[.C13]/1000*[.D13]/1000*[.D13]/1000)*1.084)/4" office:value-type="float" office:value="0.781233719109955" calcext:value-type="float">
            <text:p>0,78123371910995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2724.15/2" office:value-type="float" office:value="1362.075" calcext:value-type="float">
            <text:p>1362,075</text:p>
          </table:table-cell>
          <table:table-cell table:formula="of:=108.64/2" office:value-type="float" office:value="54.32" calcext:value-type="float">
            <text:p>54,32</text:p>
          </table:table-cell>
          <table:table-cell table:formula="of:=((530*[.C14]/1000*[.D14]/1000*[.D14]/1000)*1.084)/4" office:value-type="float" office:value="0.577252343650383" calcext:value-type="float">
            <text:p>0,57725234365038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2823.587/2" office:value-type="float" office:value="1411.7935" calcext:value-type="float">
            <text:p>1411,7935</text:p>
          </table:table-cell>
          <table:table-cell table:formula="of:=132.136/2" office:value-type="float" office:value="66.068" calcext:value-type="float">
            <text:p>66,068</text:p>
          </table:table-cell>
          <table:table-cell table:formula="of:=((530*[.C15]/1000*[.D15]/1000*[.D15]/1000)*1.084)/4" office:value-type="float" office:value="0.885112876281979" calcext:value-type="float">
            <text:p>0,885112876281979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2884.993/2" office:value-type="float" office:value="1442.4965" calcext:value-type="float">
            <text:p>1442,4965</text:p>
          </table:table-cell>
          <table:table-cell table:formula="of:=117.168/2" office:value-type="float" office:value="58.584" calcext:value-type="float">
            <text:p>58,584</text:p>
          </table:table-cell>
          <table:table-cell table:formula="of:=((530*[.C16]/1000*[.D16]/1000*[.D16]/1000)*1.084)/4" office:value-type="float" office:value="0.711079192909488" calcext:value-type="float">
            <text:p>0,71107919290948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2276.092/2" office:value-type="float" office:value="1138.046" calcext:value-type="float">
            <text:p>1138,046</text:p>
          </table:table-cell>
          <table:table-cell table:formula="of:=107.219/2" office:value-type="float" office:value="53.6095" calcext:value-type="float">
            <text:p>53,6095</text:p>
          </table:table-cell>
          <table:table-cell table:formula="of:=((530*[.C17]/1000*[.D17]/1000*[.D17]/1000)*1.084)/4" office:value-type="float" office:value="0.469773474089549" calcext:value-type="float">
            <text:p>0,469773474089549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2102.049/2" office:value-type="float" office:value="1051.0245" calcext:value-type="float">
            <text:p>1051,0245</text:p>
          </table:table-cell>
          <table:table-cell table:formula="of:=102.861/2" office:value-type="float" office:value="51.4305" calcext:value-type="float">
            <text:p>51,4305</text:p>
          </table:table-cell>
          <table:table-cell table:formula="of:=((530*[.C18]/1000*[.D18]/1000*[.D18]/1000)*1.084)/4" office:value-type="float" office:value="0.399300168317467" calcext:value-type="float">
            <text:p>0,399300168317467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2745.846/2" office:value-type="float" office:value="1372.923" calcext:value-type="float">
            <text:p>1372,923</text:p>
          </table:table-cell>
          <table:table-cell table:formula="of:=146.853/2" office:value-type="float" office:value="73.4265" calcext:value-type="float">
            <text:p>73,4265</text:p>
          </table:table-cell>
          <table:table-cell table:formula="of:=((530*[.C19]/1000*[.D19]/1000*[.D19]/1000)*1.084)/4" office:value-type="float" office:value="1.06315600300763" calcext:value-type="float">
            <text:p>1,0631560030076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3272.198/2" office:value-type="float" office:value="1636.099" calcext:value-type="float">
            <text:p>1636,099</text:p>
          </table:table-cell>
          <table:table-cell table:formula="of:=115.746/2" office:value-type="float" office:value="57.873" calcext:value-type="float">
            <text:p>57,873</text:p>
          </table:table-cell>
          <table:table-cell table:formula="of:=((530*[.C20]/1000*[.D20]/1000*[.D20]/1000)*1.084)/4" office:value-type="float" office:value="0.787057988287635" calcext:value-type="float">
            <text:p>0,78705798828763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6401.981/2" office:value-type="float" office:value="3200.9905" calcext:value-type="float">
            <text:p>3200,9905</text:p>
          </table:table-cell>
          <table:table-cell table:formula="of:=210.46/2" office:value-type="float" office:value="105.23" calcext:value-type="float">
            <text:p>105,23</text:p>
          </table:table-cell>
          <table:table-cell table:formula="of:=((530*[.C21]/1000*[.D21]/1000*[.D21]/1000)*1.084)/4" office:value-type="float" office:value="5.0910655227395" calcext:value-type="float">
            <text:p>5,091065522739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2409.402/2" office:value-type="float" office:value="1204.701" calcext:value-type="float">
            <text:p>1204,701</text:p>
          </table:table-cell>
          <table:table-cell table:formula="of:=102.175/2" office:value-type="float" office:value="51.0875" calcext:value-type="float">
            <text:p>51,0875</text:p>
          </table:table-cell>
          <table:table-cell table:formula="of:=((530*[.C22]/1000*[.D22]/1000*[.D22]/1000)*1.084)/4" office:value-type="float" office:value="0.451599791514113" calcext:value-type="float">
            <text:p>0,45159979151411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1920.338/2" office:value-type="float" office:value="960.169" calcext:value-type="float">
            <text:p>960,169</text:p>
          </table:table-cell>
          <table:table-cell table:formula="of:=91.084/2" office:value-type="float" office:value="45.542" calcext:value-type="float">
            <text:p>45,542</text:p>
          </table:table-cell>
          <table:table-cell table:formula="of:=((530*[.C23]/1000*[.D23]/1000*[.D23]/1000)*1.084)/4" office:value-type="float" office:value="0.286033591101675" calcext:value-type="float">
            <text:p>0,28603359110167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2640.351/2" office:value-type="float" office:value="1320.1755" calcext:value-type="float">
            <text:p>1320,1755</text:p>
          </table:table-cell>
          <table:table-cell table:formula="of:=113.364/2" office:value-type="float" office:value="56.682" calcext:value-type="float">
            <text:p>56,682</text:p>
          </table:table-cell>
          <table:table-cell table:formula="of:=((530*[.C24]/1000*[.D24]/1000*[.D24]/1000)*1.084)/4" office:value-type="float" office:value="0.609210192474462" calcext:value-type="float">
            <text:p>0,60921019247446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2140.293/2" office:value-type="float" office:value="1070.1465" calcext:value-type="float">
            <text:p>1070,1465</text:p>
          </table:table-cell>
          <table:table-cell table:formula="of:=71.315/2" office:value-type="float" office:value="35.6575" calcext:value-type="float">
            <text:p>35,6575</text:p>
          </table:table-cell>
          <table:table-cell table:formula="of:=((530*[.C25]/1000*[.D25]/1000*[.D25]/1000)*1.084)/4" office:value-type="float" office:value="0.195429525543445" calcext:value-type="float">
            <text:p>0,19542952554344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3112.396/2" office:value-type="float" office:value="1556.198" calcext:value-type="float">
            <text:p>1556,198</text:p>
          </table:table-cell>
          <table:table-cell table:formula="of:=108.84/2" office:value-type="float" office:value="54.42" calcext:value-type="float">
            <text:p>54,42</text:p>
          </table:table-cell>
          <table:table-cell table:formula="of:=((530*[.C26]/1000*[.D26]/1000*[.D26]/1000)*1.084)/4" office:value-type="float" office:value="0.661952898557072" calcext:value-type="float">
            <text:p>0,66195289855707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1895.77/2" office:value-type="float" office:value="947.885" calcext:value-type="float">
            <text:p>947,885</text:p>
          </table:table-cell>
          <table:table-cell table:formula="of:=107.465/2" office:value-type="float" office:value="53.7325" calcext:value-type="float">
            <text:p>53,7325</text:p>
          </table:table-cell>
          <table:table-cell table:formula="of:=((530*[.C27]/1000*[.D27]/1000*[.D27]/1000)*1.084)/4" office:value-type="float" office:value="0.393074531927133" calcext:value-type="float">
            <text:p>0,39307453192713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1629.003/2" office:value-type="float" office:value="814.5015" calcext:value-type="float">
            <text:p>814,5015</text:p>
          </table:table-cell>
          <table:table-cell table:formula="of:=79.179/2" office:value-type="float" office:value="39.5895" calcext:value-type="float">
            <text:p>39,5895</text:p>
          </table:table-cell>
          <table:table-cell table:formula="of:=((530*[.C28]/1000*[.D28]/1000*[.D28]/1000)*1.084)/4" office:value-type="float" office:value="0.183356826026801" calcext:value-type="float">
            <text:p>0,18335682602680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2524.191/2" office:value-type="float" office:value="1262.0955" calcext:value-type="float">
            <text:p>1262,0955</text:p>
          </table:table-cell>
          <table:table-cell table:formula="of:=169.917/2" office:value-type="float" office:value="84.9585" calcext:value-type="float">
            <text:p>84,9585</text:p>
          </table:table-cell>
          <table:table-cell table:formula="of:=((530*[.C29]/1000*[.D29]/1000*[.D29]/1000)*1.084)/4" office:value-type="float" office:value="1.30843168005574" calcext:value-type="float">
            <text:p>1,3084316800557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2331.674/2" office:value-type="float" office:value="1165.837" calcext:value-type="float">
            <text:p>1165,837</text:p>
          </table:table-cell>
          <table:table-cell table:formula="of:=139.475/2" office:value-type="float" office:value="69.7375" calcext:value-type="float">
            <text:p>69,7375</text:p>
          </table:table-cell>
          <table:table-cell table:formula="of:=((530*[.C30]/1000*[.D30]/1000*[.D30]/1000)*1.084)/4" office:value-type="float" office:value="0.814358706077861" calcext:value-type="float">
            <text:p>0,81435870607786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2254.497/2" office:value-type="float" office:value="1127.2485" calcext:value-type="float">
            <text:p>1127,2485</text:p>
          </table:table-cell>
          <table:table-cell table:formula="of:=107.178/2" office:value-type="float" office:value="53.589" calcext:value-type="float">
            <text:p>53,589</text:p>
          </table:table-cell>
          <table:table-cell table:formula="of:=((530*[.C31]/1000*[.D31]/1000*[.D31]/1000)*1.084)/4" office:value-type="float" office:value="0.46496057794358" calcext:value-type="float">
            <text:p>0,4649605779435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2100.378/2" office:value-type="float" office:value="1050.189" calcext:value-type="float">
            <text:p>1050,189</text:p>
          </table:table-cell>
          <table:table-cell table:formula="of:=97.421/2" office:value-type="float" office:value="48.7105" calcext:value-type="float">
            <text:p>48,7105</text:p>
          </table:table-cell>
          <table:table-cell table:formula="of:=((530*[.C32]/1000*[.D32]/1000*[.D32]/1000)*1.084)/4" office:value-type="float" office:value="0.357896787811055" calcext:value-type="float">
            <text:p>0,35789678781105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office:value-type="float" office:value="3562.893" calcext:value-type="float">
            <text:p>3562,893</text:p>
          </table:table-cell>
          <table:table-cell office:value-type="float" office:value="88.511" calcext:value-type="float">
            <text:p>88,511</text:p>
          </table:table-cell>
          <table:table-cell table:formula="of:=((530*[.C33]/1000*[.D33]/1000*[.D33]/1000)*1.084)/4" office:value-type="float" office:value="4.00905888570575" calcext:value-type="float">
            <text:p>4,0090588857057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2628.649" calcext:value-type="float">
            <text:p>2628,649</text:p>
          </table:table-cell>
          <table:table-cell office:value-type="float" office:value="77.367" calcext:value-type="float">
            <text:p>77,367</text:p>
          </table:table-cell>
          <table:table-cell table:formula="of:=((530*[.C34]/1000*[.D34]/1000*[.D34]/1000)*1.084)/4" office:value-type="float" office:value="2.2599002669779" calcext:value-type="float">
            <text:p>2,2599002669779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4577.635" calcext:value-type="float">
            <text:p>4577,635</text:p>
          </table:table-cell>
          <table:table-cell office:value-type="float" office:value="122.184" calcext:value-type="float">
            <text:p>122,184</text:p>
          </table:table-cell>
          <table:table-cell table:formula="of:=((530*[.C35]/1000*[.D35]/1000*[.D35]/1000)*1.084)/4" office:value-type="float" office:value="9.81555812130346" calcext:value-type="float">
            <text:p>9,81555812130346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4028.315" calcext:value-type="float">
            <text:p>4028,315</text:p>
          </table:table-cell>
          <table:table-cell office:value-type="float" office:value="86.499" calcext:value-type="float">
            <text:p>86,499</text:p>
          </table:table-cell>
          <table:table-cell table:formula="of:=((530*[.C36]/1000*[.D36]/1000*[.D36]/1000)*1.084)/4" office:value-type="float" office:value="4.32903161374151" calcext:value-type="float">
            <text:p>4,3290316137415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2157.798" calcext:value-type="float">
            <text:p>2157,798</text:p>
          </table:table-cell>
          <table:table-cell office:value-type="float" office:value="86.091" calcext:value-type="float">
            <text:p>86,091</text:p>
          </table:table-cell>
          <table:table-cell table:formula="of:=((530*[.C37]/1000*[.D37]/1000*[.D37]/1000)*1.084)/4" office:value-type="float" office:value="2.29705530494658" calcext:value-type="float">
            <text:p>2,2970553049465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4872.665" calcext:value-type="float">
            <text:p>4872,665</text:p>
          </table:table-cell>
          <table:table-cell office:value-type="float" office:value="100.699" calcext:value-type="float">
            <text:p>100,699</text:p>
          </table:table-cell>
          <table:table-cell table:formula="of:=((530*[.C38]/1000*[.D38]/1000*[.D38]/1000)*1.084)/4" office:value-type="float" office:value="7.09679124240108" calcext:value-type="float">
            <text:p>7,0967912424010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4332.088" calcext:value-type="float">
            <text:p>4332,088</text:p>
          </table:table-cell>
          <table:table-cell office:value-type="float" office:value="126.988" calcext:value-type="float">
            <text:p>126,988</text:p>
          </table:table-cell>
          <table:table-cell table:formula="of:=((530*[.C39]/1000*[.D39]/1000*[.D39]/1000)*1.084)/4" office:value-type="float" office:value="10.0338544569144" calcext:value-type="float">
            <text:p>10,033854456914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4401.732" calcext:value-type="float">
            <text:p>4401,732</text:p>
          </table:table-cell>
          <table:table-cell office:value-type="float" office:value="112.898" calcext:value-type="float">
            <text:p>112,898</text:p>
          </table:table-cell>
          <table:table-cell table:formula="of:=((530*[.C40]/1000*[.D40]/1000*[.D40]/1000)*1.084)/4" office:value-type="float" office:value="8.05825960036633" calcext:value-type="float">
            <text:p>8,0582596003663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3745.355" calcext:value-type="float">
            <text:p>3745,355</text:p>
          </table:table-cell>
          <table:table-cell office:value-type="float" office:value="101.57" calcext:value-type="float">
            <text:p>101,57</text:p>
          </table:table-cell>
          <table:table-cell table:formula="of:=((530*[.C41]/1000*[.D41]/1000*[.D41]/1000)*1.084)/4" office:value-type="float" office:value="5.54969420430134" calcext:value-type="float">
            <text:p>5,5496942043013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3821.777" calcext:value-type="float">
            <text:p>3821,777</text:p>
          </table:table-cell>
          <table:table-cell office:value-type="float" office:value="97862" calcext:value-type="float">
            <text:p>97862</text:p>
          </table:table-cell>
          <table:table-cell table:formula="of:=((530*[.C42]/1000*[.D42]/1000*[.D42]/1000)*1.084)/4" office:value-type="float" office:value="5257008.47621375" calcext:value-type="float">
            <text:p>5257008,4762137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2638.616" calcext:value-type="float">
            <text:p>2638,616</text:p>
          </table:table-cell>
          <table:table-cell office:value-type="float" office:value="81.468" calcext:value-type="float">
            <text:p>81,468</text:p>
          </table:table-cell>
          <table:table-cell table:formula="of:=((530*[.C43]/1000*[.D43]/1000*[.D43]/1000)*1.084)/4" office:value-type="float" office:value="2.51533284307315" calcext:value-type="float">
            <text:p>2,5153328430731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omnivoro</text:p>
          </table:table-cell>
          <table:table-cell office:value-type="float" office:value="3055.059" calcext:value-type="float">
            <text:p>3055,059</text:p>
          </table:table-cell>
          <table:table-cell office:value-type="float" office:value="204.607" calcext:value-type="float">
            <text:p>204,607</text:p>
          </table:table-cell>
          <table:table-cell table:formula="of:=((530*[.C44]/1000*[.D44]/1000*[.D44]/1000)*1.084)/4" office:value-type="float" office:value="18.3698553984282" calcext:value-type="float">
            <text:p>18,369855398428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3379.221" calcext:value-type="float">
            <text:p>3379,221</text:p>
          </table:table-cell>
          <table:table-cell office:value-type="float" office:value="93.162" calcext:value-type="float">
            <text:p>93,162</text:p>
          </table:table-cell>
          <table:table-cell table:formula="of:=((530*[.C45]/1000*[.D45]/1000*[.D45]/1000)*1.084)/4" office:value-type="float" office:value="4.21249465355834" calcext:value-type="float">
            <text:p>4,2124946535583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4223.076" calcext:value-type="float">
            <text:p>4223,076</text:p>
          </table:table-cell>
          <table:table-cell office:value-type="float" office:value="116.05" calcext:value-type="float">
            <text:p>116,05</text:p>
          </table:table-cell>
          <table:table-cell table:formula="of:=((530*[.C46]/1000*[.D46]/1000*[.D46]/1000)*1.084)/4" office:value-type="float" office:value="8.1689144386305" calcext:value-type="float">
            <text:p>8,168914438630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4808.354" calcext:value-type="float">
            <text:p>4808,354</text:p>
          </table:table-cell>
          <table:table-cell office:value-type="float" office:value="152.557" calcext:value-type="float">
            <text:p>152,557</text:p>
          </table:table-cell>
          <table:table-cell table:formula="of:=((530*[.C47]/1000*[.D47]/1000*[.D47]/1000)*1.084)/4" office:value-type="float" office:value="16.0733304660745" calcext:value-type="float">
            <text:p>16,073330466074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5073.17" calcext:value-type="float">
            <text:p>5073,17</text:p>
          </table:table-cell>
          <table:table-cell office:value-type="float" office:value="135.895" calcext:value-type="float">
            <text:p>135,895</text:p>
          </table:table-cell>
          <table:table-cell table:formula="of:=((530*[.C48]/1000*[.D48]/1000*[.D48]/1000)*1.084)/4" office:value-type="float" office:value="13.4564819145248" calcext:value-type="float">
            <text:p>13,456481914524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1842.256" calcext:value-type="float">
            <text:p>1842,256</text:p>
          </table:table-cell>
          <table:table-cell office:value-type="float" office:value="67.655" calcext:value-type="float">
            <text:p>67,655</text:p>
          </table:table-cell>
          <table:table-cell table:formula="of:=((530*[.C49]/1000*[.D49]/1000*[.D49]/1000)*1.084)/4" office:value-type="float" office:value="1.21114164307227" calcext:value-type="float">
            <text:p>1,21114164307227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1784.288" calcext:value-type="float">
            <text:p>1784,288</text:p>
          </table:table-cell>
          <table:table-cell office:value-type="float" office:value="61.092" calcext:value-type="float">
            <text:p>61,092</text:p>
          </table:table-cell>
          <table:table-cell table:formula="of:=((530*[.C50]/1000*[.D50]/1000*[.D50]/1000)*1.084)/4" office:value-type="float" office:value="0.956486404504962" calcext:value-type="float">
            <text:p>0,95648640450496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2965.576" calcext:value-type="float">
            <text:p>2965,576</text:p>
          </table:table-cell>
          <table:table-cell office:value-type="float" office:value="67.264" calcext:value-type="float">
            <text:p>67,264</text:p>
          </table:table-cell>
          <table:table-cell table:formula="of:=((530*[.C51]/1000*[.D51]/1000*[.D51]/1000)*1.084)/4" office:value-type="float" office:value="1.92716810258731" calcext:value-type="float">
            <text:p>1,9271681025873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3310.413/2" office:value-type="float" office:value="1655.2065" calcext:value-type="float">
            <text:p>1655,2065</text:p>
          </table:table-cell>
          <table:table-cell table:formula="of:=117.915/2" office:value-type="float" office:value="58.9575" calcext:value-type="float">
            <text:p>58,9575</text:p>
          </table:table-cell>
          <table:table-cell table:formula="of:=((530*[.C52]/1000*[.D52]/1000*[.D52]/1000)*1.084)/4" office:value-type="float" office:value="0.826371751505592" calcext:value-type="float">
            <text:p>0,82637175150559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table:formula="of:=3072.625/2" office:value-type="float" office:value="1536.3125" calcext:value-type="float">
            <text:p>1536,3125</text:p>
          </table:table-cell>
          <table:table-cell table:formula="of:=129.595/2" office:value-type="float" office:value="64.7975" calcext:value-type="float">
            <text:p>64,7975</text:p>
          </table:table-cell>
          <table:table-cell table:formula="of:=((530*[.C53]/1000*[.D53]/1000*[.D53]/1000)*1.084)/4" office:value-type="float" office:value="0.926491043589471" calcext:value-type="float">
            <text:p>0,92649104358947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table:formula="of:=3326.024/2" office:value-type="float" office:value="1663.012" calcext:value-type="float">
            <text:p>1663,012</text:p>
          </table:table-cell>
          <table:table-cell table:formula="of:=99.733/2" office:value-type="float" office:value="49.8665" calcext:value-type="float">
            <text:p>49,8665</text:p>
          </table:table-cell>
          <table:table-cell table:formula="of:=((530*[.C54]/1000*[.D54]/1000*[.D54]/1000)*1.084)/4" office:value-type="float" office:value="0.593961531073335" calcext:value-type="float">
            <text:p>0,59396153107333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3282.612/2" office:value-type="float" office:value="1641.306" calcext:value-type="float">
            <text:p>1641,306</text:p>
          </table:table-cell>
          <table:table-cell table:formula="of:=107.547/2" office:value-type="float" office:value="53.7735" calcext:value-type="float">
            <text:p>53,7735</text:p>
          </table:table-cell>
          <table:table-cell table:formula="of:=((530*[.C55]/1000*[.D55]/1000*[.D55]/1000)*1.084)/4" office:value-type="float" office:value="0.681665519807511" calcext:value-type="float">
            <text:p>0,68166551980751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table:formula="of:=2716.621/2" office:value-type="float" office:value="1358.3105" calcext:value-type="float">
            <text:p>1358,3105</text:p>
          </table:table-cell>
          <table:table-cell table:formula="of:=128.092/2" office:value-type="float" office:value="64.046" calcext:value-type="float">
            <text:p>64,046</text:p>
          </table:table-cell>
          <table:table-cell table:formula="of:=((530*[.C56]/1000*[.D56]/1000*[.D56]/1000)*1.084)/4" office:value-type="float" office:value="0.800254712721567" calcext:value-type="float">
            <text:p>0,800254712721567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table:formula="of:=3544.286/2" office:value-type="float" office:value="1772.143" calcext:value-type="float">
            <text:p>1772,143</text:p>
          </table:table-cell>
          <table:table-cell table:formula="of:=144.375/2" office:value-type="float" office:value="72.1875" calcext:value-type="float">
            <text:p>72,1875</text:p>
          </table:table-cell>
          <table:table-cell table:formula="of:=((530*[.C57]/1000*[.D57]/1000*[.D57]/1000)*1.084)/4" office:value-type="float" office:value="1.32637988558022" calcext:value-type="float">
            <text:p>1,3263798855802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table:formula="of:=2589.327/2" office:value-type="float" office:value="1294.6635" calcext:value-type="float">
            <text:p>1294,6635</text:p>
          </table:table-cell>
          <table:table-cell table:formula="of:=139.727/2" office:value-type="float" office:value="69.8635" calcext:value-type="float">
            <text:p>69,8635</text:p>
          </table:table-cell>
          <table:table-cell table:formula="of:=((530*[.C58]/1000*[.D58]/1000*[.D58]/1000)*1.084)/4" office:value-type="float" office:value="0.907617252759682" calcext:value-type="float">
            <text:p>0,90761725275968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table:formula="of:=3564.321/2" office:value-type="float" office:value="1782.1605" calcext:value-type="float">
            <text:p>1782,1605</text:p>
          </table:table-cell>
          <table:table-cell table:formula="of:=141.044/2" office:value-type="float" office:value="70.522" calcext:value-type="float">
            <text:p>70,522</text:p>
          </table:table-cell>
          <table:table-cell table:formula="of:=((530*[.C59]/1000*[.D59]/1000*[.D59]/1000)*1.084)/4" office:value-type="float" office:value="1.27303755276754" calcext:value-type="float">
            <text:p>1,2730375527675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table:formula="of:=2823.187/2" office:value-type="float" office:value="1411.5935" calcext:value-type="float">
            <text:p>1411,5935</text:p>
          </table:table-cell>
          <table:table-cell table:formula="of:=143.212/2" office:value-type="float" office:value="71.606" calcext:value-type="float">
            <text:p>71,606</text:p>
          </table:table-cell>
          <table:table-cell table:formula="of:=((530*[.C60]/1000*[.D60]/1000*[.D60]/1000)*1.084)/4" office:value-type="float" office:value="1.03956976208884" calcext:value-type="float">
            <text:p>1,0395697620888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table:formula="of:=1953.436/2" office:value-type="float" office:value="976.718" calcext:value-type="float">
            <text:p>976,718</text:p>
          </table:table-cell>
          <table:table-cell table:formula="of:=101.483/2" office:value-type="float" office:value="50.7415" calcext:value-type="float">
            <text:p>50,7415</text:p>
          </table:table-cell>
          <table:table-cell table:formula="of:=((530*[.C61]/1000*[.D61]/1000*[.D61]/1000)*1.084)/4" office:value-type="float" office:value="0.36119435558776" calcext:value-type="float">
            <text:p>0,36119435558776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table:formula="of:=3039.604/2" office:value-type="float" office:value="1519.802" calcext:value-type="float">
            <text:p>1519,802</text:p>
          </table:table-cell>
          <table:table-cell table:formula="of:=121.678/2" office:value-type="float" office:value="60.839" calcext:value-type="float">
            <text:p>60,839</text:p>
          </table:table-cell>
          <table:table-cell table:formula="of:=((530*[.C62]/1000*[.D62]/1000*[.D62]/1000)*1.084)/4" office:value-type="float" office:value="0.80797199161634" calcext:value-type="float">
            <text:p>0,8079719916163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2612.632" calcext:value-type="float">
            <text:p>2612,632</text:p>
          </table:table-cell>
          <table:table-cell office:value-type="float" office:value="89.794" calcext:value-type="float">
            <text:p>89,794</text:p>
          </table:table-cell>
          <table:table-cell table:formula="of:=((530*[.C63]/1000*[.D63]/1000*[.D63]/1000)*1.084)/4" office:value-type="float" office:value="3.0256454743534" calcext:value-type="float">
            <text:p>3,025645474353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table:formula="of:=2223.311+1626.404+553.209" office:value-type="float" office:value="4402.924" calcext:value-type="float">
            <text:p>4402,924</text:p>
          </table:table-cell>
          <table:table-cell office:value-type="float" office:value="77.025" calcext:value-type="float">
            <text:p>77,025</text:p>
          </table:table-cell>
          <table:table-cell table:formula="of:=((530*[.C64]/1000*[.D64]/1000*[.D64]/1000)*1.084)/4" office:value-type="float" office:value="3.75188711890283" calcext:value-type="float">
            <text:p>3,7518871189028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table:formula="of:=1933.535+2323.357" office:value-type="float" office:value="4256.892" calcext:value-type="float">
            <text:p>4256,892</text:p>
          </table:table-cell>
          <table:table-cell table:formula="of:=101.57" office:value-type="float" office:value="101.57" calcext:value-type="float">
            <text:p>101,57</text:p>
          </table:table-cell>
          <table:table-cell table:formula="of:=((530*[.C65]/1000*[.D65]/1000*[.D65]/1000)*1.084)/4" office:value-type="float" office:value="6.30766612530367" calcext:value-type="float">
            <text:p>6,30766612530367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omnivoro</text:p>
          </table:table-cell>
          <table:table-cell office:value-type="float" office:value="1549.798" calcext:value-type="float">
            <text:p>1549,798</text:p>
          </table:table-cell>
          <table:table-cell office:value-type="float" office:value="75.057" calcext:value-type="float">
            <text:p>75,057</text:p>
          </table:table-cell>
          <table:table-cell table:formula="of:=((530*[.C66]/1000*[.D66]/1000*[.D66]/1000)*1.084)/4" office:value-type="float" office:value="1.25401479464336" calcext:value-type="float">
            <text:p>1,25401479464336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omnivoro</text:p>
          </table:table-cell>
          <table:table-cell office:value-type="float" office:value="5007.876" calcext:value-type="float">
            <text:p>5007,876</text:p>
          </table:table-cell>
          <table:table-cell office:value-type="float" office:value="125.277" calcext:value-type="float">
            <text:p>125,277</text:p>
          </table:table-cell>
          <table:table-cell table:formula="of:=((530*[.C67]/1000*[.D67]/1000*[.D67]/1000)*1.084)/4" office:value-type="float" office:value="11.2886346317737" calcext:value-type="float">
            <text:p>11,2886346317737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office:value-type="float" office:value="3022.685" calcext:value-type="float">
            <text:p>3022,685</text:p>
          </table:table-cell>
          <table:table-cell office:value-type="float" office:value="106.066" calcext:value-type="float">
            <text:p>106,066</text:p>
          </table:table-cell>
          <table:table-cell table:formula="of:=((530*[.C68]/1000*[.D68]/1000*[.D68]/1000)*1.084)/4" office:value-type="float" office:value="4.88416619165129" calcext:value-type="float">
            <text:p>4,88416619165129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office:value-type="float" office:value="3482.198" calcext:value-type="float">
            <text:p>3482,198</text:p>
          </table:table-cell>
          <table:table-cell office:value-type="float" office:value="87.896" calcext:value-type="float">
            <text:p>87,896</text:p>
          </table:table-cell>
          <table:table-cell table:formula="of:=((530*[.C69]/1000*[.D69]/1000*[.D69]/1000)*1.084)/4" office:value-type="float" office:value="3.86399757544506" calcext:value-type="float">
            <text:p>3,86399757544506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office:value-type="float" office:value="3973.851" calcext:value-type="float">
            <text:p>3973,851</text:p>
          </table:table-cell>
          <table:table-cell office:value-type="float" office:value="114.413" calcext:value-type="float">
            <text:p>114,413</text:p>
          </table:table-cell>
          <table:table-cell table:formula="of:=((530*[.C70]/1000*[.D70]/1000*[.D70]/1000)*1.084)/4" office:value-type="float" office:value="7.47149458842573" calcext:value-type="float">
            <text:p>7,4714945884257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office:value-type="float" office:value="3144.755" calcext:value-type="float">
            <text:p>3144,755</text:p>
          </table:table-cell>
          <table:table-cell office:value-type="float" office:value="116.741" calcext:value-type="float">
            <text:p>116,741</text:p>
          </table:table-cell>
          <table:table-cell table:formula="of:=((530*[.C71]/1000*[.D71]/1000*[.D71]/1000)*1.084)/4" office:value-type="float" office:value="6.15571911893944" calcext:value-type="float">
            <text:p>6,1557191189394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office:value-type="float" office:value="3549.644" calcext:value-type="float">
            <text:p>3549,644</text:p>
          </table:table-cell>
          <table:table-cell office:value-type="float" office:value="129.696" calcext:value-type="float">
            <text:p>129,696</text:p>
          </table:table-cell>
          <table:table-cell table:formula="of:=((530*[.C72]/1000*[.D72]/1000*[.D72]/1000)*1.084)/4" office:value-type="float" office:value="8.57596744394875" calcext:value-type="float">
            <text:p>8,5759674439487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office:value-type="float" office:value="4277.415" calcext:value-type="float">
            <text:p>4277,415</text:p>
          </table:table-cell>
          <table:table-cell office:value-type="float" office:value="92.515" calcext:value-type="float">
            <text:p>92,515</text:p>
          </table:table-cell>
          <table:table-cell table:formula="of:=((530*[.C73]/1000*[.D73]/1000*[.D73]/1000)*1.084)/4" office:value-type="float" office:value="5.25836652905561" calcext:value-type="float">
            <text:p>5,2583665290556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1978.129/2" office:value-type="float" office:value="989.0645" calcext:value-type="float">
            <text:p>989,0645</text:p>
          </table:table-cell>
          <table:table-cell table:formula="of:=138.694/2" office:value-type="float" office:value="69.347" calcext:value-type="float">
            <text:p>69,347</text:p>
          </table:table-cell>
          <table:table-cell table:formula="of:=((530*[.C74]/1000*[.D74]/1000*[.D74]/1000)*1.084)/4" office:value-type="float" office:value="0.683164248313487" calcext:value-type="float">
            <text:p>0,683164248313487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3130.374/2" office:value-type="float" office:value="1565.187" calcext:value-type="float">
            <text:p>1565,187</text:p>
          </table:table-cell>
          <table:table-cell table:formula="of:=117.925/2" office:value-type="float" office:value="58.9625" calcext:value-type="float">
            <text:p>58,9625</text:p>
          </table:table-cell>
          <table:table-cell table:formula="of:=((530*[.C75]/1000*[.D75]/1000*[.D75]/1000)*1.084)/4" office:value-type="float" office:value="0.781561524049607" calcext:value-type="float">
            <text:p>0,781561524049607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3026.262/2" office:value-type="float" office:value="1513.131" calcext:value-type="float">
            <text:p>1513,131</text:p>
          </table:table-cell>
          <table:table-cell table:formula="of:=91.477/2" office:value-type="float" office:value="45.7385" calcext:value-type="float">
            <text:p>45,7385</text:p>
          </table:table-cell>
          <table:table-cell table:formula="of:=((530*[.C76]/1000*[.D76]/1000*[.D76]/1000)*1.084)/4" office:value-type="float" office:value="0.454658719953592" calcext:value-type="float">
            <text:p>0,45465871995359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2783.061/2" office:value-type="float" office:value="1391.5305" calcext:value-type="float">
            <text:p>1391,5305</text:p>
          </table:table-cell>
          <table:table-cell table:formula="of:=101.465/2" office:value-type="float" office:value="50.7325" calcext:value-type="float">
            <text:p>50,7325</text:p>
          </table:table-cell>
          <table:table-cell table:formula="of:=((530*[.C77]/1000*[.D77]/1000*[.D77]/1000)*1.084)/4" office:value-type="float" office:value="0.514411203143106" calcext:value-type="float">
            <text:p>0,514411203143106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3243.332/2" office:value-type="float" office:value="1621.666" calcext:value-type="float">
            <text:p>1621,666</text:p>
          </table:table-cell>
          <table:table-cell table:formula="of:=100.173/2" office:value-type="float" office:value="50.0865" calcext:value-type="float">
            <text:p>50,0865</text:p>
          </table:table-cell>
          <table:table-cell table:formula="of:=((530*[.C78]/1000*[.D78]/1000*[.D78]/1000)*1.084)/4" office:value-type="float" office:value="0.584316218742396" calcext:value-type="float">
            <text:p>0,584316218742396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3120.134/2" office:value-type="float" office:value="1560.067" calcext:value-type="float">
            <text:p>1560,067</text:p>
          </table:table-cell>
          <table:table-cell table:formula="of:=118.439/2" office:value-type="float" office:value="59.2195" calcext:value-type="float">
            <text:p>59,2195</text:p>
          </table:table-cell>
          <table:table-cell table:formula="of:=((530*[.C79]/1000*[.D79]/1000*[.D79]/1000)*1.084)/4" office:value-type="float" office:value="0.785810600892941" calcext:value-type="float">
            <text:p>0,78581060089294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2680.872/2" office:value-type="float" office:value="1340.436" calcext:value-type="float">
            <text:p>1340,436</text:p>
          </table:table-cell>
          <table:table-cell table:formula="of:=116.667/2" office:value-type="float" office:value="58.3335" calcext:value-type="float">
            <text:p>58,3335</text:p>
          </table:table-cell>
          <table:table-cell table:formula="of:=((530*[.C80]/1000*[.D80]/1000*[.D80]/1000)*1.084)/4" office:value-type="float" office:value="0.655129737424122" calcext:value-type="float">
            <text:p>0,65512973742412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2976.473/2" office:value-type="float" office:value="1488.2365" calcext:value-type="float">
            <text:p>1488,2365</text:p>
          </table:table-cell>
          <table:table-cell table:formula="of:=37.272/2" office:value-type="float" office:value="18.636" calcext:value-type="float">
            <text:p>18,636</text:p>
          </table:table-cell>
          <table:table-cell table:formula="of:=((530*[.C81]/1000*[.D81]/1000*[.D81]/1000)*1.084)/4" office:value-type="float" office:value="0.0742373593929961" calcext:value-type="float">
            <text:p>0,074237359392996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3959.217/2" office:value-type="float" office:value="1979.6085" calcext:value-type="float">
            <text:p>1979,6085</text:p>
          </table:table-cell>
          <table:table-cell table:formula="of:=125.069/2" office:value-type="float" office:value="62.5345" calcext:value-type="float">
            <text:p>62,5345</text:p>
          </table:table-cell>
          <table:table-cell table:formula="of:=((530*[.C82]/1000*[.D82]/1000*[.D82]/1000)*1.084)/4" office:value-type="float" office:value="1.11189514493071" calcext:value-type="float">
            <text:p>1,1118951449307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1413.189/2" office:value-type="float" office:value="706.5945" calcext:value-type="float">
            <text:p>706,5945</text:p>
          </table:table-cell>
          <table:table-cell table:formula="of:=126.724/2" office:value-type="float" office:value="63.362" calcext:value-type="float">
            <text:p>63,362</text:p>
          </table:table-cell>
          <table:table-cell table:formula="of:=((530*[.C83]/1000*[.D83]/1000*[.D83]/1000)*1.084)/4" office:value-type="float" office:value="0.407448916666819" calcext:value-type="float">
            <text:p>0,407448916666819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2958.988/2" office:value-type="float" office:value="1479.494" calcext:value-type="float">
            <text:p>1479,494</text:p>
          </table:table-cell>
          <table:table-cell table:formula="of:=152.866/2" office:value-type="float" office:value="76.433" calcext:value-type="float">
            <text:p>76,433</text:p>
          </table:table-cell>
          <table:table-cell table:formula="of:=((530*[.C84]/1000*[.D84]/1000*[.D84]/1000)*1.084)/4" office:value-type="float" office:value="1.24142412446277" calcext:value-type="float">
            <text:p>1,24142412446277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1943.606/2" office:value-type="float" office:value="971.803" calcext:value-type="float">
            <text:p>971,803</text:p>
          </table:table-cell>
          <table:table-cell table:formula="of:=83.333/2" office:value-type="float" office:value="41.6665" calcext:value-type="float">
            <text:p>41,6665</text:p>
          </table:table-cell>
          <table:table-cell table:formula="of:=((530*[.C85]/1000*[.D85]/1000*[.D85]/1000)*1.084)/4" office:value-type="float" office:value="0.242324562937004" calcext:value-type="float">
            <text:p>0,24232456293700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3371.938/2" office:value-type="float" office:value="1685.969" calcext:value-type="float">
            <text:p>1685,969</text:p>
          </table:table-cell>
          <table:table-cell table:formula="of:=113.132/2" office:value-type="float" office:value="56.566" calcext:value-type="float">
            <text:p>56,566</text:p>
          </table:table-cell>
          <table:table-cell table:formula="of:=((530*[.C86]/1000*[.D86]/1000*[.D86]/1000)*1.084)/4" office:value-type="float" office:value="0.774828673261928" calcext:value-type="float">
            <text:p>0,77482867326192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3236.453/2" office:value-type="float" office:value="1618.2265" calcext:value-type="float">
            <text:p>1618,2265</text:p>
          </table:table-cell>
          <table:table-cell table:formula="of:=122.127/2" office:value-type="float" office:value="61.0635" calcext:value-type="float">
            <text:p>61,0635</text:p>
          </table:table-cell>
          <table:table-cell table:formula="of:=((530*[.C87]/1000*[.D87]/1000*[.D87]/1000)*1.084)/4" office:value-type="float" office:value="0.866658210868713" calcext:value-type="float">
            <text:p>0,86665821086871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1615.118/2" office:value-type="float" office:value="807.559" calcext:value-type="float">
            <text:p>807,559</text:p>
          </table:table-cell>
          <table:table-cell table:formula="of:=79.413/2" office:value-type="float" office:value="39.7065" calcext:value-type="float">
            <text:p>39,7065</text:p>
          </table:table-cell>
          <table:table-cell table:formula="of:=((530*[.C88]/1000*[.D88]/1000*[.D88]/1000)*1.084)/4" office:value-type="float" office:value="0.182870072149152" calcext:value-type="float">
            <text:p>0,18287007214915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3413.653/2" office:value-type="float" office:value="1706.8265" calcext:value-type="float">
            <text:p>1706,8265</text:p>
          </table:table-cell>
          <table:table-cell table:formula="of:=167.964/2" office:value-type="float" office:value="83.982" calcext:value-type="float">
            <text:p>83,982</text:p>
          </table:table-cell>
          <table:table-cell table:formula="of:=((530*[.C89]/1000*[.D89]/1000*[.D89]/1000)*1.084)/4" office:value-type="float" office:value="1.72904765613865" calcext:value-type="float">
            <text:p>1,7290476561386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office:value-type="float" office:value="2683.822" calcext:value-type="float">
            <text:p>2683,822</text:p>
          </table:table-cell>
          <table:table-cell office:value-type="float" office:value="72.768" calcext:value-type="float">
            <text:p>72,768</text:p>
          </table:table-cell>
          <table:table-cell table:formula="of:=((530*[.C90]/1000*[.D90]/1000*[.D90]/1000)*1.084)/4" office:value-type="float" office:value="2.04117267772309" calcext:value-type="float">
            <text:p>2,04117267772309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table:formula="of:=2343.319+3010.085" office:value-type="float" office:value="5353.404" calcext:value-type="float">
            <text:p>5353,404</text:p>
          </table:table-cell>
          <table:table-cell office:value-type="float" office:value="92.515" calcext:value-type="float">
            <text:p>92,515</text:p>
          </table:table-cell>
          <table:table-cell table:formula="of:=((530*[.C91]/1000*[.D91]/1000*[.D91]/1000)*1.084)/4" office:value-type="float" office:value="6.58111509173471" calcext:value-type="float">
            <text:p>6,5811150917347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omnivoro</text:p>
          </table:table-cell>
          <table:table-cell table:formula="of:=2250.932+2966.453" office:value-type="float" office:value="5217.385" calcext:value-type="float">
            <text:p>5217,385</text:p>
          </table:table-cell>
          <table:table-cell office:value-type="float" office:value="108.093" calcext:value-type="float">
            <text:p>108,093</text:p>
          </table:table-cell>
          <table:table-cell table:formula="of:=((530*[.C92]/1000*[.D92]/1000*[.D92]/1000)*1.084)/4" office:value-type="float" office:value="8.75574664636601" calcext:value-type="float">
            <text:p>8,7557466463660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table:formula="of:=2704.835+2816.768" office:value-type="float" office:value="5521.603" calcext:value-type="float">
            <text:p>5521,603</text:p>
          </table:table-cell>
          <table:table-cell office:value-type="float" office:value="102.486" calcext:value-type="float">
            <text:p>102,486</text:p>
          </table:table-cell>
          <table:table-cell table:formula="of:=((530*[.C93]/1000*[.D93]/1000*[.D93]/1000)*1.084)/4" office:value-type="float" office:value="8.32989303308175" calcext:value-type="float">
            <text:p>8,3298930330817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table:formula="of:=1949.262+2110.217" office:value-type="float" office:value="4059.479" calcext:value-type="float">
            <text:p>4059,479</text:p>
          </table:table-cell>
          <table:table-cell office:value-type="float" office:value="86.703" calcext:value-type="float">
            <text:p>86,703</text:p>
          </table:table-cell>
          <table:table-cell table:formula="of:=((530*[.C94]/1000*[.D94]/1000*[.D94]/1000)*1.084)/4" office:value-type="float" office:value="4.38312351392145" calcext:value-type="float">
            <text:p>4,3831235139214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table:formula="of:=1988.15+1999.954" office:value-type="float" office:value="3988.104" calcext:value-type="float">
            <text:p>3988,104</text:p>
          </table:table-cell>
          <table:table-cell office:value-type="float" office:value="54.167" calcext:value-type="float">
            <text:p>54,167</text:p>
          </table:table-cell>
          <table:table-cell table:formula="of:=((530*[.C95]/1000*[.D95]/1000*[.D95]/1000)*1.084)/4" office:value-type="float" office:value="1.68066517798978" calcext:value-type="float">
            <text:p>1,6806651779897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omnivoro</text:p>
          </table:table-cell>
          <table:table-cell table:formula="of:=1978.473+2955.874" office:value-type="float" office:value="4934.347" calcext:value-type="float">
            <text:p>4934,347</text:p>
          </table:table-cell>
          <table:table-cell office:value-type="float" office:value="79.276" calcext:value-type="float">
            <text:p>79,276</text:p>
          </table:table-cell>
          <table:table-cell table:formula="of:=((530*[.C96]/1000*[.D96]/1000*[.D96]/1000)*1.084)/4" office:value-type="float" office:value="4.45408300078158" calcext:value-type="float">
            <text:p>4,4540830007815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table:formula="of:=2187.274+3559.6" office:value-type="float" office:value="5746.874" calcext:value-type="float">
            <text:p>5746,874</text:p>
          </table:table-cell>
          <table:table-cell office:value-type="float" office:value="64.465" calcext:value-type="float">
            <text:p>64,465</text:p>
          </table:table-cell>
          <table:table-cell table:formula="of:=((530*[.C97]/1000*[.D97]/1000*[.D97]/1000)*1.084)/4" office:value-type="float" office:value="3.43024239236168" calcext:value-type="float">
            <text:p>3,4302423923616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omnivoro</text:p>
          </table:table-cell>
          <table:table-cell table:formula="of:=2539.617+1979.117" office:value-type="float" office:value="4518.734" calcext:value-type="float">
            <text:p>4518,734</text:p>
          </table:table-cell>
          <table:table-cell office:value-type="float" office:value="93.169" calcext:value-type="float">
            <text:p>93,169</text:p>
          </table:table-cell>
          <table:table-cell table:formula="of:=((530*[.C98]/1000*[.D98]/1000*[.D98]/1000)*1.084)/4" office:value-type="float" office:value="5.63384384917222" calcext:value-type="float">
            <text:p>5,6338438491722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predador</text:p>
          </table:table-cell>
          <table:table-cell office:value-type="float" office:value="2706.329" calcext:value-type="float">
            <text:p>2706,329</text:p>
          </table:table-cell>
          <table:table-cell office:value-type="float" office:value="106.23" calcext:value-type="float">
            <text:p>106,23</text:p>
          </table:table-cell>
          <table:table-cell table:formula="of:=((530*[.C99]/1000*[.D99]/1000*[.D99]/1000)*1.084)/4" office:value-type="float" office:value="4.38652000908954" calcext:value-type="float">
            <text:p>4,3865200090895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predador</text:p>
          </table:table-cell>
          <table:table-cell office:value-type="float" office:value="2709.37" calcext:value-type="float">
            <text:p>2709,37</text:p>
          </table:table-cell>
          <table:table-cell office:value-type="float" office:value="129.167" calcext:value-type="float">
            <text:p>129,167</text:p>
          </table:table-cell>
          <table:table-cell table:formula="of:=((530*[.C100]/1000*[.D100]/1000*[.D100]/1000)*1.084)/4" office:value-type="float" office:value="6.4925697493018" calcext:value-type="float">
            <text:p>6,492569749301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predador</text:p>
          </table:table-cell>
          <table:table-cell office:value-type="float" office:value="2030.398" calcext:value-type="float">
            <text:p>2030,398</text:p>
          </table:table-cell>
          <table:table-cell office:value-type="float" office:value="76.83" calcext:value-type="float">
            <text:p>76,83</text:p>
          </table:table-cell>
          <table:table-cell table:formula="of:=((530*[.C101]/1000*[.D101]/1000*[.D101]/1000)*1.084)/4" office:value-type="float" office:value="1.72142459546184" calcext:value-type="float">
            <text:p>1,7214245954618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predador</text:p>
          </table:table-cell>
          <table:table-cell table:formula="of:=3262.702/2" office:value-type="float" office:value="1631.351" calcext:value-type="float">
            <text:p>1631,351</text:p>
          </table:table-cell>
          <table:table-cell table:formula="of:=170.222/2" office:value-type="float" office:value="85.111" calcext:value-type="float">
            <text:p>85,111</text:p>
          </table:table-cell>
          <table:table-cell table:formula="of:=((530*[.C102]/1000*[.D102]/1000*[.D102]/1000)*1.084)/4" office:value-type="float" office:value="1.69732090580013" calcext:value-type="float">
            <text:p>1,6973209058001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office:value-type="float" office:value="1632.517" calcext:value-type="float">
            <text:p>1632,517</text:p>
          </table:table-cell>
          <table:table-cell office:value-type="float" office:value="56.713" calcext:value-type="float">
            <text:p>56,713</text:p>
          </table:table-cell>
          <table:table-cell table:formula="of:=((530*[.C103]/1000*[.D103]/1000*[.D103]/1000)*1.084)/4" office:value-type="float" office:value="0.754168024805578" calcext:value-type="float">
            <text:p>0,754168024805578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office:value-type="float" office:value="2134.852" calcext:value-type="float">
            <text:p>2134,852</text:p>
          </table:table-cell>
          <table:table-cell office:value-type="float" office:value="73.756" calcext:value-type="float">
            <text:p>73,756</text:p>
          </table:table-cell>
          <table:table-cell table:formula="of:=((530*[.C104]/1000*[.D104]/1000*[.D104]/1000)*1.084)/4" office:value-type="float" office:value="1.66804454564142" calcext:value-type="float">
            <text:p>1,6680445456414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office:value-type="float" office:value="2190.384" calcext:value-type="float">
            <text:p>2190,384</text:p>
          </table:table-cell>
          <table:table-cell office:value-type="float" office:value="77.827" calcext:value-type="float">
            <text:p>77,827</text:p>
          </table:table-cell>
          <table:table-cell table:formula="of:=((530*[.C105]/1000*[.D105]/1000*[.D105]/1000)*1.084)/4" office:value-type="float" office:value="1.90557479126036" calcext:value-type="float">
            <text:p>1,90557479126036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office:value-type="float" office:value="4328.804" calcext:value-type="float">
            <text:p>4328,804</text:p>
          </table:table-cell>
          <table:table-cell office:value-type="float" office:value="157.493" calcext:value-type="float">
            <text:p>157,493</text:p>
          </table:table-cell>
          <table:table-cell table:formula="of:=((530*[.C106]/1000*[.D106]/1000*[.D106]/1000)*1.084)/4" office:value-type="float" office:value="15.421818732811" calcext:value-type="float">
            <text:p>15,42181873281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office:value-type="float" office:value="2424.947" calcext:value-type="float">
            <text:p>2424,947</text:p>
          </table:table-cell>
          <table:table-cell office:value-type="float" office:value="53.666" calcext:value-type="float">
            <text:p>53,666</text:p>
          </table:table-cell>
          <table:table-cell table:formula="of:=((530*[.C107]/1000*[.D107]/1000*[.D107]/1000)*1.084)/4" office:value-type="float" office:value="1.00310377347926" calcext:value-type="float">
            <text:p>1,00310377347926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office:value-type="float" office:value="1971.38" calcext:value-type="float">
            <text:p>1971,38</text:p>
          </table:table-cell>
          <table:table-cell office:value-type="float" office:value="77.421" calcext:value-type="float">
            <text:p>77,421</text:p>
          </table:table-cell>
          <table:table-cell table:formula="of:=((530*[.C108]/1000*[.D108]/1000*[.D108]/1000)*1.084)/4" office:value-type="float" office:value="1.69720014342499" calcext:value-type="float">
            <text:p>1,69720014342499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office:value-type="float" office:value="5191.599" calcext:value-type="float">
            <text:p>5191,599</text:p>
          </table:table-cell>
          <table:table-cell office:value-type="float" office:value="174.929" calcext:value-type="float">
            <text:p>174,929</text:p>
          </table:table-cell>
          <table:table-cell table:formula="of:=((530*[.C109]/1000*[.D109]/1000*[.D109]/1000)*1.084)/4" office:value-type="float" office:value="22.8175981590459" calcext:value-type="float">
            <text:p>22,8175981590459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office:value-type="float" office:value="2442.394" calcext:value-type="float">
            <text:p>2442,394</text:p>
          </table:table-cell>
          <table:table-cell office:value-type="float" office:value="96.187" calcext:value-type="float">
            <text:p>96,187</text:p>
          </table:table-cell>
          <table:table-cell table:formula="of:=((530*[.C110]/1000*[.D110]/1000*[.D110]/1000)*1.084)/4" office:value-type="float" office:value="3.24558990689654" calcext:value-type="float">
            <text:p>3,24558990689654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office:value-type="float" office:value="1082.912" calcext:value-type="float">
            <text:p>1082,912</text:p>
          </table:table-cell>
          <table:table-cell office:value-type="float" office:value="84.481" calcext:value-type="float">
            <text:p>84,481</text:p>
          </table:table-cell>
          <table:table-cell table:formula="of:=((530*[.C111]/1000*[.D111]/1000*[.D111]/1000)*1.084)/4" office:value-type="float" office:value="1.11008547120354" calcext:value-type="float">
            <text:p>1,11008547120354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table:formula="of:=3660.771/2" office:value-type="float" office:value="1830.3855" calcext:value-type="float">
            <text:p>1830,3855</text:p>
          </table:table-cell>
          <table:table-cell table:formula="of:=156/2" office:value-type="float" office:value="78" calcext:value-type="float">
            <text:p>78</text:p>
          </table:table-cell>
          <table:table-cell table:formula="of:=((530*[.C112]/1000*[.D112]/1000*[.D112]/1000)*1.084)/4" office:value-type="float" office:value="1.59947307081666" calcext:value-type="float">
            <text:p>1,59947307081666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table:formula="of:=3465.741/2" office:value-type="float" office:value="1732.8705" calcext:value-type="float">
            <text:p>1732,8705</text:p>
          </table:table-cell>
          <table:table-cell table:formula="of:=229.73/2" office:value-type="float" office:value="114.865" calcext:value-type="float">
            <text:p>114,865</text:p>
          </table:table-cell>
          <table:table-cell table:formula="of:=((530*[.C113]/1000*[.D113]/1000*[.D113]/1000)*1.084)/4" office:value-type="float" office:value="3.28387564518917" calcext:value-type="float">
            <text:p>3,28387564518917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table:formula="of:=4799.652/2" office:value-type="float" office:value="2399.826" calcext:value-type="float">
            <text:p>2399,826</text:p>
          </table:table-cell>
          <table:table-cell table:formula="of:=186.869/2" office:value-type="float" office:value="93.4345" calcext:value-type="float">
            <text:p>93,4345</text:p>
          </table:table-cell>
          <table:table-cell table:formula="of:=((530*[.C114]/1000*[.D114]/1000*[.D114]/1000)*1.084)/4" office:value-type="float" office:value="3.00911957898135" calcext:value-type="float">
            <text:p>3,00911957898135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2841.737/2" office:value-type="float" office:value="1420.8685" calcext:value-type="float">
            <text:p>1420,8685</text:p>
          </table:table-cell>
          <table:table-cell table:formula="of:=145.121/2" office:value-type="float" office:value="72.5605" calcext:value-type="float">
            <text:p>72,5605</text:p>
          </table:table-cell>
          <table:table-cell table:formula="of:=((530*[.C115]/1000*[.D115]/1000*[.D115]/1000)*1.084)/4" office:value-type="float" office:value="1.0744830778452" calcext:value-type="float">
            <text:p>1,074483077845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table:formula="of:=4912.714/2" office:value-type="float" office:value="2456.357" calcext:value-type="float">
            <text:p>2456,357</text:p>
          </table:table-cell>
          <table:table-cell table:formula="of:=182.779/2" office:value-type="float" office:value="91.3895" calcext:value-type="float">
            <text:p>91,3895</text:p>
          </table:table-cell>
          <table:table-cell table:formula="of:=((530*[.C116]/1000*[.D116]/1000*[.D116]/1000)*1.084)/4" office:value-type="float" office:value="2.94665471780341" calcext:value-type="float">
            <text:p>2,9466547178034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table:formula="of:=4013.225/2" office:value-type="float" office:value="2006.6125" calcext:value-type="float">
            <text:p>2006,6125</text:p>
          </table:table-cell>
          <table:table-cell table:formula="of:=172.754/2" office:value-type="float" office:value="86.377" calcext:value-type="float">
            <text:p>86,377</text:p>
          </table:table-cell>
          <table:table-cell table:formula="of:=((530*[.C117]/1000*[.D117]/1000*[.D117]/1000)*1.084)/4" office:value-type="float" office:value="2.15032897217339" calcext:value-type="float">
            <text:p>2,15032897217339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table:formula="of:=4530.588/2" office:value-type="float" office:value="2265.294" calcext:value-type="float">
            <text:p>2265,294</text:p>
          </table:table-cell>
          <table:table-cell table:formula="of:=170.658/2" office:value-type="float" office:value="85.329" calcext:value-type="float">
            <text:p>85,329</text:p>
          </table:table-cell>
          <table:table-cell table:formula="of:=((530*[.C118]/1000*[.D118]/1000*[.D118]/1000)*1.084)/4" office:value-type="float" office:value="2.36898901659032" calcext:value-type="float">
            <text:p>2,3689890165903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table:formula="of:=4240.323/2" office:value-type="float" office:value="2120.1615" calcext:value-type="float">
            <text:p>2120,1615</text:p>
          </table:table-cell>
          <table:table-cell table:formula="of:=177.279/2" office:value-type="float" office:value="88.6395" calcext:value-type="float">
            <text:p>88,6395</text:p>
          </table:table-cell>
          <table:table-cell table:formula="of:=((530*[.C119]/1000*[.D119]/1000*[.D119]/1000)*1.084)/4" office:value-type="float" office:value="2.39259229375929" calcext:value-type="float">
            <text:p>2,39259229375929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table:formula="of:=3127.06/2" office:value-type="float" office:value="1563.53" calcext:value-type="float">
            <text:p>1563,53</text:p>
          </table:table-cell>
          <table:table-cell table:formula="of:=182.779/2" office:value-type="float" office:value="91.3895" calcext:value-type="float">
            <text:p>91,3895</text:p>
          </table:table-cell>
          <table:table-cell table:formula="of:=((530*[.C120]/1000*[.D120]/1000*[.D120]/1000)*1.084)/4" office:value-type="float" office:value="1.87561622798607" calcext:value-type="float">
            <text:p>1,87561622798607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table:formula="of:=7240.871/2" office:value-type="float" office:value="3620.4355" calcext:value-type="float">
            <text:p>3620,4355</text:p>
          </table:table-cell>
          <table:table-cell table:formula="of:=330.436/2" office:value-type="float" office:value="165.218" calcext:value-type="float">
            <text:p>165,218</text:p>
          </table:table-cell>
          <table:table-cell table:formula="of:=((530*[.C121]/1000*[.D121]/1000*[.D121]/1000)*1.084)/4" office:value-type="float" office:value="14.1945195216026" calcext:value-type="float">
            <text:p>14,1945195216026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3210.604/2" office:value-type="float" office:value="1605.302" calcext:value-type="float">
            <text:p>1605,302</text:p>
          </table:table-cell>
          <table:table-cell table:formula="of:=142.302/2" office:value-type="float" office:value="71.151" calcext:value-type="float">
            <text:p>71,151</text:p>
          </table:table-cell>
          <table:table-cell table:formula="of:=((530*[.C122]/1000*[.D122]/1000*[.D122]/1000)*1.084)/4" office:value-type="float" office:value="1.16725011087449" calcext:value-type="float">
            <text:p>1,16725011087449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table:formula="of:=4226.859/2" office:value-type="float" office:value="2113.4295" calcext:value-type="float">
            <text:p>2113,4295</text:p>
          </table:table-cell>
          <table:table-cell table:formula="of:=115.412/2" office:value-type="float" office:value="57.706" calcext:value-type="float">
            <text:p>57,706</text:p>
          </table:table-cell>
          <table:table-cell table:formula="of:=((530*[.C123]/1000*[.D123]/1000*[.D123]/1000)*1.084)/4" office:value-type="float" office:value="1.01082242576785" calcext:value-type="float">
            <text:p>1,01082242576785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table:formula="of:=3434.464/2" office:value-type="float" office:value="1717.232" calcext:value-type="float">
            <text:p>1717,232</text:p>
          </table:table-cell>
          <table:table-cell table:formula="of:=134.164/2" office:value-type="float" office:value="67.082" calcext:value-type="float">
            <text:p>67,082</text:p>
          </table:table-cell>
          <table:table-cell table:formula="of:=((530*[.C124]/1000*[.D124]/1000*[.D124]/1000)*1.084)/4" office:value-type="float" office:value="1.10990584341553" calcext:value-type="float">
            <text:p>1,1099058434155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table:formula="of:=3116.61/2" office:value-type="float" office:value="1558.305" calcext:value-type="float">
            <text:p>1558,305</text:p>
          </table:table-cell>
          <table:table-cell table:formula="of:=121.342/2" office:value-type="float" office:value="60.671" calcext:value-type="float">
            <text:p>60,671</text:p>
          </table:table-cell>
          <table:table-cell table:formula="of:=((530*[.C125]/1000*[.D125]/1000*[.D125]/1000)*1.084)/4" office:value-type="float" office:value="0.823872356219198" calcext:value-type="float">
            <text:p>0,823872356219198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table:formula="of:=3615.749/2" office:value-type="float" office:value="1807.8745" calcext:value-type="float">
            <text:p>1807,8745</text:p>
          </table:table-cell>
          <table:table-cell table:formula="of:=186.097/2" office:value-type="float" office:value="93.0485" calcext:value-type="float">
            <text:p>93,0485</text:p>
          </table:table-cell>
          <table:table-cell table:formula="of:=((530*[.C126]/1000*[.D126]/1000*[.D126]/1000)*1.084)/4" office:value-type="float" office:value="2.24818575874056" calcext:value-type="float">
            <text:p>2,24818575874056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table:formula="of:=2746.052/2" office:value-type="float" office:value="1373.026" calcext:value-type="float">
            <text:p>1373,026</text:p>
          </table:table-cell>
          <table:table-cell table:formula="of:=186/2" office:value-type="float" office:value="93" calcext:value-type="float">
            <text:p>93</text:p>
          </table:table-cell>
          <table:table-cell table:formula="of:=((530*[.C127]/1000*[.D127]/1000*[.D127]/1000)*1.084)/4" office:value-type="float" office:value="1.70564960816262" calcext:value-type="float">
            <text:p>1,7056496081626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table:formula="of:=3246.003/2" office:value-type="float" office:value="1623.0015" calcext:value-type="float">
            <text:p>1623,0015</text:p>
          </table:table-cell>
          <table:table-cell table:formula="of:=145.121" office:value-type="float" office:value="145.121" calcext:value-type="float">
            <text:p>145,121</text:p>
          </table:table-cell>
          <table:table-cell table:formula="of:=((530*[.C128]/1000*[.D128]/1000*[.D128]/1000)*1.084)/4" office:value-type="float" office:value="4.90935690971367" calcext:value-type="float">
            <text:p>4,90935690971367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table:formula="of:=5087.333/2" office:value-type="float" office:value="2543.6665" calcext:value-type="float">
            <text:p>2543,6665</text:p>
          </table:table-cell>
          <table:table-cell table:formula="of:=206.194/2" office:value-type="float" office:value="103.097" calcext:value-type="float">
            <text:p>103,097</text:p>
          </table:table-cell>
          <table:table-cell table:formula="of:=((530*[.C129]/1000*[.D129]/1000*[.D129]/1000)*1.084)/4" office:value-type="float" office:value="3.88326820465493" calcext:value-type="float">
            <text:p>3,8832682046549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office:value-type="float" office:value="3887.044" calcext:value-type="float">
            <text:p>3887,044</text:p>
          </table:table-cell>
          <table:table-cell office:value-type="float" office:value="116.499" calcext:value-type="float">
            <text:p>116,499</text:p>
          </table:table-cell>
          <table:table-cell table:formula="of:=((530*[.C130]/1000*[.D130]/1000*[.D130]/1000)*1.084)/4" office:value-type="float" office:value="7.57720456415234" calcext:value-type="float">
            <text:p>7,57720456415234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office:value-type="float" office:value="4273.404" calcext:value-type="float">
            <text:p>4273,404</text:p>
          </table:table-cell>
          <table:table-cell office:value-type="float" office:value="110.635" calcext:value-type="float">
            <text:p>110,635</text:p>
          </table:table-cell>
          <table:table-cell table:formula="of:=((530*[.C131]/1000*[.D131]/1000*[.D131]/1000)*1.084)/4" office:value-type="float" office:value="7.51284092057603" calcext:value-type="float">
            <text:p>7,5128409205760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office:value-type="float" office:value="3031.031" calcext:value-type="float">
            <text:p>3031,031</text:p>
          </table:table-cell>
          <table:table-cell office:value-type="float" office:value="140.584" calcext:value-type="float">
            <text:p>140,584</text:p>
          </table:table-cell>
          <table:table-cell table:formula="of:=((530*[.C132]/1000*[.D132]/1000*[.D132]/1000)*1.084)/4" office:value-type="float" office:value="8.60413727387178" calcext:value-type="float">
            <text:p>8,60413727387178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office:value-type="float" office:value="2531.363" calcext:value-type="float">
            <text:p>2531,363</text:p>
          </table:table-cell>
          <table:table-cell office:value-type="float" office:value="140.584" calcext:value-type="float">
            <text:p>140,584</text:p>
          </table:table-cell>
          <table:table-cell table:formula="of:=((530*[.C133]/1000*[.D133]/1000*[.D133]/1000)*1.084)/4" office:value-type="float" office:value="7.18573803501181" calcext:value-type="float">
            <text:p>7,1857380350118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office:value-type="float" office:value="3181.081" calcext:value-type="float">
            <text:p>3181,081</text:p>
          </table:table-cell>
          <table:table-cell office:value-type="float" office:value="157.035" calcext:value-type="float">
            <text:p>157,035</text:p>
          </table:table-cell>
          <table:table-cell table:formula="of:=((530*[.C134]/1000*[.D134]/1000*[.D134]/1000)*1.084)/4" office:value-type="float" office:value="11.267117045694" calcext:value-type="float">
            <text:p>11,267117045694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office:value-type="float" office:value="4680.581" calcext:value-type="float">
            <text:p>4680,581</text:p>
          </table:table-cell>
          <table:table-cell office:value-type="float" office:value="160.1" calcext:value-type="float">
            <text:p>160,1</text:p>
          </table:table-cell>
          <table:table-cell table:formula="of:=((530*[.C135]/1000*[.D135]/1000*[.D135]/1000)*1.084)/4" office:value-type="float" office:value="17.2316787570555" calcext:value-type="float">
            <text:p>17,2316787570555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office:value-type="float" office:value="4129.318" calcext:value-type="float">
            <text:p>4129,318</text:p>
          </table:table-cell>
          <table:table-cell office:value-type="float" office:value="168.962" calcext:value-type="float">
            <text:p>168,962</text:p>
          </table:table-cell>
          <table:table-cell table:formula="of:=((530*[.C136]/1000*[.D136]/1000*[.D136]/1000)*1.084)/4" office:value-type="float" office:value="16.9317393021013" calcext:value-type="float">
            <text:p>16,931739302101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office:value-type="float" office:value="2742.065" calcext:value-type="float">
            <text:p>2742,065</text:p>
          </table:table-cell>
          <table:table-cell office:value-type="float" office:value="108.167" calcext:value-type="float">
            <text:p>108,167</text:p>
          </table:table-cell>
          <table:table-cell table:formula="of:=((530*[.C137]/1000*[.D137]/1000*[.D137]/1000)*1.084)/4" office:value-type="float" office:value="4.60800005317805" calcext:value-type="float">
            <text:p>4,60800005317805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office:value-type="float" office:value="3102.071" calcext:value-type="float">
            <text:p>3102,071</text:p>
          </table:table-cell>
          <table:table-cell office:value-type="float" office:value="125.284" calcext:value-type="float">
            <text:p>125,284</text:p>
          </table:table-cell>
          <table:table-cell table:formula="of:=((530*[.C138]/1000*[.D138]/1000*[.D138]/1000)*1.084)/4" office:value-type="float" office:value="6.9933959208478" calcext:value-type="float">
            <text:p>6,9933959208478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office:value-type="float" office:value="2881.223" calcext:value-type="float">
            <text:p>2881,223</text:p>
          </table:table-cell>
          <table:table-cell office:value-type="float" office:value="120" calcext:value-type="float">
            <text:p>120</text:p>
          </table:table-cell>
          <table:table-cell table:formula="of:=((530*[.C139]/1000*[.D139]/1000*[.D139]/1000)*1.084)/4" office:value-type="float" office:value="5.959152856656" calcext:value-type="float">
            <text:p>5,959152856656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office:value-type="float" office:value="3358.095" calcext:value-type="float">
            <text:p>3358,095</text:p>
          </table:table-cell>
          <table:table-cell office:value-type="float" office:value="166.817" calcext:value-type="float">
            <text:p>166,817</text:p>
          </table:table-cell>
          <table:table-cell table:formula="of:=((530*[.C140]/1000*[.D140]/1000*[.D140]/1000)*1.084)/4" office:value-type="float" office:value="13.4220468970984" calcext:value-type="float">
            <text:p>13,4220468970984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table:formula="of:=4182.493/2" office:value-type="float" office:value="2091.2465" calcext:value-type="float">
            <text:p>2091,2465</text:p>
          </table:table-cell>
          <table:table-cell table:formula="of:=162.444/2" office:value-type="float" office:value="81.222" calcext:value-type="float">
            <text:p>81,222</text:p>
          </table:table-cell>
          <table:table-cell table:formula="of:=((530*[.C141]/1000*[.D141]/1000*[.D141]/1000)*1.084)/4" office:value-type="float" office:value="1.98151674250104" calcext:value-type="float">
            <text:p>1,98151674250104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table:formula="of:=4702.923/2" office:value-type="float" office:value="2351.4615" calcext:value-type="float">
            <text:p>2351,4615</text:p>
          </table:table-cell>
          <table:table-cell table:formula="of:=161.555/2" office:value-type="float" office:value="80.7775" calcext:value-type="float">
            <text:p>80,7775</text:p>
          </table:table-cell>
          <table:table-cell table:formula="of:=((530*[.C142]/1000*[.D142]/1000*[.D142]/1000)*1.084)/4" office:value-type="float" office:value="2.20375773141637" calcext:value-type="float">
            <text:p>2,20375773141637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table:formula="of:=2976.833/2" office:value-type="float" office:value="1488.4165" calcext:value-type="float">
            <text:p>1488,4165</text:p>
          </table:table-cell>
          <table:table-cell table:formula="of:=186.676/2" office:value-type="float" office:value="93.338" calcext:value-type="float">
            <text:p>93,338</text:p>
          </table:table-cell>
          <table:table-cell table:formula="of:=((530*[.C143]/1000*[.D143]/1000*[.D143]/1000)*1.084)/4" office:value-type="float" office:value="1.86245855772915" calcext:value-type="float">
            <text:p>1,86245855772915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table:formula="of:=3673.708+3768.124" office:value-type="float" office:value="7441.832" calcext:value-type="float">
            <text:p>7441,832</text:p>
          </table:table-cell>
          <table:table-cell table:formula="of:=166.817" office:value-type="float" office:value="166.817" calcext:value-type="float">
            <text:p>166,817</text:p>
          </table:table-cell>
          <table:table-cell table:formula="of:=((530*[.C144]/1000*[.D144]/1000*[.D144]/1000)*1.084)/4" office:value-type="float" office:value="29.7444289409107" calcext:value-type="float">
            <text:p>29,7444289409107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table:formula="of:=2609.57+2662.95" office:value-type="float" office:value="5272.52" calcext:value-type="float">
            <text:p>5272,52</text:p>
          </table:table-cell>
          <table:table-cell table:formula="of:=139.169" office:value-type="float" office:value="139.169" calcext:value-type="float">
            <text:p>139,169</text:p>
          </table:table-cell>
          <table:table-cell table:formula="of:=((530*[.C145]/1000*[.D145]/1000*[.D145]/1000)*1.084)/4" office:value-type="float" office:value="14.6672403756781" calcext:value-type="float">
            <text:p>14,667240375678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table:formula="of:=4238.616/2" office:value-type="float" office:value="2119.308" calcext:value-type="float">
            <text:p>2119,308</text:p>
          </table:table-cell>
          <table:table-cell table:formula="of:=190.966/2" office:value-type="float" office:value="95.483" calcext:value-type="float">
            <text:p>95,483</text:p>
          </table:table-cell>
          <table:table-cell table:formula="of:=((530*[.C146]/1000*[.D146]/1000*[.D146]/1000)*1.084)/4" office:value-type="float" office:value="2.77518122985981" calcext:value-type="float">
            <text:p>2,7751812298598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omnivoro</text:p>
          </table:table-cell>
          <table:table-cell table:formula="of:=2338.475+3275.679" office:value-type="float" office:value="5614.154" calcext:value-type="float">
            <text:p>5614,154</text:p>
          </table:table-cell>
          <table:table-cell office:value-type="float" office:value="73.239" calcext:value-type="float">
            <text:p>73,239</text:p>
          </table:table-cell>
          <table:table-cell table:formula="of:=((530*[.C147]/1000*[.D147]/1000*[.D147]/1000)*1.084)/4" office:value-type="float" office:value="4.32528066278694" calcext:value-type="float">
            <text:p>4,32528066278694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omnivoro</text:p>
          </table:table-cell>
          <table:table-cell table:formula="of:=4037.781+4867.949" office:value-type="float" office:value="8905.73" calcext:value-type="float">
            <text:p>8905,73</text:p>
          </table:table-cell>
          <table:table-cell office:value-type="float" office:value="182.187" calcext:value-type="float">
            <text:p>182,187</text:p>
          </table:table-cell>
          <table:table-cell table:formula="of:=((530*[.C148]/1000*[.D148]/1000*[.D148]/1000)*1.084)/4" office:value-type="float" office:value="42.4570146674178" calcext:value-type="float">
            <text:p>42,4570146674178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omnivoro</text:p>
          </table:table-cell>
          <table:table-cell table:formula="of:=3254.554+2535.244" office:value-type="float" office:value="5789.798" calcext:value-type="float">
            <text:p>5789,798</text:p>
          </table:table-cell>
          <table:table-cell table:formula="of:=306.529" office:value-type="float" office:value="306.529" calcext:value-type="float">
            <text:p>306,529</text:p>
          </table:table-cell>
          <table:table-cell table:formula="of:=((530*[.C149]/1000*[.D149]/1000*[.D149]/1000)*1.084)/4" office:value-type="float" office:value="78.1360961583511" calcext:value-type="float">
            <text:p>78,136096158351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omnivoro</text:p>
          </table:table-cell>
          <table:table-cell table:formula="of:=3161.256+2985.825" office:value-type="float" office:value="6147.081" calcext:value-type="float">
            <text:p>6147,081</text:p>
          </table:table-cell>
          <table:table-cell table:formula="of:=234.307" office:value-type="float" office:value="234.307" calcext:value-type="float">
            <text:p>234,307</text:p>
          </table:table-cell>
          <table:table-cell table:formula="of:=((530*[.C150]/1000*[.D150]/1000*[.D150]/1000)*1.084)/4" office:value-type="float" office:value="48.4712950488843" calcext:value-type="float">
            <text:p>48,471295048884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omnivoro</text:p>
          </table:table-cell>
          <table:table-cell table:formula="of:=3771.599+2978.109" office:value-type="float" office:value="6749.708" calcext:value-type="float">
            <text:p>6749,708</text:p>
          </table:table-cell>
          <table:table-cell office:value-type="float" office:value="264.068" calcext:value-type="float">
            <text:p>264,068</text:p>
          </table:table-cell>
          <table:table-cell table:formula="of:=((530*[.C151]/1000*[.D151]/1000*[.D151]/1000)*1.084)/4" office:value-type="float" office:value="67.6023351872812" calcext:value-type="float">
            <text:p>67,602335187281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omnivoro</text:p>
          </table:table-cell>
          <table:table-cell table:formula="of:=3194.245+2978.109" office:value-type="float" office:value="6172.354" calcext:value-type="float">
            <text:p>6172,354</text:p>
          </table:table-cell>
          <table:table-cell office:value-type="float" office:value="296.014" calcext:value-type="float">
            <text:p>296,014</text:p>
          </table:table-cell>
          <table:table-cell table:formula="of:=((530*[.C152]/1000*[.D152]/1000*[.D152]/1000)*1.084)/4" office:value-type="float" office:value="77.6820163005724" calcext:value-type="float">
            <text:p>77,6820163005724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omnivoro</text:p>
          </table:table-cell>
          <table:table-cell office:value-type="float" office:value="2779.598" calcext:value-type="float">
            <text:p>2779,598</text:p>
          </table:table-cell>
          <table:table-cell office:value-type="float" office:value="146.479" calcext:value-type="float">
            <text:p>146,479</text:p>
          </table:table-cell>
          <table:table-cell table:formula="of:=((530*[.C153]/1000*[.D153]/1000*[.D153]/1000)*1.084)/4" office:value-type="float" office:value="8.56599632656458" calcext:value-type="float">
            <text:p>8,56599632656458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2944.718/2" office:value-type="float" office:value="1472.359" calcext:value-type="float">
            <text:p>1472,359</text:p>
          </table:table-cell>
          <table:table-cell table:formula="of:=138/2" office:value-type="float" office:value="69" calcext:value-type="float">
            <text:p>69</text:p>
          </table:table-cell>
          <table:table-cell table:formula="of:=((530*[.C154]/1000*[.D154]/1000*[.D154]/1000)*1.084)/4" office:value-type="float" office:value="1.00683210921237" calcext:value-type="float">
            <text:p>1,00683210921237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2497.12/2" office:value-type="float" office:value="1248.56" calcext:value-type="float">
            <text:p>1248,56</text:p>
          </table:table-cell>
          <table:table-cell table:formula="of:=144.125/2" office:value-type="float" office:value="72.0625" calcext:value-type="float">
            <text:p>72,0625</text:p>
          </table:table-cell>
          <table:table-cell table:formula="of:=((530*[.C155]/1000*[.D155]/1000*[.D155]/1000)*1.084)/4" office:value-type="float" office:value="0.931264884360841" calcext:value-type="float">
            <text:p>0,93126488436084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3107.593/2" office:value-type="float" office:value="1553.7965" calcext:value-type="float">
            <text:p>1553,7965</text:p>
          </table:table-cell>
          <table:table-cell table:formula="of:=144.056/2" office:value-type="float" office:value="72.028" calcext:value-type="float">
            <text:p>72,028</text:p>
          </table:table-cell>
          <table:table-cell table:formula="of:=((530*[.C156]/1000*[.D156]/1000*[.D156]/1000)*1.084)/4" office:value-type="float" office:value="1.15782256970247" calcext:value-type="float">
            <text:p>1,15782256970247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2520.185/2" office:value-type="float" office:value="1260.0925" calcext:value-type="float">
            <text:p>1260,0925</text:p>
          </table:table-cell>
          <table:table-cell table:formula="of:=112.77/2" office:value-type="float" office:value="56.385" calcext:value-type="float">
            <text:p>56,385</text:p>
          </table:table-cell>
          <table:table-cell table:formula="of:=((530*[.C157]/1000*[.D157]/1000*[.D157]/1000)*1.084)/4" office:value-type="float" office:value="0.575406490939807" calcext:value-type="float">
            <text:p>0,575406490939807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2721.436/2" office:value-type="float" office:value="1360.718" calcext:value-type="float">
            <text:p>1360,718</text:p>
          </table:table-cell>
          <table:table-cell table:formula="of:=129.769/2" office:value-type="float" office:value="64.8845" calcext:value-type="float">
            <text:p>64,8845</text:p>
          </table:table-cell>
          <table:table-cell table:formula="of:=((530*[.C158]/1000*[.D158]/1000*[.D158]/1000)*1.084)/4" office:value-type="float" office:value="0.822801765509982" calcext:value-type="float">
            <text:p>0,82280176550998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2460.089/2" office:value-type="float" office:value="1230.0445" calcext:value-type="float">
            <text:p>1230,0445</text:p>
          </table:table-cell>
          <table:table-cell table:formula="of:=100.439/2" office:value-type="float" office:value="50.2195" calcext:value-type="float">
            <text:p>50,2195</text:p>
          </table:table-cell>
          <table:table-cell table:formula="of:=((530*[.C159]/1000*[.D159]/1000*[.D159]/1000)*1.084)/4" office:value-type="float" office:value="0.445564675753687" calcext:value-type="float">
            <text:p>0,445564675753687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3863.623/2" office:value-type="float" office:value="1931.8115" calcext:value-type="float">
            <text:p>1931,8115</text:p>
          </table:table-cell>
          <table:table-cell table:formula="of:=157.582/2" office:value-type="float" office:value="78.791" calcext:value-type="float">
            <text:p>78,791</text:p>
          </table:table-cell>
          <table:table-cell table:formula="of:=((530*[.C160]/1000*[.D160]/1000*[.D160]/1000)*1.084)/4" office:value-type="float" office:value="1.72251547604716" calcext:value-type="float">
            <text:p>1,72251547604716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5193.926/2" office:value-type="float" office:value="2596.963" calcext:value-type="float">
            <text:p>2596,963</text:p>
          </table:table-cell>
          <table:table-cell table:formula="of:=180.71/2" office:value-type="float" office:value="90.355" calcext:value-type="float">
            <text:p>90,355</text:p>
          </table:table-cell>
          <table:table-cell table:formula="of:=((530*[.C161]/1000*[.D161]/1000*[.D161]/1000)*1.084)/4" office:value-type="float" office:value="3.04519636738489" calcext:value-type="float">
            <text:p>3,04519636738489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4062.743/2" office:value-type="float" office:value="2031.3715" calcext:value-type="float">
            <text:p>2031,3715</text:p>
          </table:table-cell>
          <table:table-cell table:formula="of:=156.818/2" office:value-type="float" office:value="78.409" calcext:value-type="float">
            <text:p>78,409</text:p>
          </table:table-cell>
          <table:table-cell table:formula="of:=((530*[.C162]/1000*[.D162]/1000*[.D162]/1000)*1.084)/4" office:value-type="float" office:value="1.79376830355011" calcext:value-type="float">
            <text:p>1,7937683035501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4735.994/2" office:value-type="float" office:value="2367.997" calcext:value-type="float">
            <text:p>2367,997</text:p>
          </table:table-cell>
          <table:table-cell table:formula="of:=158.858/2" office:value-type="float" office:value="79.429" calcext:value-type="float">
            <text:p>79,429</text:p>
          </table:table-cell>
          <table:table-cell table:formula="of:=((530*[.C163]/1000*[.D163]/1000*[.D163]/1000)*1.084)/4" office:value-type="float" office:value="2.14577656609581" calcext:value-type="float">
            <text:p>2,1457765660958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5523.158/2" office:value-type="float" office:value="2761.579" calcext:value-type="float">
            <text:p>2761,579</text:p>
          </table:table-cell>
          <table:table-cell table:formula="of:=204.793/2" office:value-type="float" office:value="102.3965" calcext:value-type="float">
            <text:p>102,3965</text:p>
          </table:table-cell>
          <table:table-cell table:formula="of:=((530*[.C164]/1000*[.D164]/1000*[.D164]/1000)*1.084)/4" office:value-type="float" office:value="4.15884616965692" calcext:value-type="float">
            <text:p>4,1588461696569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2873.122/2" office:value-type="float" office:value="1436.561" calcext:value-type="float">
            <text:p>1436,561</text:p>
          </table:table-cell>
          <table:table-cell table:formula="of:=140.911/2" office:value-type="float" office:value="70.4555" calcext:value-type="float">
            <text:p>70,4555</text:p>
          </table:table-cell>
          <table:table-cell table:formula="of:=((530*[.C165]/1000*[.D165]/1000*[.D165]/1000)*1.084)/4" office:value-type="float" office:value="1.02423363834517" calcext:value-type="float">
            <text:p>1,02423363834517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3949.184/2" office:value-type="float" office:value="1974.592" calcext:value-type="float">
            <text:p>1974,592</text:p>
          </table:table-cell>
          <table:table-cell table:formula="of:=187.446/2" office:value-type="float" office:value="93.723" calcext:value-type="float">
            <text:p>93,723</text:p>
          </table:table-cell>
          <table:table-cell table:formula="of:=((530*[.C166]/1000*[.D166]/1000*[.D166]/1000)*1.084)/4" office:value-type="float" office:value="2.4912361472168" calcext:value-type="float">
            <text:p>2,4912361472168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3299.203/2" office:value-type="float" office:value="1649.6015" calcext:value-type="float">
            <text:p>1649,6015</text:p>
          </table:table-cell>
          <table:table-cell table:formula="of:=128.81/2" office:value-type="float" office:value="64.405" calcext:value-type="float">
            <text:p>64,405</text:p>
          </table:table-cell>
          <table:table-cell table:formula="of:=((530*[.C167]/1000*[.D167]/1000*[.D167]/1000)*1.084)/4" office:value-type="float" office:value="0.982795982422221" calcext:value-type="float">
            <text:p>0,98279598242222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4965.581/2" office:value-type="float" office:value="2482.7905" calcext:value-type="float">
            <text:p>2482,7905</text:p>
          </table:table-cell>
          <table:table-cell table:formula="of:=154.26/2" office:value-type="float" office:value="77.13" calcext:value-type="float">
            <text:p>77,13</text:p>
          </table:table-cell>
          <table:table-cell table:formula="of:=((530*[.C168]/1000*[.D168]/1000*[.D168]/1000)*1.084)/4" office:value-type="float" office:value="2.1214455925728" calcext:value-type="float">
            <text:p>2,1214455925728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2891.017/2" office:value-type="float" office:value="1445.5085" calcext:value-type="float">
            <text:p>1445,5085</text:p>
          </table:table-cell>
          <table:table-cell table:formula="of:=153.675/2" office:value-type="float" office:value="76.8375" calcext:value-type="float">
            <text:p>76,8375</text:p>
          </table:table-cell>
          <table:table-cell table:formula="of:=((530*[.C169]/1000*[.D169]/1000*[.D169]/1000)*1.084)/4" office:value-type="float" office:value="1.22577924205128" calcext:value-type="float">
            <text:p>1,22577924205128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4161.358/2" office:value-type="float" office:value="2080.679" calcext:value-type="float">
            <text:p>2080,679</text:p>
          </table:table-cell>
          <table:table-cell table:formula="of:=124.852/2" office:value-type="float" office:value="62.426" calcext:value-type="float">
            <text:p>62,426</text:p>
          </table:table-cell>
          <table:table-cell table:formula="of:=((530*[.C170]/1000*[.D170]/1000*[.D170]/1000)*1.084)/4" office:value-type="float" office:value="1.16461199931993" calcext:value-type="float">
            <text:p>1,1646119993199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predador</text:p>
          </table:table-cell>
          <table:table-cell office:value-type="float" office:value="4036.651" calcext:value-type="float">
            <text:p>4036,651</text:p>
          </table:table-cell>
          <table:table-cell office:value-type="float" office:value="118.794" calcext:value-type="float">
            <text:p>118,794</text:p>
          </table:table-cell>
          <table:table-cell table:formula="of:=((530*[.C171]/1000*[.D171]/1000*[.D171]/1000)*1.084)/4" office:value-type="float" office:value="8.18192276209503" calcext:value-type="float">
            <text:p>8,1819227620950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predador</text:p>
          </table:table-cell>
          <table:table-cell office:value-type="float" office:value="3724.552" calcext:value-type="float">
            <text:p>3724,552</text:p>
          </table:table-cell>
          <table:table-cell office:value-type="float" office:value="180.499" calcext:value-type="float">
            <text:p>180,499</text:p>
          </table:table-cell>
          <table:table-cell table:formula="of:=((530*[.C172]/1000*[.D172]/1000*[.D172]/1000)*1.084)/4" office:value-type="float" office:value="17.4288528347639" calcext:value-type="float">
            <text:p>17,4288528347639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predador</text:p>
          </table:table-cell>
          <table:table-cell office:value-type="float" office:value="4752.462" calcext:value-type="float">
            <text:p>4752,462</text:p>
          </table:table-cell>
          <table:table-cell office:value-type="float" office:value="228.473" calcext:value-type="float">
            <text:p>228,473</text:p>
          </table:table-cell>
          <table:table-cell table:formula="of:=((530*[.C173]/1000*[.D173]/1000*[.D173]/1000)*1.084)/4" office:value-type="float" office:value="35.6314570570902" calcext:value-type="float">
            <text:p>35,631457057090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predador</text:p>
          </table:table-cell>
          <table:table-cell office:value-type="float" office:value="1893.477" calcext:value-type="float">
            <text:p>1893,477</text:p>
          </table:table-cell>
          <table:table-cell office:value-type="float" office:value="76.837" calcext:value-type="float">
            <text:p>76,837</text:p>
          </table:table-cell>
          <table:table-cell table:formula="of:=((530*[.C174]/1000*[.D174]/1000*[.D174]/1000)*1.084)/4" office:value-type="float" office:value="1.60563192509262" calcext:value-type="float">
            <text:p>1,6056319250926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predador</text:p>
          </table:table-cell>
          <table:table-cell office:value-type="float" office:value="1688.271" calcext:value-type="float">
            <text:p>1688,271</text:p>
          </table:table-cell>
          <table:table-cell office:value-type="float" office:value="80.05" calcext:value-type="float">
            <text:p>80,05</text:p>
          </table:table-cell>
          <table:table-cell table:formula="of:=((530*[.C175]/1000*[.D175]/1000*[.D175]/1000)*1.084)/4" office:value-type="float" office:value="1.55385322499775" calcext:value-type="float">
            <text:p>1,5538532249977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office:value-type="float" office:value="2872.139" calcext:value-type="float">
            <text:p>2872,139</text:p>
          </table:table-cell>
          <table:table-cell office:value-type="float" office:value="120.003" calcext:value-type="float">
            <text:p>120,003</text:p>
          </table:table-cell>
          <table:table-cell table:formula="of:=((530*[.C176]/1000*[.D176]/1000*[.D176]/1000)*1.084)/4" office:value-type="float" office:value="5.94066169575442" calcext:value-type="float">
            <text:p>5,9406616957544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office:value-type="float" office:value="3323.945" calcext:value-type="float">
            <text:p>3323,945</text:p>
          </table:table-cell>
          <table:table-cell office:value-type="float" office:value="92.021" calcext:value-type="float">
            <text:p>92,021</text:p>
          </table:table-cell>
          <table:table-cell table:formula="of:=((530*[.C177]/1000*[.D177]/1000*[.D177]/1000)*1.084)/4" office:value-type="float" office:value="4.04271277158727" calcext:value-type="float">
            <text:p>4,0427127715872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office:value-type="float" office:value="3009.976" calcext:value-type="float">
            <text:p>3009,976</text:p>
          </table:table-cell>
          <table:table-cell office:value-type="float" office:value="80.708" calcext:value-type="float">
            <text:p>80,708</text:p>
          </table:table-cell>
          <table:table-cell table:formula="of:=((530*[.C178]/1000*[.D178]/1000*[.D178]/1000)*1.084)/4" office:value-type="float" office:value="2.81605649908877" calcext:value-type="float">
            <text:p>2,8160564990887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office:value-type="float" office:value="840.031" calcext:value-type="float">
            <text:p>840,031</text:p>
          </table:table-cell>
          <table:table-cell office:value-type="float" office:value="41.958" calcext:value-type="float">
            <text:p>41,958</text:p>
          </table:table-cell>
          <table:table-cell table:formula="of:=((530*[.C179]/1000*[.D179]/1000*[.D179]/1000)*1.084)/4" office:value-type="float" office:value="0.212407589809837" calcext:value-type="float">
            <text:p>0,21240758980983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office:value-type="float" office:value="1954.875" calcext:value-type="float">
            <text:p>1954,875</text:p>
          </table:table-cell>
          <table:table-cell office:value-type="float" office:value="106.229" calcext:value-type="float">
            <text:p>106,229</text:p>
          </table:table-cell>
          <table:table-cell table:formula="of:=((530*[.C180]/1000*[.D180]/1000*[.D180]/1000)*1.084)/4" office:value-type="float" office:value="3.16847539952616" calcext:value-type="float">
            <text:p>3,1684753995261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office:value-type="float" office:value="1123.328" calcext:value-type="float">
            <text:p>1123,328</text:p>
          </table:table-cell>
          <table:table-cell office:value-type="float" office:value="54.586" calcext:value-type="float">
            <text:p>54,586</text:p>
          </table:table-cell>
          <table:table-cell table:formula="of:=((530*[.C181]/1000*[.D181]/1000*[.D181]/1000)*1.084)/4" office:value-type="float" office:value="0.48074445801063" calcext:value-type="float">
            <text:p>0,4807444580106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office:value-type="float" office:value="1751.773" calcext:value-type="float">
            <text:p>1751,773</text:p>
          </table:table-cell>
          <table:table-cell office:value-type="float" office:value="94.406" calcext:value-type="float">
            <text:p>94,406</text:p>
          </table:table-cell>
          <table:table-cell table:formula="of:=((530*[.C182]/1000*[.D182]/1000*[.D182]/1000)*1.084)/4" office:value-type="float" office:value="2.24244697524721" calcext:value-type="float">
            <text:p>2,2424469752472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office:value-type="float" office:value="1572.045" calcext:value-type="float">
            <text:p>1572,045</text:p>
          </table:table-cell>
          <table:table-cell office:value-type="float" office:value="104.222" calcext:value-type="float">
            <text:p>104,222</text:p>
          </table:table-cell>
          <table:table-cell table:formula="of:=((530*[.C183]/1000*[.D183]/1000*[.D183]/1000)*1.084)/4" office:value-type="float" office:value="2.45261251473812" calcext:value-type="float">
            <text:p>2,4526125147381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office:value-type="float" office:value="1367.324" calcext:value-type="float">
            <text:p>1367,324</text:p>
          </table:table-cell>
          <table:table-cell office:value-type="float" office:value="47.84" calcext:value-type="float">
            <text:p>47,84</text:p>
          </table:table-cell>
          <table:table-cell table:formula="of:=((530*[.C184]/1000*[.D184]/1000*[.D184]/1000)*1.084)/4" office:value-type="float" office:value="0.449468167471978" calcext:value-type="float">
            <text:p>0,44946816747197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office:value-type="float" office:value="2500.634" calcext:value-type="float">
            <text:p>2500,634</text:p>
          </table:table-cell>
          <table:table-cell office:value-type="float" office:value="71.329" calcext:value-type="float">
            <text:p>71,329</text:p>
          </table:table-cell>
          <table:table-cell table:formula="of:=((530*[.C185]/1000*[.D185]/1000*[.D185]/1000)*1.084)/4" office:value-type="float" office:value="1.82737451216929" calcext:value-type="float">
            <text:p>1,8273745121692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office:value-type="float" office:value="3780.206" calcext:value-type="float">
            <text:p>3780,206</text:p>
          </table:table-cell>
          <table:table-cell office:value-type="float" office:value="116.655" calcext:value-type="float">
            <text:p>116,655</text:p>
          </table:table-cell>
          <table:table-cell table:formula="of:=((530*[.C186]/1000*[.D186]/1000*[.D186]/1000)*1.084)/4" office:value-type="float" office:value="7.38868826321826" calcext:value-type="float">
            <text:p>7,3886882632182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office:value-type="float" office:value="4772.689" calcext:value-type="float">
            <text:p>4772,689</text:p>
          </table:table-cell>
          <table:table-cell office:value-type="float" office:value="112.975" calcext:value-type="float">
            <text:p>112,975</text:p>
          </table:table-cell>
          <table:table-cell table:formula="of:=((530*[.C187]/1000*[.D187]/1000*[.D187]/1000)*1.084)/4" office:value-type="float" office:value="8.74929371471711" calcext:value-type="float">
            <text:p>8,7492937147171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office:value-type="float" office:value="932.833" calcext:value-type="float">
            <text:p>932,833</text:p>
          </table:table-cell>
          <table:table-cell office:value-type="float" office:value="44.602" calcext:value-type="float">
            <text:p>44,602</text:p>
          </table:table-cell>
          <table:table-cell table:formula="of:=((530*[.C188]/1000*[.D188]/1000*[.D188]/1000)*1.084)/4" office:value-type="float" office:value="0.266537137055044" calcext:value-type="float">
            <text:p>0,26653713705504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table:formula="of:=1846.822/2" office:value-type="float" office:value="923.411" calcext:value-type="float">
            <text:p>923,411</text:p>
          </table:table-cell>
          <table:table-cell table:formula="of:=68.816/2" office:value-type="float" office:value="34.408" calcext:value-type="float">
            <text:p>34,408</text:p>
          </table:table-cell>
          <table:table-cell table:formula="of:=((530*[.C189]/1000*[.D189]/1000*[.D189]/1000)*1.084)/4" office:value-type="float" office:value="0.157021478848244" calcext:value-type="float">
            <text:p>0,15702147884824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table:formula="of:=1547.694/2" office:value-type="float" office:value="773.847" calcext:value-type="float">
            <text:p>773,847</text:p>
          </table:table-cell>
          <table:table-cell table:formula="of:=51.899/2" office:value-type="float" office:value="25.9495" calcext:value-type="float">
            <text:p>25,9495</text:p>
          </table:table-cell>
          <table:table-cell table:formula="of:=((530*[.C190]/1000*[.D190]/1000*[.D190]/1000)*1.084)/4" office:value-type="float" office:value="0.0748442174958948" calcext:value-type="float">
            <text:p>0,074844217495894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table:formula="of:=2570.91/2" office:value-type="float" office:value="1285.455" calcext:value-type="float">
            <text:p>1285,455</text:p>
          </table:table-cell>
          <table:table-cell table:formula="of:=65.301/2" office:value-type="float" office:value="32.6505" calcext:value-type="float">
            <text:p>32,6505</text:p>
          </table:table-cell>
          <table:table-cell table:formula="of:=((530*[.C191]/1000*[.D191]/1000*[.D191]/1000)*1.084)/4" office:value-type="float" office:value="0.196825657544133" calcext:value-type="float">
            <text:p>0,19682565754413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table:formula="of:=1995.701/2" office:value-type="float" office:value="997.8505" calcext:value-type="float">
            <text:p>997,8505</text:p>
          </table:table-cell>
          <table:table-cell table:formula="of:=88.062/2" office:value-type="float" office:value="44.031" calcext:value-type="float">
            <text:p>44,031</text:p>
          </table:table-cell>
          <table:table-cell table:formula="of:=((530*[.C192]/1000*[.D192]/1000*[.D192]/1000)*1.084)/4" office:value-type="float" office:value="0.277861091670813" calcext:value-type="float">
            <text:p>0,27786109167081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table:formula="of:=3303.266/2" office:value-type="float" office:value="1651.633" calcext:value-type="float">
            <text:p>1651,633</text:p>
          </table:table-cell>
          <table:table-cell table:formula="of:=134.069/2" office:value-type="float" office:value="67.0345" calcext:value-type="float">
            <text:p>67,0345</text:p>
          </table:table-cell>
          <table:table-cell table:formula="of:=((530*[.C193]/1000*[.D193]/1000*[.D193]/1000)*1.084)/4" office:value-type="float" office:value="1.06599571965817" calcext:value-type="float">
            <text:p>1,0659957196581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table:formula="of:=2732.867/2" office:value-type="float" office:value="1366.4335" calcext:value-type="float">
            <text:p>1366,4335</text:p>
          </table:table-cell>
          <table:table-cell table:formula="of:=115.806/2" office:value-type="float" office:value="57.903" calcext:value-type="float">
            <text:p>57,903</text:p>
          </table:table-cell>
          <table:table-cell table:formula="of:=((530*[.C194]/1000*[.D194]/1000*[.D194]/1000)*1.084)/4" office:value-type="float" office:value="0.658014997493254" calcext:value-type="float">
            <text:p>0,65801499749325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table:formula="of:=3331.78/2" office:value-type="float" office:value="1665.89" calcext:value-type="float">
            <text:p>1665,89</text:p>
          </table:table-cell>
          <table:table-cell table:formula="of:=118.155/2" office:value-type="float" office:value="59.0775" calcext:value-type="float">
            <text:p>59,0775</text:p>
          </table:table-cell>
          <table:table-cell table:formula="of:=((530*[.C195]/1000*[.D195]/1000*[.D195]/1000)*1.084)/4" office:value-type="float" office:value="0.835094646177334" calcext:value-type="float">
            <text:p>0,83509464617733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table:formula="of:=1576.773/2" office:value-type="float" office:value="788.3865" calcext:value-type="float">
            <text:p>788,3865</text:p>
          </table:table-cell>
          <table:table-cell table:formula="of:=80.98/2" office:value-type="float" office:value="40.49" calcext:value-type="float">
            <text:p>40,49</text:p>
          </table:table-cell>
          <table:table-cell table:formula="of:=((530*[.C196]/1000*[.D196]/1000*[.D196]/1000)*1.084)/4" office:value-type="float" office:value="0.185643562101718" calcext:value-type="float">
            <text:p>0,18564356210171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table:formula="of:=1961.036+2372.215" office:value-type="float" office:value="4333.251" calcext:value-type="float">
            <text:p>4333,251</text:p>
          </table:table-cell>
          <table:table-cell table:formula="of:=84.335" office:value-type="float" office:value="84.335" calcext:value-type="float">
            <text:p>84,335</text:p>
          </table:table-cell>
          <table:table-cell table:formula="of:=((530*[.C197]/1000*[.D197]/1000*[.D197]/1000)*1.084)/4" office:value-type="float" office:value="4.42664510501087" calcext:value-type="float">
            <text:p>4,4266451050108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2541.056" calcext:value-type="float">
            <text:p>2541,056</text:p>
          </table:table-cell>
          <table:table-cell office:value-type="float" office:value="67.133" calcext:value-type="float">
            <text:p>67,133</text:p>
          </table:table-cell>
          <table:table-cell table:formula="of:=((530*[.C198]/1000*[.D198]/1000*[.D198]/1000)*1.084)/4" office:value-type="float" office:value="1.64486972386698" calcext:value-type="float">
            <text:p>1,6448697238669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3021.036" calcext:value-type="float">
            <text:p>3021,036</text:p>
          </table:table-cell>
          <table:table-cell office:value-type="float" office:value="67.655" calcext:value-type="float">
            <text:p>67,655</text:p>
          </table:table-cell>
          <table:table-cell table:formula="of:=((530*[.C199]/1000*[.D199]/1000*[.D199]/1000)*1.084)/4" office:value-type="float" office:value="1.98609884012888" calcext:value-type="float">
            <text:p>1,9860988401288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2977.075" calcext:value-type="float">
            <text:p>2977,075</text:p>
          </table:table-cell>
          <table:table-cell office:value-type="float" office:value="71.452" calcext:value-type="float">
            <text:p>71,452</text:p>
          </table:table-cell>
          <table:table-cell table:formula="of:=((530*[.C200]/1000*[.D200]/1000*[.D200]/1000)*1.084)/4" office:value-type="float" office:value="2.18305016362134" calcext:value-type="float">
            <text:p>2,1830501636213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2115.47" calcext:value-type="float">
            <text:p>2115,47</text:p>
          </table:table-cell>
          <table:table-cell office:value-type="float" office:value="80.708" calcext:value-type="float">
            <text:p>80,708</text:p>
          </table:table-cell>
          <table:table-cell table:formula="of:=((530*[.C201]/1000*[.D201]/1000*[.D201]/1000)*1.084)/4" office:value-type="float" office:value="1.97917958220508" calcext:value-type="float">
            <text:p>1,9791795822050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2228.592" calcext:value-type="float">
            <text:p>2228,592</text:p>
          </table:table-cell>
          <table:table-cell office:value-type="float" office:value="63.909" calcext:value-type="float">
            <text:p>63,909</text:p>
          </table:table-cell>
          <table:table-cell table:formula="of:=((530*[.C202]/1000*[.D202]/1000*[.D202]/1000)*1.084)/4" office:value-type="float" office:value="1.30737378333951" calcext:value-type="float">
            <text:p>1,3073737833395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2796.274" calcext:value-type="float">
            <text:p>2796,274</text:p>
          </table:table-cell>
          <table:table-cell office:value-type="float" office:value="82.754" calcext:value-type="float">
            <text:p>82,754</text:p>
          </table:table-cell>
          <table:table-cell table:formula="of:=((530*[.C203]/1000*[.D203]/1000*[.D203]/1000)*1.084)/4" office:value-type="float" office:value="2.75044443157719" calcext:value-type="float">
            <text:p>2,7504444315771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2347.674" calcext:value-type="float">
            <text:p>2347,674</text:p>
          </table:table-cell>
          <table:table-cell office:value-type="float" office:value="81.698" calcext:value-type="float">
            <text:p>81,698</text:p>
          </table:table-cell>
          <table:table-cell table:formula="of:=((530*[.C204]/1000*[.D204]/1000*[.D204]/1000)*1.084)/4" office:value-type="float" office:value="2.25063879489251" calcext:value-type="float">
            <text:p>2,2506387948925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2962.365" calcext:value-type="float">
            <text:p>2962,365</text:p>
          </table:table-cell>
          <table:table-cell office:value-type="float" office:value="82.648" calcext:value-type="float">
            <text:p>82,648</text:p>
          </table:table-cell>
          <table:table-cell table:formula="of:=((530*[.C205]/1000*[.D205]/1000*[.D205]/1000)*1.084)/4" office:value-type="float" office:value="2.90635342662557" calcext:value-type="float">
            <text:p>2,9063534266255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2824.398" calcext:value-type="float">
            <text:p>2824,398</text:p>
          </table:table-cell>
          <table:table-cell office:value-type="float" office:value="86.397" calcext:value-type="float">
            <text:p>86,397</text:p>
          </table:table-cell>
          <table:table-cell table:formula="of:=((530*[.C206]/1000*[.D206]/1000*[.D206]/1000)*1.084)/4" office:value-type="float" office:value="3.02808722406492" calcext:value-type="float">
            <text:p>3,0280872240649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2320.962" calcext:value-type="float">
            <text:p>2320,962</text:p>
          </table:table-cell>
          <table:table-cell office:value-type="float" office:value="71.329" calcext:value-type="float">
            <text:p>71,329</text:p>
          </table:table-cell>
          <table:table-cell table:formula="of:=((530*[.C207]/1000*[.D207]/1000*[.D207]/1000)*1.084)/4" office:value-type="float" office:value="1.69607659598065" calcext:value-type="float">
            <text:p>1,6960765959806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4002.489" calcext:value-type="float">
            <text:p>4002,489</text:p>
          </table:table-cell>
          <table:table-cell office:value-type="float" office:value="88.511" calcext:value-type="float">
            <text:p>88,511</text:p>
          </table:table-cell>
          <table:table-cell table:formula="of:=((530*[.C208]/1000*[.D208]/1000*[.D208]/1000)*1.084)/4" office:value-type="float" office:value="4.50370361680509" calcext:value-type="float">
            <text:p>4,5037036168050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2658.39" calcext:value-type="float">
            <text:p>2658,39</text:p>
          </table:table-cell>
          <table:table-cell office:value-type="float" office:value="71.329" calcext:value-type="float">
            <text:p>71,329</text:p>
          </table:table-cell>
          <table:table-cell table:formula="of:=((530*[.C209]/1000*[.D209]/1000*[.D209]/1000)*1.084)/4" office:value-type="float" office:value="1.94265699394863" calcext:value-type="float">
            <text:p>1,9426569939486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3457.58" calcext:value-type="float">
            <text:p>3457,58</text:p>
          </table:table-cell>
          <table:table-cell office:value-type="float" office:value="80.599" calcext:value-type="float">
            <text:p>80,599</text:p>
          </table:table-cell>
          <table:table-cell table:formula="of:=((530*[.C210]/1000*[.D210]/1000*[.D210]/1000)*1.084)/4" office:value-type="float" office:value="3.22609167824343" calcext:value-type="float">
            <text:p>3,2260916782434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3722.349" calcext:value-type="float">
            <text:p>3722,349</text:p>
          </table:table-cell>
          <table:table-cell office:value-type="float" office:value="103.629" calcext:value-type="float">
            <text:p>103,629</text:p>
          </table:table-cell>
          <table:table-cell table:formula="of:=((530*[.C211]/1000*[.D211]/1000*[.D211]/1000)*1.084)/4" office:value-type="float" office:value="5.74149332683121" calcext:value-type="float">
            <text:p>5,7414933268312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3486.475" calcext:value-type="float">
            <text:p>3486,475</text:p>
          </table:table-cell>
          <table:table-cell office:value-type="float" office:value="82.754" calcext:value-type="float">
            <text:p>82,754</text:p>
          </table:table-cell>
          <table:table-cell table:formula="of:=((530*[.C212]/1000*[.D212]/1000*[.D212]/1000)*1.084)/4" office:value-type="float" office:value="3.42933337347595" calcext:value-type="float">
            <text:p>3,4293333734759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3579.366" calcext:value-type="float">
            <text:p>3579,366</text:p>
          </table:table-cell>
          <table:table-cell office:value-type="float" office:value="104.895" calcext:value-type="float">
            <text:p>104,895</text:p>
          </table:table-cell>
          <table:table-cell table:formula="of:=((530*[.C213]/1000*[.D213]/1000*[.D213]/1000)*1.084)/4" office:value-type="float" office:value="5.65667000017914" calcext:value-type="float">
            <text:p>5,6566700001791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3552.157" calcext:value-type="float">
            <text:p>3552,157</text:p>
          </table:table-cell>
          <table:table-cell office:value-type="float" office:value="83.073" calcext:value-type="float">
            <text:p>83,073</text:p>
          </table:table-cell>
          <table:table-cell table:formula="of:=((530*[.C214]/1000*[.D214]/1000*[.D214]/1000)*1.084)/4" office:value-type="float" office:value="3.52092765668961" calcext:value-type="float">
            <text:p>3,5209276566896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2534.816" calcext:value-type="float">
            <text:p>2534,816</text:p>
          </table:table-cell>
          <table:table-cell office:value-type="float" office:value="72.431" calcext:value-type="float">
            <text:p>72,431</text:p>
          </table:table-cell>
          <table:table-cell table:formula="of:=((530*[.C215]/1000*[.D215]/1000*[.D215]/1000)*1.084)/4" office:value-type="float" office:value="1.91003164532313" calcext:value-type="float">
            <text:p>1,9100316453231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2509.236" calcext:value-type="float">
            <text:p>2509,236</text:p>
          </table:table-cell>
          <table:table-cell office:value-type="float" office:value="80.599" calcext:value-type="float">
            <text:p>80,599</text:p>
          </table:table-cell>
          <table:table-cell table:formula="of:=((530*[.C216]/1000*[.D216]/1000*[.D216]/1000)*1.084)/4" office:value-type="float" office:value="2.34124022534514" calcext:value-type="float">
            <text:p>2,3412402253451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2581.647" calcext:value-type="float">
            <text:p>2581,647</text:p>
          </table:table-cell>
          <table:table-cell office:value-type="float" office:value="74.704" calcext:value-type="float">
            <text:p>74,704</text:p>
          </table:table-cell>
          <table:table-cell table:formula="of:=((530*[.C217]/1000*[.D217]/1000*[.D217]/1000)*1.084)/4" office:value-type="float" office:value="2.06932989840337" calcext:value-type="float">
            <text:p>2,0693298984033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2848.479" calcext:value-type="float">
            <text:p>2848,479</text:p>
          </table:table-cell>
          <table:table-cell office:value-type="float" office:value="103.629" calcext:value-type="float">
            <text:p>103,629</text:p>
          </table:table-cell>
          <table:table-cell table:formula="of:=((530*[.C218]/1000*[.D218]/1000*[.D218]/1000)*1.084)/4" office:value-type="float" office:value="4.39360284866326" calcext:value-type="float">
            <text:p>4,3936028486632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2389.029" calcext:value-type="float">
            <text:p>2389,029</text:p>
          </table:table-cell>
          <table:table-cell office:value-type="float" office:value="100" calcext:value-type="float">
            <text:p>100</text:p>
          </table:table-cell>
          <table:table-cell table:formula="of:=((530*[.C219]/1000*[.D219]/1000*[.D219]/1000)*1.084)/4" office:value-type="float" office:value="3.4313623527" calcext:value-type="float">
            <text:p>3,431362352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1779.885" calcext:value-type="float">
            <text:p>1779,885</text:p>
          </table:table-cell>
          <table:table-cell office:value-type="float" office:value="79.166" calcext:value-type="float">
            <text:p>79,166</text:p>
          </table:table-cell>
          <table:table-cell table:formula="of:=((530*[.C220]/1000*[.D220]/1000*[.D220]/1000)*1.084)/4" office:value-type="float" office:value="1.60219181052446" calcext:value-type="float">
            <text:p>1,6021918105244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1075.038" calcext:value-type="float">
            <text:p>1075,038</text:p>
          </table:table-cell>
          <table:table-cell office:value-type="float" office:value="66.016" calcext:value-type="float">
            <text:p>66,016</text:p>
          </table:table-cell>
          <table:table-cell table:formula="of:=((530*[.C221]/1000*[.D221]/1000*[.D221]/1000)*1.084)/4" office:value-type="float" office:value="0.672926124394183" calcext:value-type="float">
            <text:p>0,67292612439418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4392.14" calcext:value-type="float">
            <text:p>4392,14</text:p>
          </table:table-cell>
          <table:table-cell office:value-type="float" office:value="118.824" calcext:value-type="float">
            <text:p>118,824</text:p>
          </table:table-cell>
          <table:table-cell table:formula="of:=((530*[.C222]/1000*[.D222]/1000*[.D222]/1000)*1.084)/4" office:value-type="float" office:value="8.90696347533432" calcext:value-type="float">
            <text:p>8,9069634753343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3933.706" calcext:value-type="float">
            <text:p>3933,706</text:p>
          </table:table-cell>
          <table:table-cell office:value-type="float" office:value="88.511" calcext:value-type="float">
            <text:p>88,511</text:p>
          </table:table-cell>
          <table:table-cell table:formula="of:=((530*[.C223]/1000*[.D223]/1000*[.D223]/1000)*1.084)/4" office:value-type="float" office:value="4.42630721524728" calcext:value-type="float">
            <text:p>4,4263072152472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3154.959" calcext:value-type="float">
            <text:p>3154,959</text:p>
          </table:table-cell>
          <table:table-cell office:value-type="float" office:value="90.769" calcext:value-type="float">
            <text:p>90,769</text:p>
          </table:table-cell>
          <table:table-cell table:formula="of:=((530*[.C224]/1000*[.D224]/1000*[.D224]/1000)*1.084)/4" office:value-type="float" office:value="3.73348131347998" calcext:value-type="float">
            <text:p>3,7334813134799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1891.192" calcext:value-type="float">
            <text:p>1891,192</text:p>
          </table:table-cell>
          <table:table-cell office:value-type="float" office:value="79.61" calcext:value-type="float">
            <text:p>79,61</text:p>
          </table:table-cell>
          <table:table-cell table:formula="of:=((530*[.C225]/1000*[.D225]/1000*[.D225]/1000)*1.084)/4" office:value-type="float" office:value="1.72153568876274" calcext:value-type="float">
            <text:p>1,7215356887627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1435.273" calcext:value-type="float">
            <text:p>1435,273</text:p>
          </table:table-cell>
          <table:table-cell office:value-type="float" office:value="75.524" calcext:value-type="float">
            <text:p>75,524</text:p>
          </table:table-cell>
          <table:table-cell table:formula="of:=((530*[.C226]/1000*[.D226]/1000*[.D226]/1000)*1.084)/4" office:value-type="float" office:value="1.17584382474747" calcext:value-type="float">
            <text:p>1,1758438247474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4065.71" calcext:value-type="float">
            <text:p>4065,71</text:p>
          </table:table-cell>
          <table:table-cell office:value-type="float" office:value="118.749" calcext:value-type="float">
            <text:p>118,749</text:p>
          </table:table-cell>
          <table:table-cell table:formula="of:=((530*[.C227]/1000*[.D227]/1000*[.D227]/1000)*1.084)/4" office:value-type="float" office:value="8.23458051976763" calcext:value-type="float">
            <text:p>8,2345805197676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2476.398" calcext:value-type="float">
            <text:p>2476,398</text:p>
          </table:table-cell>
          <table:table-cell office:value-type="float" office:value="97.952" calcext:value-type="float">
            <text:p>97,952</text:p>
          </table:table-cell>
          <table:table-cell table:formula="of:=((530*[.C228]/1000*[.D228]/1000*[.D228]/1000)*1.084)/4" office:value-type="float" office:value="3.41265370428039" calcext:value-type="float">
            <text:p>3,4126537042803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3104.076" calcext:value-type="float">
            <text:p>3104,076</text:p>
          </table:table-cell>
          <table:table-cell office:value-type="float" office:value="83.601" calcext:value-type="float">
            <text:p>83,601</text:p>
          </table:table-cell>
          <table:table-cell table:formula="of:=((530*[.C229]/1000*[.D229]/1000*[.D229]/1000)*1.084)/4" office:value-type="float" office:value="3.1160215394602" calcext:value-type="float">
            <text:p>3,116021539460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1975.373" calcext:value-type="float">
            <text:p>1975,373</text:p>
          </table:table-cell>
          <table:table-cell office:value-type="float" office:value="75.641" calcext:value-type="float">
            <text:p>75,641</text:p>
          </table:table-cell>
          <table:table-cell table:formula="of:=((530*[.C230]/1000*[.D230]/1000*[.D230]/1000)*1.084)/4" office:value-type="float" office:value="1.62333741078803" calcext:value-type="float">
            <text:p>1,6233374107880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1987.326+1659.327" office:value-type="float" office:value="3646.653" calcext:value-type="float">
            <text:p>3646,653</text:p>
          </table:table-cell>
          <table:table-cell office:value-type="float" office:value="69.199" calcext:value-type="float">
            <text:p>69,199</text:p>
          </table:table-cell>
          <table:table-cell table:formula="of:=((530*[.C231]/1000*[.D231]/1000*[.D231]/1000)*1.084)/4" office:value-type="float" office:value="2.50806759556632" calcext:value-type="float">
            <text:p>2,5080675955663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3160.674+2058.768" office:value-type="float" office:value="5219.442" calcext:value-type="float">
            <text:p>5219,442</text:p>
          </table:table-cell>
          <table:table-cell office:value-type="float" office:value="110.135" calcext:value-type="float">
            <text:p>110,135</text:p>
          </table:table-cell>
          <table:table-cell table:formula="of:=((530*[.C232]/1000*[.D232]/1000*[.D232]/1000)*1.084)/4" office:value-type="float" office:value="9.09326711477105" calcext:value-type="float">
            <text:p>9,0932671147710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1605.069+1872.103" office:value-type="float" office:value="3477.172" calcext:value-type="float">
            <text:p>3477,172</text:p>
          </table:table-cell>
          <table:table-cell office:value-type="float" office:value="95.771" calcext:value-type="float">
            <text:p>95,771</text:p>
          </table:table-cell>
          <table:table-cell table:formula="of:=((530*[.C233]/1000*[.D233]/1000*[.D233]/1000)*1.084)/4" office:value-type="float" office:value="4.58077941015889" calcext:value-type="float">
            <text:p>4,5807794101588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1951.832+2065.246" office:value-type="float" office:value="4017.078" calcext:value-type="float">
            <text:p>4017,078</text:p>
          </table:table-cell>
          <table:table-cell office:value-type="float" office:value="81.468" calcext:value-type="float">
            <text:p>81,468</text:p>
          </table:table-cell>
          <table:table-cell table:formula="of:=((530*[.C234]/1000*[.D234]/1000*[.D234]/1000)*1.084)/4" office:value-type="float" office:value="3.82938943240949" calcext:value-type="float">
            <text:p>3,8293894324094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1841.592+1577.157" office:value-type="float" office:value="3418.749" calcext:value-type="float">
            <text:p>3418,749</text:p>
          </table:table-cell>
          <table:table-cell office:value-type="float" office:value="105.897" calcext:value-type="float">
            <text:p>105,897</text:p>
          </table:table-cell>
          <table:table-cell table:formula="of:=((530*[.C235]/1000*[.D235]/1000*[.D235]/1000)*1.084)/4" office:value-type="float" office:value="5.50655131932433" calcext:value-type="float">
            <text:p>5,5065513193243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1846.716+2512.925" office:value-type="float" office:value="4359.641" calcext:value-type="float">
            <text:p>4359,641</text:p>
          </table:table-cell>
          <table:table-cell office:value-type="float" office:value="112.975" calcext:value-type="float">
            <text:p>112,975</text:p>
          </table:table-cell>
          <table:table-cell table:formula="of:=((530*[.C236]/1000*[.D236]/1000*[.D236]/1000)*1.084)/4" office:value-type="float" office:value="7.9920941003537" calcext:value-type="float">
            <text:p>7,992094100353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1761.425+2351.672" office:value-type="float" office:value="4113.097" calcext:value-type="float">
            <text:p>4113,097</text:p>
          </table:table-cell>
          <table:table-cell office:value-type="float" office:value="100.086" calcext:value-type="float">
            <text:p>100,086</text:p>
          </table:table-cell>
          <table:table-cell table:formula="of:=((530*[.C237]/1000*[.D237]/1000*[.D237]/1000)*1.084)/4" office:value-type="float" office:value="5.91780673329174" calcext:value-type="float">
            <text:p>5,9178067332917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2068.942+2341.551" office:value-type="float" office:value="4410.493" calcext:value-type="float">
            <text:p>4410,493</text:p>
          </table:table-cell>
          <table:table-cell office:value-type="float" office:value="84.959" calcext:value-type="float">
            <text:p>84,959</text:p>
          </table:table-cell>
          <table:table-cell table:formula="of:=((530*[.C238]/1000*[.D238]/1000*[.D238]/1000)*1.084)/4" office:value-type="float" office:value="4.57247228227229" calcext:value-type="float">
            <text:p>4,5724722822722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1856.191+1665.621" office:value-type="float" office:value="3521.812" calcext:value-type="float">
            <text:p>3521,812</text:p>
          </table:table-cell>
          <table:table-cell office:value-type="float" office:value="84.855" calcext:value-type="float">
            <text:p>84,855</text:p>
          </table:table-cell>
          <table:table-cell table:formula="of:=((530*[.C239]/1000*[.D239]/1000*[.D239]/1000)*1.084)/4" office:value-type="float" office:value="3.6422202529231" calcext:value-type="float">
            <text:p>3,642220252923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1908.259+1692.809" office:value-type="float" office:value="3601.068" calcext:value-type="float">
            <text:p>3601,068</text:p>
          </table:table-cell>
          <table:table-cell office:value-type="float" office:value="82.648" calcext:value-type="float">
            <text:p>82,648</text:p>
          </table:table-cell>
          <table:table-cell table:formula="of:=((530*[.C240]/1000*[.D240]/1000*[.D240]/1000)*1.084)/4" office:value-type="float" office:value="3.53298000797056" calcext:value-type="float">
            <text:p>3,5329800079705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2968.324+2074.278" office:value-type="float" office:value="5042.602" calcext:value-type="float">
            <text:p>5042,602</text:p>
          </table:table-cell>
          <table:table-cell office:value-type="float" office:value="100.086" calcext:value-type="float">
            <text:p>100,086</text:p>
          </table:table-cell>
          <table:table-cell table:formula="of:=((530*[.C241]/1000*[.D241]/1000*[.D241]/1000)*1.084)/4" office:value-type="float" office:value="7.25515203480744" calcext:value-type="float">
            <text:p>7,2551520348074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1915.308+1666.507" office:value-type="float" office:value="3581.815" calcext:value-type="float">
            <text:p>3581,815</text:p>
          </table:table-cell>
          <table:table-cell office:value-type="float" office:value="112.585" calcext:value-type="float">
            <text:p>112,585</text:p>
          </table:table-cell>
          <table:table-cell table:formula="of:=((530*[.C242]/1000*[.D242]/1000*[.D242]/1000)*1.084)/4" office:value-type="float" office:value="6.52092755908216" calcext:value-type="float">
            <text:p>6,5209275590821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2501.676+2131.416" office:value-type="float" office:value="4633.092" calcext:value-type="float">
            <text:p>4633,092</text:p>
          </table:table-cell>
          <table:table-cell office:value-type="float" office:value="118.229" calcext:value-type="float">
            <text:p>118,229</text:p>
          </table:table-cell>
          <table:table-cell table:formula="of:=((530*[.C243]/1000*[.D243]/1000*[.D243]/1000)*1.084)/4" office:value-type="float" office:value="9.30173831011316" calcext:value-type="float">
            <text:p>9,3017383101131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2019.371+1822.98" office:value-type="float" office:value="3842.351" calcext:value-type="float">
            <text:p>3842,351</text:p>
          </table:table-cell>
          <table:table-cell office:value-type="float" office:value="92.117" calcext:value-type="float">
            <text:p>92,117</text:p>
          </table:table-cell>
          <table:table-cell table:formula="of:=((530*[.C244]/1000*[.D244]/1000*[.D244]/1000)*1.084)/4" office:value-type="float" office:value="4.68297422262512" calcext:value-type="float">
            <text:p>4,6829742226251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2012.991+2623.672" office:value-type="float" office:value="4636.663" calcext:value-type="float">
            <text:p>4636,663</text:p>
          </table:table-cell>
          <table:table-cell office:value-type="float" office:value="109.815" calcext:value-type="float">
            <text:p>109,815</text:p>
          </table:table-cell>
          <table:table-cell table:formula="of:=((530*[.C245]/1000*[.D245]/1000*[.D245]/1000)*1.084)/4" office:value-type="float" office:value="8.03108133256142" calcext:value-type="float">
            <text:p>8,0310813325614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1786.616+2435.18" office:value-type="float" office:value="4221.796" calcext:value-type="float">
            <text:p>4221,796</text:p>
          </table:table-cell>
          <table:table-cell office:value-type="float" office:value="96.868" calcext:value-type="float">
            <text:p>96,868</text:p>
          </table:table-cell>
          <table:table-cell table:formula="of:=((530*[.C246]/1000*[.D246]/1000*[.D246]/1000)*1.084)/4" office:value-type="float" office:value="5.68987952271733" calcext:value-type="float">
            <text:p>5,6898795227173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1999.991+3641.088" office:value-type="float" office:value="5641.079" calcext:value-type="float">
            <text:p>5641,079</text:p>
          </table:table-cell>
          <table:table-cell office:value-type="float" office:value="106.972" calcext:value-type="float">
            <text:p>106,972</text:p>
          </table:table-cell>
          <table:table-cell table:formula="of:=((530*[.C247]/1000*[.D247]/1000*[.D247]/1000)*1.084)/4" office:value-type="float" office:value="9.27144814382341" calcext:value-type="float">
            <text:p>9,2714481438234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1939.483+2438.763" office:value-type="float" office:value="4378.246" calcext:value-type="float">
            <text:p>4378,246</text:p>
          </table:table-cell>
          <table:table-cell office:value-type="float" office:value="122.328" calcext:value-type="float">
            <text:p>122,328</text:p>
          </table:table-cell>
          <table:table-cell table:formula="of:=((530*[.C248]/1000*[.D248]/1000*[.D248]/1000)*1.084)/4" office:value-type="float" office:value="9.41016136271839" calcext:value-type="float">
            <text:p>9,4101613627183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2283.832+3634.092" office:value-type="float" office:value="5917.924" calcext:value-type="float">
            <text:p>5917,924</text:p>
          </table:table-cell>
          <table:table-cell office:value-type="float" office:value="123.402" calcext:value-type="float">
            <text:p>123,402</text:p>
          </table:table-cell>
          <table:table-cell table:formula="of:=((530*[.C249]/1000*[.D249]/1000*[.D249]/1000)*1.084)/4" office:value-type="float" office:value="12.9437149694397" calcext:value-type="float">
            <text:p>12,943714969439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omnivoro</text:p>
          </table:table-cell>
          <table:table-cell office:value-type="float" office:value="4397.311" calcext:value-type="float">
            <text:p>4397,311</text:p>
          </table:table-cell>
          <table:table-cell office:value-type="float" office:value="112.898" calcext:value-type="float">
            <text:p>112,898</text:p>
          </table:table-cell>
          <table:table-cell table:formula="of:=((530*[.C250]/1000*[.D250]/1000*[.D250]/1000)*1.084)/4" office:value-type="float" office:value="8.05016606679972" calcext:value-type="float">
            <text:p>8,0501660667997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omnivoro</text:p>
          </table:table-cell>
          <table:table-cell office:value-type="float" office:value="3999.104" calcext:value-type="float">
            <text:p>3999,104</text:p>
          </table:table-cell>
          <table:table-cell office:value-type="float" office:value="115.746" calcext:value-type="float">
            <text:p>115,746</text:p>
          </table:table-cell>
          <table:table-cell table:formula="of:=((530*[.C251]/1000*[.D251]/1000*[.D251]/1000)*1.084)/4" office:value-type="float" office:value="7.69519876044918" calcext:value-type="float">
            <text:p>7,6951987604491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omnivoro</text:p>
          </table:table-cell>
          <table:table-cell office:value-type="float" office:value="4402.803" calcext:value-type="float">
            <text:p>4402,803</text:p>
          </table:table-cell>
          <table:table-cell office:value-type="float" office:value="118.824" calcext:value-type="float">
            <text:p>118,824</text:p>
          </table:table-cell>
          <table:table-cell table:formula="of:=((530*[.C252]/1000*[.D252]/1000*[.D252]/1000)*1.084)/4" office:value-type="float" office:value="8.92858731964199" calcext:value-type="float">
            <text:p>8,9285873196419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omnivoro</text:p>
          </table:table-cell>
          <table:table-cell office:value-type="float" office:value="1640.433" calcext:value-type="float">
            <text:p>1640,433</text:p>
          </table:table-cell>
          <table:table-cell office:value-type="float" office:value="78.384" calcext:value-type="float">
            <text:p>78,384</text:p>
          </table:table-cell>
          <table:table-cell table:formula="of:=((530*[.C253]/1000*[.D253]/1000*[.D253]/1000)*1.084)/4" office:value-type="float" office:value="1.44763309098336" calcext:value-type="float">
            <text:p>1,4476330909833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omnivoro</text:p>
          </table:table-cell>
          <table:table-cell table:formula="of:=2274.179+1883.639" office:value-type="float" office:value="4157.818" calcext:value-type="float">
            <text:p>4157,818</text:p>
          </table:table-cell>
          <table:table-cell office:value-type="float" office:value="118.675" calcext:value-type="float">
            <text:p>118,675</text:p>
          </table:table-cell>
          <table:table-cell table:formula="of:=((530*[.C254]/1000*[.D254]/1000*[.D254]/1000)*1.084)/4" office:value-type="float" office:value="8.41064139463385" calcext:value-type="float">
            <text:p>8,4106413946338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omnivoro</text:p>
          </table:table-cell>
          <table:table-cell table:formula="of:=2169.139+2232.77" office:value-type="float" office:value="4401.909" calcext:value-type="float">
            <text:p>4401,909</text:p>
          </table:table-cell>
          <table:table-cell office:value-type="float" office:value="92.021" calcext:value-type="float">
            <text:p>92,021</text:p>
          </table:table-cell>
          <table:table-cell table:formula="of:=((530*[.C255]/1000*[.D255]/1000*[.D255]/1000)*1.084)/4" office:value-type="float" office:value="5.35377502746434" calcext:value-type="float">
            <text:p>5,3537750274643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office:value-type="float" office:value="971.291" calcext:value-type="float">
            <text:p>971,291</text:p>
          </table:table-cell>
          <table:table-cell office:value-type="float" office:value="57.606" calcext:value-type="float">
            <text:p>57,606</text:p>
          </table:table-cell>
          <table:table-cell table:formula="of:=((530*[.C256]/1000*[.D256]/1000*[.D256]/1000)*1.084)/4" office:value-type="float" office:value="0.462945604729855" calcext:value-type="float">
            <text:p>0,46294560472985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office:value-type="float" office:value="1161.281" calcext:value-type="float">
            <text:p>1161,281</text:p>
          </table:table-cell>
          <table:table-cell office:value-type="float" office:value="40.943" calcext:value-type="float">
            <text:p>40,943</text:p>
          </table:table-cell>
          <table:table-cell table:formula="of:=((530*[.C257]/1000*[.D257]/1000*[.D257]/1000)*1.084)/4" office:value-type="float" office:value="0.279602985108103" calcext:value-type="float">
            <text:p>0,27960298510810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office:value-type="float" office:value="1214.628" calcext:value-type="float">
            <text:p>1214,628</text:p>
          </table:table-cell>
          <table:table-cell office:value-type="float" office:value="45.104" calcext:value-type="float">
            <text:p>45,104</text:p>
          </table:table-cell>
          <table:table-cell table:formula="of:=((530*[.C258]/1000*[.D258]/1000*[.D258]/1000)*1.084)/4" office:value-type="float" office:value="0.354910269401955" calcext:value-type="float">
            <text:p>0,35491026940195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office:value-type="float" office:value="1608.855" calcext:value-type="float">
            <text:p>1608,855</text:p>
          </table:table-cell>
          <table:table-cell office:value-type="float" office:value="87.259" calcext:value-type="float">
            <text:p>87,259</text:p>
          </table:table-cell>
          <table:table-cell table:formula="of:=((530*[.C259]/1000*[.D259]/1000*[.D259]/1000)*1.084)/4" office:value-type="float" office:value="1.75947268188777" calcext:value-type="float">
            <text:p>1,7594726818877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office:value-type="float" office:value="833.132" calcext:value-type="float">
            <text:p>833,132</text:p>
          </table:table-cell>
          <table:table-cell office:value-type="float" office:value="85" calcext:value-type="float">
            <text:p>85</text:p>
          </table:table-cell>
          <table:table-cell table:formula="of:=((530*[.C260]/1000*[.D260]/1000*[.D260]/1000)*1.084)/4" office:value-type="float" office:value="0.864563362681" calcext:value-type="float">
            <text:p>0,86456336268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office:value-type="float" office:value="1107.763" calcext:value-type="float">
            <text:p>1107,763</text:p>
          </table:table-cell>
          <table:table-cell office:value-type="float" office:value="43.783" calcext:value-type="float">
            <text:p>43,783</text:p>
          </table:table-cell>
          <table:table-cell table:formula="of:=((530*[.C261]/1000*[.D261]/1000*[.D261]/1000)*1.084)/4" office:value-type="float" office:value="0.305002253274357" calcext:value-type="float">
            <text:p>0,30500225327435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office:value-type="float" office:value="1537.679" calcext:value-type="float">
            <text:p>1537,679</text:p>
          </table:table-cell>
          <table:table-cell office:value-type="float" office:value="59.115" calcext:value-type="float">
            <text:p>59,115</text:p>
          </table:table-cell>
          <table:table-cell table:formula="of:=((530*[.C262]/1000*[.D262]/1000*[.D262]/1000)*1.084)/4" office:value-type="float" office:value="0.771802589913839" calcext:value-type="float">
            <text:p>0,77180258991383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office:value-type="float" office:value="1119.833" calcext:value-type="float">
            <text:p>1119,833</text:p>
          </table:table-cell>
          <table:table-cell office:value-type="float" office:value="39.805" calcext:value-type="float">
            <text:p>39,805</text:p>
          </table:table-cell>
          <table:table-cell table:formula="of:=((530*[.C263]/1000*[.D263]/1000*[.D263]/1000)*1.084)/4" office:value-type="float" office:value="0.25484356889124" calcext:value-type="float">
            <text:p>0,2548435688912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office:value-type="float" office:value="1431.103" calcext:value-type="float">
            <text:p>1431,103</text:p>
          </table:table-cell>
          <table:table-cell office:value-type="float" office:value="51.426" calcext:value-type="float">
            <text:p>51,426</text:p>
          </table:table-cell>
          <table:table-cell table:formula="of:=((530*[.C264]/1000*[.D264]/1000*[.D264]/1000)*1.084)/4" office:value-type="float" office:value="0.543602622928661" calcext:value-type="float">
            <text:p>0,54360262292866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office:value-type="float" office:value="1559.261" calcext:value-type="float">
            <text:p>1559,261</text:p>
          </table:table-cell>
          <table:table-cell office:value-type="float" office:value="43.716" calcext:value-type="float">
            <text:p>43,716</text:p>
          </table:table-cell>
          <table:table-cell table:formula="of:=((530*[.C265]/1000*[.D265]/1000*[.D265]/1000)*1.084)/4" office:value-type="float" office:value="0.428001027450151" calcext:value-type="float">
            <text:p>0,42800102745015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office:value-type="float" office:value="2248.473" calcext:value-type="float">
            <text:p>2248,473</text:p>
          </table:table-cell>
          <table:table-cell office:value-type="float" office:value="64.662" calcext:value-type="float">
            <text:p>64,662</text:p>
          </table:table-cell>
          <table:table-cell table:formula="of:=((530*[.C266]/1000*[.D266]/1000*[.D266]/1000)*1.084)/4" office:value-type="float" office:value="1.35030259977734" calcext:value-type="float">
            <text:p>1,3503025997773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office:value-type="float" office:value="1845.962" calcext:value-type="float">
            <text:p>1845,962</text:p>
          </table:table-cell>
          <table:table-cell office:value-type="float" office:value="62.937" calcext:value-type="float">
            <text:p>62,937</text:p>
          </table:table-cell>
          <table:table-cell table:formula="of:=((530*[.C267]/1000*[.D267]/1000*[.D267]/1000)*1.084)/4" office:value-type="float" office:value="1.05021929360491" calcext:value-type="float">
            <text:p>1,0502192936049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office:value-type="float" office:value="2037.389" calcext:value-type="float">
            <text:p>2037,389</text:p>
          </table:table-cell>
          <table:table-cell office:value-type="float" office:value="90.575" calcext:value-type="float">
            <text:p>90,575</text:p>
          </table:table-cell>
          <table:table-cell table:formula="of:=((530*[.C268]/1000*[.D268]/1000*[.D268]/1000)*1.084)/4" office:value-type="float" office:value="2.40068844946519" calcext:value-type="float">
            <text:p>2,4006884494651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office:value-type="float" office:value="1243.607" calcext:value-type="float">
            <text:p>1243,607</text:p>
          </table:table-cell>
          <table:table-cell office:value-type="float" office:value="38.512" calcext:value-type="float">
            <text:p>38,512</text:p>
          </table:table-cell>
          <table:table-cell table:formula="of:=((530*[.C269]/1000*[.D269]/1000*[.D269]/1000)*1.084)/4" office:value-type="float" office:value="0.264923487941779" calcext:value-type="float">
            <text:p>0,26492348794177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office:value-type="float" office:value="1206.136" calcext:value-type="float">
            <text:p>1206,136</text:p>
          </table:table-cell>
          <table:table-cell office:value-type="float" office:value="61.986" calcext:value-type="float">
            <text:p>61,986</text:p>
          </table:table-cell>
          <table:table-cell table:formula="of:=((530*[.C270]/1000*[.D270]/1000*[.D270]/1000)*1.084)/4" office:value-type="float" office:value="0.665623527763885" calcext:value-type="float">
            <text:p>0,66562352776388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office:value-type="float" office:value="764.939" calcext:value-type="float">
            <text:p>764,939</text:p>
          </table:table-cell>
          <table:table-cell office:value-type="float" office:value="36.471" calcext:value-type="float">
            <text:p>36,471</text:p>
          </table:table-cell>
          <table:table-cell table:formula="of:=((530*[.C271]/1000*[.D271]/1000*[.D271]/1000)*1.084)/4" office:value-type="float" office:value="0.146139395666326" calcext:value-type="float">
            <text:p>0,14613939566632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table:formula="of:=1494.219/2" office:value-type="float" office:value="747.1095" calcext:value-type="float">
            <text:p>747,1095</text:p>
          </table:table-cell>
          <table:table-cell table:formula="of:=103.798/2" office:value-type="float" office:value="51.899" calcext:value-type="float">
            <text:p>51,899</text:p>
          </table:table-cell>
          <table:table-cell table:formula="of:=((530*[.C272]/1000*[.D272]/1000*[.D272]/1000)*1.084)/4" office:value-type="float" office:value="0.289032978928647" calcext:value-type="float">
            <text:p>0,28903297892864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table:formula="of:=2357.3/2" office:value-type="float" office:value="1178.65" calcext:value-type="float">
            <text:p>1178,65</text:p>
          </table:table-cell>
          <table:table-cell table:formula="of:=75.67/2" office:value-type="float" office:value="37.835" calcext:value-type="float">
            <text:p>37,835</text:p>
          </table:table-cell>
          <table:table-cell table:formula="of:=((530*[.C273]/1000*[.D273]/1000*[.D273]/1000)*1.084)/4" office:value-type="float" office:value="0.242335755860894" calcext:value-type="float">
            <text:p>0,24233575586089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table:formula="of:=3376.487/2" office:value-type="float" office:value="1688.2435" calcext:value-type="float">
            <text:p>1688,2435</text:p>
          </table:table-cell>
          <table:table-cell table:formula="of:=100.918/2" office:value-type="float" office:value="50.459" calcext:value-type="float">
            <text:p>50,459</text:p>
          </table:table-cell>
          <table:table-cell table:formula="of:=((530*[.C274]/1000*[.D274]/1000*[.D274]/1000)*1.084)/4" office:value-type="float" office:value="0.617387063998183" calcext:value-type="float">
            <text:p>0,61738706399818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table:formula="of:==1536.839/2" office:value-type="float" office:value="768.4195" calcext:value-type="float">
            <text:p>768,4195</text:p>
          </table:table-cell>
          <table:table-cell table:formula="of:=72.34/2" office:value-type="float" office:value="36.17" calcext:value-type="float">
            <text:p>36,17</text:p>
          </table:table-cell>
          <table:table-cell table:formula="of:=((530*[.C275]/1000*[.D275]/1000*[.D275]/1000)*1.084)/4" office:value-type="float" office:value="0.14439114334293" calcext:value-type="float">
            <text:p>0,1443911433429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table:formula="of:=1923.417/2" office:value-type="float" office:value="961.7085" calcext:value-type="float">
            <text:p>961,7085</text:p>
          </table:table-cell>
          <table:table-cell table:formula="of:=85.806/2" office:value-type="float" office:value="42.903" calcext:value-type="float">
            <text:p>42,903</text:p>
          </table:table-cell>
          <table:table-cell table:formula="of:=((530*[.C276]/1000*[.D276]/1000*[.D276]/1000)*1.084)/4" office:value-type="float" office:value="0.254251742346416" calcext:value-type="float">
            <text:p>0,25425174234641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table:formula="of:=2809.132/2" office:value-type="float" office:value="1404.566" calcext:value-type="float">
            <text:p>1404,566</text:p>
          </table:table-cell>
          <table:table-cell table:formula="of:=95.771/2" office:value-type="float" office:value="47.8855" calcext:value-type="float">
            <text:p>47,8855</text:p>
          </table:table-cell>
          <table:table-cell table:formula="of:=((530*[.C277]/1000*[.D277]/1000*[.D277]/1000)*1.084)/4" office:value-type="float" office:value="0.46258906756764" calcext:value-type="float">
            <text:p>0,4625890675676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table:formula="of:=2645.789/2" office:value-type="float" office:value="1322.8945" calcext:value-type="float">
            <text:p>1322,8945</text:p>
          </table:table-cell>
          <table:table-cell table:formula="of:=103.629/2" office:value-type="float" office:value="51.8145" calcext:value-type="float">
            <text:p>51,8145</text:p>
          </table:table-cell>
          <table:table-cell table:formula="of:=((530*[.C278]/1000*[.D278]/1000*[.D278]/1000)*1.084)/4" office:value-type="float" office:value="0.51012075599653" calcext:value-type="float">
            <text:p>0,5101207559965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table:formula="of:=2350.786/2" office:value-type="float" office:value="1175.393" calcext:value-type="float">
            <text:p>1175,393</text:p>
          </table:table-cell>
          <table:table-cell table:formula="of:=98.333/2" office:value-type="float" office:value="49.1665" calcext:value-type="float">
            <text:p>49,1665</text:p>
          </table:table-cell>
          <table:table-cell table:formula="of:=((530*[.C279]/1000*[.D279]/1000*[.D279]/1000)*1.084)/4" office:value-type="float" office:value="0.408100237253127" calcext:value-type="float">
            <text:p>0,40810023725312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table:formula="of:=3510.625/2" office:value-type="float" office:value="1755.3125" calcext:value-type="float">
            <text:p>1755,3125</text:p>
          </table:table-cell>
          <table:table-cell table:formula="of:=136.605/2" office:value-type="float" office:value="68.3025" calcext:value-type="float">
            <text:p>68,3025</text:p>
          </table:table-cell>
          <table:table-cell table:formula="of:=((530*[.C280]/1000*[.D280]/1000*[.D280]/1000)*1.084)/4" office:value-type="float" office:value="1.1761773341813" calcext:value-type="float">
            <text:p>1,176177334181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table:formula="of:=2957.367/2" office:value-type="float" office:value="1478.6835" calcext:value-type="float">
            <text:p>1478,6835</text:p>
          </table:table-cell>
          <table:table-cell table:formula="of:=148.818/2" office:value-type="float" office:value="74.409" calcext:value-type="float">
            <text:p>74,409</text:p>
          </table:table-cell>
          <table:table-cell table:formula="of:=((530*[.C281]/1000*[.D281]/1000*[.D281]/1000)*1.084)/4" office:value-type="float" office:value="1.17590252589145" calcext:value-type="float">
            <text:p>1,1759025258914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table:formula="of:=1839.036/2" office:value-type="float" office:value="919.518" calcext:value-type="float">
            <text:p>919,518</text:p>
          </table:table-cell>
          <table:table-cell table:formula="of:=67.496/2" office:value-type="float" office:value="33.748" calcext:value-type="float">
            <text:p>33,748</text:p>
          </table:table-cell>
          <table:table-cell table:formula="of:=((530*[.C282]/1000*[.D282]/1000*[.D282]/1000)*1.084)/4" office:value-type="float" office:value="0.150418577243692" calcext:value-type="float">
            <text:p>0,15041857724369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predador</text:p>
          </table:table-cell>
          <table:table-cell office:value-type="float" office:value="2191.109" calcext:value-type="float">
            <text:p>2191,109</text:p>
          </table:table-cell>
          <table:table-cell office:value-type="float" office:value="120.807" calcext:value-type="float">
            <text:p>120,807</text:p>
          </table:table-cell>
          <table:table-cell table:formula="of:=((530*[.C283]/1000*[.D283]/1000*[.D283]/1000)*1.084)/4" office:value-type="float" office:value="4.59296718390477" calcext:value-type="float">
            <text:p>4,5929671839047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predador</text:p>
          </table:table-cell>
          <table:table-cell office:value-type="float" office:value="2779.695" calcext:value-type="float">
            <text:p>2779,695</text:p>
          </table:table-cell>
          <table:table-cell office:value-type="float" office:value="127.61" calcext:value-type="float">
            <text:p>127,61</text:p>
          </table:table-cell>
          <table:table-cell table:formula="of:=((530*[.C284]/1000*[.D284]/1000*[.D284]/1000)*1.084)/4" office:value-type="float" office:value="6.50147240714313" calcext:value-type="float">
            <text:p>6,5014724071431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predador</text:p>
          </table:table-cell>
          <table:table-cell office:value-type="float" office:value="1103.805" calcext:value-type="float">
            <text:p>1103,805</text:p>
          </table:table-cell>
          <table:table-cell office:value-type="float" office:value="63.909" calcext:value-type="float">
            <text:p>63,909</text:p>
          </table:table-cell>
          <table:table-cell table:formula="of:=((530*[.C285]/1000*[.D285]/1000*[.D285]/1000)*1.084)/4" office:value-type="float" office:value="0.647532486394577" calcext:value-type="float">
            <text:p>0,64753248639457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predador</text:p>
          </table:table-cell>
          <table:table-cell office:value-type="float" office:value="1969.488" calcext:value-type="float">
            <text:p>1969,488</text:p>
          </table:table-cell>
          <table:table-cell office:value-type="float" office:value="102.433" calcext:value-type="float">
            <text:p>102,433</text:p>
          </table:table-cell>
          <table:table-cell table:formula="of:=((530*[.C286]/1000*[.D286]/1000*[.D286]/1000)*1.084)/4" office:value-type="float" office:value="2.96809832640999" calcext:value-type="float">
            <text:p>2,96809832640999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office:value-type="float" office:value="1950.373" calcext:value-type="float">
            <text:p>1950,373</text:p>
          </table:table-cell>
          <table:table-cell office:value-type="float" office:value="69.453" calcext:value-type="float">
            <text:p>69,453</text:p>
          </table:table-cell>
          <table:table-cell table:formula="of:=((530*[.C287]/1000*[.D287]/1000*[.D287]/1000)*1.084)/4" office:value-type="float" office:value="1.35127846636257" calcext:value-type="float">
            <text:p>1,35127846636257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office:value-type="float" office:value="1230.379" calcext:value-type="float">
            <text:p>1230,379</text:p>
          </table:table-cell>
          <table:table-cell office:value-type="float" office:value="45.19" calcext:value-type="float">
            <text:p>45,19</text:p>
          </table:table-cell>
          <table:table-cell table:formula="of:=((530*[.C288]/1000*[.D288]/1000*[.D288]/1000)*1.084)/4" office:value-type="float" office:value="0.360884935143938" calcext:value-type="float">
            <text:p>0,360884935143938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office:value-type="float" office:value="1756.145" calcext:value-type="float">
            <text:p>1756,145</text:p>
          </table:table-cell>
          <table:table-cell office:value-type="float" office:value="67.655" calcext:value-type="float">
            <text:p>67,655</text:p>
          </table:table-cell>
          <table:table-cell table:formula="of:=((530*[.C289]/1000*[.D289]/1000*[.D289]/1000)*1.084)/4" office:value-type="float" office:value="1.15453028285599" calcext:value-type="float">
            <text:p>1,15453028285599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office:value-type="float" office:value="1565.423" calcext:value-type="float">
            <text:p>1565,423</text:p>
          </table:table-cell>
          <table:table-cell office:value-type="float" office:value="54.707" calcext:value-type="float">
            <text:p>54,707</text:p>
          </table:table-cell>
          <table:table-cell table:formula="of:=((530*[.C290]/1000*[.D290]/1000*[.D290]/1000)*1.084)/4" office:value-type="float" office:value="0.672918813374882" calcext:value-type="float">
            <text:p>0,672918813374882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office:value-type="float" office:value="1697.47" calcext:value-type="float">
            <text:p>1697,47</text:p>
          </table:table-cell>
          <table:table-cell office:value-type="float" office:value="64.183" calcext:value-type="float">
            <text:p>64,183</text:p>
          </table:table-cell>
          <table:table-cell table:formula="of:=((530*[.C291]/1000*[.D291]/1000*[.D291]/1000)*1.084)/4" office:value-type="float" office:value="1.00435511001838" calcext:value-type="float">
            <text:p>1,00435511001838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office:value-type="float" office:value="2337.714" calcext:value-type="float">
            <text:p>2337,714</text:p>
          </table:table-cell>
          <table:table-cell office:value-type="float" office:value="45.385" calcext:value-type="float">
            <text:p>45,385</text:p>
          </table:table-cell>
          <table:table-cell table:formula="of:=((530*[.C292]/1000*[.D292]/1000*[.D292]/1000)*1.084)/4" office:value-type="float" office:value="0.691609926192431" calcext:value-type="float">
            <text:p>0,691609926192431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office:value-type="float" office:value="1810.225" calcext:value-type="float">
            <text:p>1810,225</text:p>
          </table:table-cell>
          <table:table-cell office:value-type="float" office:value="88.511" calcext:value-type="float">
            <text:p>88,511</text:p>
          </table:table-cell>
          <table:table-cell table:formula="of:=((530*[.C293]/1000*[.D293]/1000*[.D293]/1000)*1.084)/4" office:value-type="float" office:value="2.03691175159532" calcext:value-type="float">
            <text:p>2,03691175159532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office:value-type="float" office:value="1424.286" calcext:value-type="float">
            <text:p>1424,286</text:p>
          </table:table-cell>
          <table:table-cell office:value-type="float" office:value="64.046" calcext:value-type="float">
            <text:p>64,046</text:p>
          </table:table-cell>
          <table:table-cell table:formula="of:=((530*[.C294]/1000*[.D294]/1000*[.D294]/1000)*1.084)/4" office:value-type="float" office:value="0.839124473942704" calcext:value-type="float">
            <text:p>0,839124473942704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office:value-type="float" office:value="5377.646" calcext:value-type="float">
            <text:p>5377,646</text:p>
          </table:table-cell>
          <table:table-cell office:value-type="float" office:value="146.913" calcext:value-type="float">
            <text:p>146,913</text:p>
          </table:table-cell>
          <table:table-cell table:formula="of:=((530*[.C295]/1000*[.D295]/1000*[.D295]/1000)*1.084)/4" office:value-type="float" office:value="16.6708531149095" calcext:value-type="float">
            <text:p>16,6708531149095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office:value-type="float" office:value="2050.053" calcext:value-type="float">
            <text:p>2050,053</text:p>
          </table:table-cell>
          <table:table-cell office:value-type="float" office:value="67.785" calcext:value-type="float">
            <text:p>67,785</text:p>
          </table:table-cell>
          <table:table-cell table:formula="of:=((530*[.C296]/1000*[.D296]/1000*[.D296]/1000)*1.084)/4" office:value-type="float" office:value="1.3529366145553" calcext:value-type="float">
            <text:p>1,3529366145553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office:value-type="float" office:value="2596.659" calcext:value-type="float">
            <text:p>2596,659</text:p>
          </table:table-cell>
          <table:table-cell office:value-type="float" office:value="78.046" calcext:value-type="float">
            <text:p>78,046</text:p>
          </table:table-cell>
          <table:table-cell table:formula="of:=((530*[.C297]/1000*[.D297]/1000*[.D297]/1000)*1.084)/4" office:value-type="float" office:value="2.27175441285814" calcext:value-type="float">
            <text:p>2,27175441285814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office:value-type="float" office:value="2026.458" calcext:value-type="float">
            <text:p>2026,458</text:p>
          </table:table-cell>
          <table:table-cell office:value-type="float" office:value="95.771" calcext:value-type="float">
            <text:p>95,771</text:p>
          </table:table-cell>
          <table:table-cell table:formula="of:=((530*[.C298]/1000*[.D298]/1000*[.D298]/1000)*1.084)/4" office:value-type="float" office:value="2.66962838822806" calcext:value-type="float">
            <text:p>2,66962838822806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office:value-type="float" office:value="925.82" calcext:value-type="float">
            <text:p>925,82</text:p>
          </table:table-cell>
          <table:table-cell office:value-type="float" office:value="70" calcext:value-type="float">
            <text:p>70</text:p>
          </table:table-cell>
          <table:table-cell table:formula="of:=((530*[.C299]/1000*[.D299]/1000*[.D299]/1000)*1.084)/4" office:value-type="float" office:value="0.65158008034" calcext:value-type="float">
            <text:p>0,65158008034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office:value-type="float" office:value="1131.515" calcext:value-type="float">
            <text:p>1131,515</text:p>
          </table:table-cell>
          <table:table-cell office:value-type="float" office:value="98.221" calcext:value-type="float">
            <text:p>98,221</text:p>
          </table:table-cell>
          <table:table-cell table:formula="of:=((530*[.C300]/1000*[.D300]/1000*[.D300]/1000)*1.084)/4" office:value-type="float" office:value="1.56788490497085" calcext:value-type="float">
            <text:p>1,56788490497085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table:formula="of:=1872.914/2" office:value-type="float" office:value="936.457" calcext:value-type="float">
            <text:p>936,457</text:p>
          </table:table-cell>
          <table:table-cell table:formula="of:=80.161/2" office:value-type="float" office:value="40.0805" calcext:value-type="float">
            <text:p>40,0805</text:p>
          </table:table-cell>
          <table:table-cell table:formula="of:=((530*[.C301]/1000*[.D301]/1000*[.D301]/1000)*1.084)/4" office:value-type="float" office:value="0.216072383244913" calcext:value-type="float">
            <text:p>0,216072383244913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table:formula="of:=2363.92/2" office:value-type="float" office:value="1181.96" calcext:value-type="float">
            <text:p>1181,96</text:p>
          </table:table-cell>
          <table:table-cell table:formula="of:=98.311/2" office:value-type="float" office:value="49.1555" calcext:value-type="float">
            <text:p>49,1555</text:p>
          </table:table-cell>
          <table:table-cell table:formula="of:=((530*[.C302]/1000*[.D302]/1000*[.D302]/1000)*1.084)/4" office:value-type="float" office:value="0.410196712929518" calcext:value-type="float">
            <text:p>0,410196712929518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table:formula="of:=2418.415/2" office:value-type="float" office:value="1209.2075" calcext:value-type="float">
            <text:p>1209,2075</text:p>
          </table:table-cell>
          <table:table-cell table:formula="of:=107.874/2" office:value-type="float" office:value="53.937" calcext:value-type="float">
            <text:p>53,937</text:p>
          </table:table-cell>
          <table:table-cell table:formula="of:=((530*[.C303]/1000*[.D303]/1000*[.D303]/1000)*1.084)/4" office:value-type="float" office:value="0.505265408922137" calcext:value-type="float">
            <text:p>0,505265408922137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table:formula="of:=1265.113/2" office:value-type="float" office:value="632.5565" calcext:value-type="float">
            <text:p>632,5565</text:p>
          </table:table-cell>
          <table:table-cell table:formula="of:=88.212/2" office:value-type="float" office:value="44.106" calcext:value-type="float">
            <text:p>44,106</text:p>
          </table:table-cell>
          <table:table-cell table:formula="of:=((530*[.C304]/1000*[.D304]/1000*[.D304]/1000)*1.084)/4" office:value-type="float" office:value="0.176742026212883" calcext:value-type="float">
            <text:p>0,176742026212883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table:formula="of:=1660.683/2" office:value-type="float" office:value="830.3415" calcext:value-type="float">
            <text:p>830,3415</text:p>
          </table:table-cell>
          <table:table-cell table:formula="of:=81.062/2" office:value-type="float" office:value="40.531" calcext:value-type="float">
            <text:p>40,531</text:p>
          </table:table-cell>
          <table:table-cell table:formula="of:=((530*[.C305]/1000*[.D305]/1000*[.D305]/1000)*1.084)/4" office:value-type="float" office:value="0.195918994271503" calcext:value-type="float">
            <text:p>0,195918994271503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table:formula="of:=1295.063/2" office:value-type="float" office:value="647.5315" calcext:value-type="float">
            <text:p>647,5315</text:p>
          </table:table-cell>
          <table:table-cell table:formula="of:=107.547/2" office:value-type="float" office:value="53.7735" calcext:value-type="float">
            <text:p>53,7735</text:p>
          </table:table-cell>
          <table:table-cell table:formula="of:=((530*[.C306]/1000*[.D306]/1000*[.D306]/1000)*1.084)/4" office:value-type="float" office:value="0.268932116582305" calcext:value-type="float">
            <text:p>0,268932116582305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table:formula="of:=2667.726/2" office:value-type="float" office:value="1333.863" calcext:value-type="float">
            <text:p>1333,863</text:p>
          </table:table-cell>
          <table:table-cell table:formula="of:=90.769/2" office:value-type="float" office:value="45.3845" calcext:value-type="float">
            <text:p>45,3845</text:p>
          </table:table-cell>
          <table:table-cell table:formula="of:=((530*[.C307]/1000*[.D307]/1000*[.D307]/1000)*1.084)/4" office:value-type="float" office:value="0.394613098398613" calcext:value-type="float">
            <text:p>0,394613098398613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table:formula="of:=1886.056/2" office:value-type="float" office:value="943.028" calcext:value-type="float">
            <text:p>943,028</text:p>
          </table:table-cell>
          <table:table-cell table:formula="of:=147.392/2" office:value-type="float" office:value="73.696" calcext:value-type="float">
            <text:p>73,696</text:p>
          </table:table-cell>
          <table:table-cell table:formula="of:=((530*[.C308]/1000*[.D308]/1000*[.D308]/1000)*1.084)/4" office:value-type="float" office:value="0.735626864374002" calcext:value-type="float">
            <text:p>0,735626864374002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table:formula="of:=3670.376/2" office:value-type="float" office:value="1835.188" calcext:value-type="float">
            <text:p>1835,188</text:p>
          </table:table-cell>
          <table:table-cell table:formula="of:=139.475/2" office:value-type="float" office:value="69.7375" calcext:value-type="float">
            <text:p>69,7375</text:p>
          </table:table-cell>
          <table:table-cell table:formula="of:=((530*[.C309]/1000*[.D309]/1000*[.D309]/1000)*1.084)/4" office:value-type="float" office:value="1.28191275889307" calcext:value-type="float">
            <text:p>1,28191275889307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table:formula="of:=1860.749/2" office:value-type="float" office:value="930.3745" calcext:value-type="float">
            <text:p>930,3745</text:p>
          </table:table-cell>
          <table:table-cell table:formula="of:=139.475/2" office:value-type="float" office:value="69.7375" calcext:value-type="float">
            <text:p>69,7375</text:p>
          </table:table-cell>
          <table:table-cell table:formula="of:=((530*[.C310]/1000*[.D310]/1000*[.D310]/1000)*1.084)/4" office:value-type="float" office:value="0.649883795065551" calcext:value-type="float">
            <text:p>0,649883795065551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office:value-type="float" office:value="1930.827" calcext:value-type="float">
            <text:p>1930,827</text:p>
          </table:table-cell>
          <table:table-cell office:value-type="float" office:value="80.161" calcext:value-type="float">
            <text:p>80,161</text:p>
          </table:table-cell>
          <table:table-cell table:formula="of:=((530*[.C311]/1000*[.D311]/1000*[.D311]/1000)*1.084)/4" office:value-type="float" office:value="1.78202903720566" calcext:value-type="float">
            <text:p>1,78202903720566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office:value-type="float" office:value="1621" calcext:value-type="float">
            <text:p>1621</text:p>
          </table:table-cell>
          <table:table-cell office:value-type="float" office:value="54.707" calcext:value-type="float">
            <text:p>54,707</text:p>
          </table:table-cell>
          <table:table-cell table:formula="of:=((530*[.C312]/1000*[.D312]/1000*[.D312]/1000)*1.084)/4" office:value-type="float" office:value="0.696809358544421" calcext:value-type="float">
            <text:p>0,696809358544421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office:value-type="float" office:value="1304.971" calcext:value-type="float">
            <text:p>1304,971</text:p>
          </table:table-cell>
          <table:table-cell office:value-type="float" office:value="64.183" calcext:value-type="float">
            <text:p>64,183</text:p>
          </table:table-cell>
          <table:table-cell table:formula="of:=((530*[.C313]/1000*[.D313]/1000*[.D313]/1000)*1.084)/4" office:value-type="float" office:value="0.772122212631621" calcext:value-type="float">
            <text:p>0,772122212631621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office:value-type="float" office:value="2699.184" calcext:value-type="float">
            <text:p>2699,184</text:p>
          </table:table-cell>
          <table:table-cell office:value-type="float" office:value="80.161" calcext:value-type="float">
            <text:p>80,161</text:p>
          </table:table-cell>
          <table:table-cell table:formula="of:=((530*[.C314]/1000*[.D314]/1000*[.D314]/1000)*1.084)/4" office:value-type="float" office:value="2.49117309047415" calcext:value-type="float">
            <text:p>2,49117309047415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office:value-type="float" office:value="1830.334" calcext:value-type="float">
            <text:p>1830,334</text:p>
          </table:table-cell>
          <table:table-cell office:value-type="float" office:value="71.698" calcext:value-type="float">
            <text:p>71,698</text:p>
          </table:table-cell>
          <table:table-cell table:formula="of:=((530*[.C315]/1000*[.D315]/1000*[.D315]/1000)*1.084)/4" office:value-type="float" office:value="1.35141766106461" calcext:value-type="float">
            <text:p>1,35141766106461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office:value-type="float" office:value="1007.375" calcext:value-type="float">
            <text:p>1007,375</text:p>
          </table:table-cell>
          <table:table-cell office:value-type="float" office:value="54.545" calcext:value-type="float">
            <text:p>54,545</text:p>
          </table:table-cell>
          <table:table-cell table:formula="of:=((530*[.C316]/1000*[.D316]/1000*[.D316]/1000)*1.084)/4" office:value-type="float" office:value="0.430473301801568" calcext:value-type="float">
            <text:p>0,430473301801568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office:value-type="float" office:value="1929.637" calcext:value-type="float">
            <text:p>1929,637</text:p>
          </table:table-cell>
          <table:table-cell office:value-type="float" office:value="89.794" calcext:value-type="float">
            <text:p>89,794</text:p>
          </table:table-cell>
          <table:table-cell table:formula="of:=((530*[.C317]/1000*[.D317]/1000*[.D317]/1000)*1.084)/4" office:value-type="float" office:value="2.2346803745016" calcext:value-type="float">
            <text:p>2,2346803745016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office:value-type="float" office:value="1243.905" calcext:value-type="float">
            <text:p>1243,905</text:p>
          </table:table-cell>
          <table:table-cell office:value-type="float" office:value="59.338" calcext:value-type="float">
            <text:p>59,338</text:p>
          </table:table-cell>
          <table:table-cell table:formula="of:=((530*[.C318]/1000*[.D318]/1000*[.D318]/1000)*1.084)/4" office:value-type="float" office:value="0.629068852872546" calcext:value-type="float">
            <text:p>0,629068852872546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office:value-type="float" office:value="2863.621" calcext:value-type="float">
            <text:p>2863,621</text:p>
          </table:table-cell>
          <table:table-cell office:value-type="float" office:value="99.025" calcext:value-type="float">
            <text:p>99,025</text:p>
          </table:table-cell>
          <table:table-cell table:formula="of:=((530*[.C319]/1000*[.D319]/1000*[.D319]/1000)*1.084)/4" office:value-type="float" office:value="4.03320596872885" calcext:value-type="float">
            <text:p>4,03320596872885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office:value-type="float" office:value="1702.126" calcext:value-type="float">
            <text:p>1702,126</text:p>
          </table:table-cell>
          <table:table-cell office:value-type="float" office:value="58.29" calcext:value-type="float">
            <text:p>58,29</text:p>
          </table:table-cell>
          <table:table-cell table:formula="of:=((530*[.C320]/1000*[.D320]/1000*[.D320]/1000)*1.084)/4" office:value-type="float" office:value="0.830663211350239" calcext:value-type="float">
            <text:p>0,830663211350239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office:value-type="float" office:value="1376.298" calcext:value-type="float">
            <text:p>1376,298</text:p>
          </table:table-cell>
          <table:table-cell office:value-type="float" office:value="59.338" calcext:value-type="float">
            <text:p>59,338</text:p>
          </table:table-cell>
          <table:table-cell table:formula="of:=((530*[.C321]/1000*[.D321]/1000*[.D321]/1000)*1.084)/4" office:value-type="float" office:value="0.696022770284531" calcext:value-type="float">
            <text:p>0,696022770284531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office:value-type="float" office:value="2373.437" calcext:value-type="float">
            <text:p>2373,437</text:p>
          </table:table-cell>
          <table:table-cell office:value-type="float" office:value="68.816" calcext:value-type="float">
            <text:p>68,816</text:p>
          </table:table-cell>
          <table:table-cell table:formula="of:=((530*[.C322]/1000*[.D322]/1000*[.D322]/1000)*1.084)/4" office:value-type="float" office:value="1.61436494775627" calcext:value-type="float">
            <text:p>1,61436494775627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office:value-type="float" office:value="2502.041" calcext:value-type="float">
            <text:p>2502,041</text:p>
          </table:table-cell>
          <table:table-cell office:value-type="float" office:value="58.441" calcext:value-type="float">
            <text:p>58,441</text:p>
          </table:table-cell>
          <table:table-cell table:formula="of:=((530*[.C323]/1000*[.D323]/1000*[.D323]/1000)*1.084)/4" office:value-type="float" office:value="1.22736817996262" calcext:value-type="float">
            <text:p>1,22736817996262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office:value-type="float" office:value="2110.841" calcext:value-type="float">
            <text:p>2110,841</text:p>
          </table:table-cell>
          <table:table-cell office:value-type="float" office:value="96.595" calcext:value-type="float">
            <text:p>96,595</text:p>
          </table:table-cell>
          <table:table-cell table:formula="of:=((530*[.C324]/1000*[.D324]/1000*[.D324]/1000)*1.084)/4" office:value-type="float" office:value="2.82885036265854" calcext:value-type="float">
            <text:p>2,82885036265854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table:formula="of:=1660.739/2" office:value-type="float" office:value="830.3695" calcext:value-type="float">
            <text:p>830,3695</text:p>
          </table:table-cell>
          <table:table-cell table:formula="of:=66.936/2" office:value-type="float" office:value="33.468" calcext:value-type="float">
            <text:p>33,468</text:p>
          </table:table-cell>
          <table:table-cell table:formula="of:=((530*[.C325]/1000*[.D325]/1000*[.D325]/1000)*1.084)/4" office:value-type="float" office:value="0.133590652160511" calcext:value-type="float">
            <text:p>0,133590652160511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table:formula="of:=3712.579/2" office:value-type="float" office:value="1856.2895" calcext:value-type="float">
            <text:p>1856,2895</text:p>
          </table:table-cell>
          <table:table-cell table:formula="of:=95.863/2" office:value-type="float" office:value="47.9315" calcext:value-type="float">
            <text:p>47,9315</text:p>
          </table:table-cell>
          <table:table-cell table:formula="of:=((530*[.C326]/1000*[.D326]/1000*[.D326]/1000)*1.084)/4" office:value-type="float" office:value="0.61253782089221" calcext:value-type="float">
            <text:p>0,61253782089221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table:formula="of:=1770.114/2" office:value-type="float" office:value="885.057" calcext:value-type="float">
            <text:p>885,057</text:p>
          </table:table-cell>
          <table:table-cell table:formula="of:=62.375/2" office:value-type="float" office:value="31.1875" calcext:value-type="float">
            <text:p>31,1875</text:p>
          </table:table-cell>
          <table:table-cell table:formula="of:=((530*[.C327]/1000*[.D327]/1000*[.D327]/1000)*1.084)/4" office:value-type="float" office:value="0.123645275825496" calcext:value-type="float">
            <text:p>0,123645275825496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table:formula="of:=2206.642+2214.359" office:value-type="float" office:value="4421.001" calcext:value-type="float">
            <text:p>4421,001</text:p>
          </table:table-cell>
          <table:table-cell office:value-type="float" office:value="154.278" calcext:value-type="float">
            <text:p>154,278</text:p>
          </table:table-cell>
          <table:table-cell table:formula="of:=((530*[.C328]/1000*[.D328]/1000*[.D328]/1000)*1.084)/4" office:value-type="float" office:value="15.1138035879542" calcext:value-type="float">
            <text:p>15,1138035879542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table:formula="of:=2014.705+2499.6" office:value-type="float" office:value="4514.305" calcext:value-type="float">
            <text:p>4514,305</text:p>
          </table:table-cell>
          <table:table-cell office:value-type="float" office:value="90.575" calcext:value-type="float">
            <text:p>90,575</text:p>
          </table:table-cell>
          <table:table-cell table:formula="of:=((530*[.C329]/1000*[.D329]/1000*[.D329]/1000)*1.084)/4" office:value-type="float" office:value="5.3192786801455" calcext:value-type="float">
            <text:p>5,3192786801455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table:formula="of:=1861.493+2341.679+2061.161+1679.509" office:value-type="float" office:value="7943.842" calcext:value-type="float">
            <text:p>7943,842</text:p>
          </table:table-cell>
          <table:table-cell office:value-type="float" office:value="142.719" calcext:value-type="float">
            <text:p>142,719</text:p>
          </table:table-cell>
          <table:table-cell table:formula="of:=((530*[.C330]/1000*[.D330]/1000*[.D330]/1000)*1.084)/4" office:value-type="float" office:value="23.2401724409202" calcext:value-type="float">
            <text:p>23,2401724409202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omnivoro</text:p>
          </table:table-cell>
          <table:table-cell office:value-type="float" office:value="5357.193" calcext:value-type="float">
            <text:p>5357,193</text:p>
          </table:table-cell>
          <table:table-cell office:value-type="float" office:value="142.534" calcext:value-type="float">
            <text:p>142,534</text:p>
          </table:table-cell>
          <table:table-cell table:formula="of:=((530*[.C331]/1000*[.D331]/1000*[.D331]/1000)*1.084)/4" office:value-type="float" office:value="15.632174681337" calcext:value-type="float">
            <text:p>15,632174681337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omnivoro</text:p>
          </table:table-cell>
          <table:table-cell office:value-type="float" office:value="2494.815" calcext:value-type="float">
            <text:p>2494,815</text:p>
          </table:table-cell>
          <table:table-cell office:value-type="float" office:value="131.684" calcext:value-type="float">
            <text:p>131,684</text:p>
          </table:table-cell>
          <table:table-cell table:formula="of:=((530*[.C332]/1000*[.D332]/1000*[.D332]/1000)*1.084)/4" office:value-type="float" office:value="6.21368920799167" calcext:value-type="float">
            <text:p>6,21368920799167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omnivoro</text:p>
          </table:table-cell>
          <table:table-cell office:value-type="float" office:value="5364.9" calcext:value-type="float">
            <text:p>5364,9</text:p>
          </table:table-cell>
          <table:table-cell office:value-type="float" office:value="127.886" calcext:value-type="float">
            <text:p>127,886</text:p>
          </table:table-cell>
          <table:table-cell table:formula="of:=((530*[.C333]/1000*[.D333]/1000*[.D333]/1000)*1.084)/4" office:value-type="float" office:value="12.6023866314424" calcext:value-type="float">
            <text:p>12,6023866314424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omnivoro</text:p>
          </table:table-cell>
          <table:table-cell table:formula="of:=2361.425+2515.885+2199.169" office:value-type="float" office:value="7076.479" calcext:value-type="float">
            <text:p>7076,479</text:p>
          </table:table-cell>
          <table:table-cell office:value-type="float" office:value="126.223" calcext:value-type="float">
            <text:p>126,223</text:p>
          </table:table-cell>
          <table:table-cell table:formula="of:=((530*[.C334]/1000*[.D334]/1000*[.D334]/1000)*1.084)/4" office:value-type="float" office:value="16.1934497798117" calcext:value-type="float">
            <text:p>16,1934497798117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omnivoro</text:p>
          </table:table-cell>
          <table:table-cell table:formula="of:=1915.465+1652.809" office:value-type="float" office:value="3568.274" calcext:value-type="float">
            <text:p>3568,274</text:p>
          </table:table-cell>
          <table:table-cell office:value-type="float" office:value="65.541" calcext:value-type="float">
            <text:p>65,541</text:p>
          </table:table-cell>
          <table:table-cell table:formula="of:=((530*[.C335]/1000*[.D335]/1000*[.D335]/1000)*1.084)/4" office:value-type="float" office:value="2.20155471187608" calcext:value-type="float">
            <text:p>2,20155471187608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omnivoro</text:p>
          </table:table-cell>
          <table:table-cell table:formula="of:=2082.459+2476.951" office:value-type="float" office:value="4559.41" calcext:value-type="float">
            <text:p>4559,41</text:p>
          </table:table-cell>
          <table:table-cell office:value-type="float" office:value="193.007" calcext:value-type="float">
            <text:p>193,007</text:p>
          </table:table-cell>
          <table:table-cell table:formula="of:=((530*[.C336]/1000*[.D336]/1000*[.D336]/1000)*1.084)/4" office:value-type="float" office:value="24.3949497891988" calcext:value-type="float">
            <text:p>24,3949497891988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omnivoro</text:p>
          </table:table-cell>
          <table:table-cell table:formula="of:=1696.856+2783.166" office:value-type="float" office:value="4480.022" calcext:value-type="float">
            <text:p>4480,022</text:p>
          </table:table-cell>
          <table:table-cell office:value-type="float" office:value="130.07" calcext:value-type="float">
            <text:p>130,07</text:p>
          </table:table-cell>
          <table:table-cell table:formula="of:=((530*[.C337]/1000*[.D337]/1000*[.D337]/1000)*1.084)/4" office:value-type="float" office:value="10.8862821878047" calcext:value-type="float">
            <text:p>10,8862821878047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itofago</text:p>
          </table:table-cell>
          <table:table-cell table:formula="of:=1883.897/2" office:value-type="float" office:value="941.9485" calcext:value-type="float">
            <text:p>941,9485</text:p>
          </table:table-cell>
          <table:table-cell table:formula="of:=77.025/2" office:value-type="float" office:value="38.5125" calcext:value-type="float">
            <text:p>38,5125</text:p>
          </table:table-cell>
          <table:table-cell table:formula="of:=((530*[.C338]/1000*[.D338]/1000*[.D338]/1000)*1.084)/4" office:value-type="float" office:value="0.200666900213349" calcext:value-type="float">
            <text:p>0,200666900213349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itofago</text:p>
          </table:table-cell>
          <table:table-cell table:formula="of:=1865.87/2" office:value-type="float" office:value="932.935" calcext:value-type="float">
            <text:p>932,935</text:p>
          </table:table-cell>
          <table:table-cell table:formula="of:=65.541/2" office:value-type="float" office:value="32.7705" calcext:value-type="float">
            <text:p>32,7705</text:p>
          </table:table-cell>
          <table:table-cell table:formula="of:=((530*[.C339]/1000*[.D339]/1000*[.D339]/1000)*1.084)/4" office:value-type="float" office:value="0.143900625703359" calcext:value-type="float">
            <text:p>0,143900625703359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itofago</text:p>
          </table:table-cell>
          <table:table-cell table:formula="of:=1762.261/2" office:value-type="float" office:value="881.1305" calcext:value-type="float">
            <text:p>881,1305</text:p>
          </table:table-cell>
          <table:table-cell table:formula="of:=75.641/2" office:value-type="float" office:value="37.8205" calcext:value-type="float">
            <text:p>37,8205</text:p>
          </table:table-cell>
          <table:table-cell table:formula="of:=((530*[.C340]/1000*[.D340]/1000*[.D340]/1000)*1.084)/4" office:value-type="float" office:value="0.181025571428328" calcext:value-type="float">
            <text:p>0,181025571428328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itofago</text:p>
          </table:table-cell>
          <table:table-cell table:formula="of:=2351.361/2" office:value-type="float" office:value="1175.6805" calcext:value-type="float">
            <text:p>1175,6805</text:p>
          </table:table-cell>
          <table:table-cell table:formula="of:=92.021/2" office:value-type="float" office:value="46.0105" calcext:value-type="float">
            <text:p>46,0105</text:p>
          </table:table-cell>
          <table:table-cell table:formula="of:=((530*[.C341]/1000*[.D341]/1000*[.D341]/1000)*1.084)/4" office:value-type="float" office:value="0.357477227560632" calcext:value-type="float">
            <text:p>0,357477227560632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itofago</text:p>
          </table:table-cell>
          <table:table-cell table:formula="of:=1800.567/2" office:value-type="float" office:value="900.2835" calcext:value-type="float">
            <text:p>900,2835</text:p>
          </table:table-cell>
          <table:table-cell table:formula="of:=88.907/2" office:value-type="float" office:value="44.4535" calcext:value-type="float">
            <text:p>44,4535</text:p>
          </table:table-cell>
          <table:table-cell table:formula="of:=((530*[.C342]/1000*[.D342]/1000*[.D342]/1000)*1.084)/4" office:value-type="float" office:value="0.255526750357776" calcext:value-type="float">
            <text:p>0,255526750357776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itofago</text:p>
          </table:table-cell>
          <table:table-cell table:formula="of:=2249.307/2" office:value-type="float" office:value="1124.6535" calcext:value-type="float">
            <text:p>1124,6535</text:p>
          </table:table-cell>
          <table:table-cell table:formula="of:=96.595/2" office:value-type="float" office:value="48.2975" calcext:value-type="float">
            <text:p>48,2975</text:p>
          </table:table-cell>
          <table:table-cell table:formula="of:=((530*[.C343]/1000*[.D343]/1000*[.D343]/1000)*1.084)/4" office:value-type="float" office:value="0.376802002299107" calcext:value-type="float">
            <text:p>0,376802002299107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itofago</text:p>
          </table:table-cell>
          <table:table-cell table:formula="of:=2517.679/2" office:value-type="float" office:value="1258.8395" calcext:value-type="float">
            <text:p>1258,8395</text:p>
          </table:table-cell>
          <table:table-cell table:formula="of:=104.895/2" office:value-type="float" office:value="52.4475" calcext:value-type="float">
            <text:p>52,4475</text:p>
          </table:table-cell>
          <table:table-cell table:formula="of:=((530*[.C344]/1000*[.D344]/1000*[.D344]/1000)*1.084)/4" office:value-type="float" office:value="0.497353416407439" calcext:value-type="float">
            <text:p>0,497353416407439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itofago</text:p>
          </table:table-cell>
          <table:table-cell office:value-type="float" office:value="881.803" calcext:value-type="float">
            <text:p>881,803</text:p>
          </table:table-cell>
          <table:table-cell office:value-type="float" office:value="49.428" calcext:value-type="float">
            <text:p>49,428</text:p>
          </table:table-cell>
          <table:table-cell table:formula="of:=((530*[.C345]/1000*[.D345]/1000*[.D345]/1000)*1.084)/4" office:value-type="float" office:value="0.30943027870783" calcext:value-type="float">
            <text:p>0,30943027870783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predador</text:p>
          </table:table-cell>
          <table:table-cell office:value-type="float" office:value="1518.41" calcext:value-type="float">
            <text:p>1518,41</text:p>
          </table:table-cell>
          <table:table-cell office:value-type="float" office:value="68.303" calcext:value-type="float">
            <text:p>68,303</text:p>
          </table:table-cell>
          <table:table-cell table:formula="of:=((530*[.C346]/1000*[.D346]/1000*[.D346]/1000)*1.084)/4" office:value-type="float" office:value="1.01745163513295" calcext:value-type="float">
            <text:p>1,01745163513295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predador</text:p>
          </table:table-cell>
          <table:table-cell office:value-type="float" office:value="1312.82" calcext:value-type="float">
            <text:p>1312,82</text:p>
          </table:table-cell>
          <table:table-cell office:value-type="float" office:value="36.698" calcext:value-type="float">
            <text:p>36,698</text:p>
          </table:table-cell>
          <table:table-cell table:formula="of:=((530*[.C347]/1000*[.D347]/1000*[.D347]/1000)*1.084)/4" office:value-type="float" office:value="0.253942351860002" calcext:value-type="float">
            <text:p>0,253942351860002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predador</text:p>
          </table:table-cell>
          <table:table-cell office:value-type="float" office:value="2577.369" calcext:value-type="float">
            <text:p>2577,369</text:p>
          </table:table-cell>
          <table:table-cell office:value-type="float" office:value="103.798" calcext:value-type="float">
            <text:p>103,798</text:p>
          </table:table-cell>
          <table:table-cell table:formula="of:=((530*[.C348]/1000*[.D348]/1000*[.D348]/1000)*1.084)/4" office:value-type="float" office:value="3.98840940916077" calcext:value-type="float">
            <text:p>3,98840940916077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predador</text:p>
          </table:table-cell>
          <table:table-cell office:value-type="float" office:value="2815.896" calcext:value-type="float">
            <text:p>2815,896</text:p>
          </table:table-cell>
          <table:table-cell office:value-type="float" office:value="78.384" calcext:value-type="float">
            <text:p>78,384</text:p>
          </table:table-cell>
          <table:table-cell table:formula="of:=((530*[.C349]/1000*[.D349]/1000*[.D349]/1000)*1.084)/4" office:value-type="float" office:value="2.48494405462928" calcext:value-type="float">
            <text:p>2,48494405462928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acterivoro</text:p>
          </table:table-cell>
          <table:table-cell office:value-type="float" office:value="1378.748" calcext:value-type="float">
            <text:p>1378,748</text:p>
          </table:table-cell>
          <table:table-cell office:value-type="float" office:value="51.602" calcext:value-type="float">
            <text:p>51,602</text:p>
          </table:table-cell>
          <table:table-cell table:formula="of:=((530*[.C350]/1000*[.D350]/1000*[.D350]/1000)*1.084)/4" office:value-type="float" office:value="0.527306499947462" calcext:value-type="float">
            <text:p>0,52730649994746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acterivoro</text:p>
          </table:table-cell>
          <table:table-cell table:formula="of:=3540.337/2" office:value-type="float" office:value="1770.1685" calcext:value-type="float">
            <text:p>1770,1685</text:p>
          </table:table-cell>
          <table:table-cell table:formula="of:=222.081/2" office:value-type="float" office:value="111.0405" calcext:value-type="float">
            <text:p>111,0405</text:p>
          </table:table-cell>
          <table:table-cell table:formula="of:=((530*[.C351]/1000*[.D351]/1000*[.D351]/1000)*1.084)/4" office:value-type="float" office:value="3.13489201819485" calcext:value-type="float">
            <text:p>3,13489201819485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acterivoro</text:p>
          </table:table-cell>
          <table:table-cell table:formula="of:=3179.704/2" office:value-type="float" office:value="1589.852" calcext:value-type="float">
            <text:p>1589,852</text:p>
          </table:table-cell>
          <table:table-cell table:formula="of:=162.997/2" office:value-type="float" office:value="81.4985" calcext:value-type="float">
            <text:p>81,4985</text:p>
          </table:table-cell>
          <table:table-cell table:formula="of:=((530*[.C352]/1000*[.D352]/1000*[.D352]/1000)*1.084)/4" office:value-type="float" office:value="1.51670489725314" calcext:value-type="float">
            <text:p>1,51670489725314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acterivoro</text:p>
          </table:table-cell>
          <table:table-cell table:formula="of:=2619.372/2" office:value-type="float" office:value="1309.686" calcext:value-type="float">
            <text:p>1309,686</text:p>
          </table:table-cell>
          <table:table-cell table:formula="of:=174/2" office:value-type="float" office:value="87" calcext:value-type="float">
            <text:p>87</text:p>
          </table:table-cell>
          <table:table-cell table:formula="of:=((530*[.C353]/1000*[.D353]/1000*[.D353]/1000)*1.084)/4" office:value-type="float" office:value="1.42380610516242" calcext:value-type="float">
            <text:p>1,4238061051624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acterivoro</text:p>
          </table:table-cell>
          <table:table-cell table:formula="of:=5204.614/2" office:value-type="float" office:value="2602.307" calcext:value-type="float">
            <text:p>2602,307</text:p>
          </table:table-cell>
          <table:table-cell table:formula="of:=165.952/2" office:value-type="float" office:value="82.976" calcext:value-type="float">
            <text:p>82,976</text:p>
          </table:table-cell>
          <table:table-cell table:formula="of:=((530*[.C354]/1000*[.D354]/1000*[.D354]/1000)*1.084)/4" office:value-type="float" office:value="2.57340820071367" calcext:value-type="float">
            <text:p>2,57340820071367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acterivoro</text:p>
          </table:table-cell>
          <table:table-cell table:formula="of:=1883.424/2" office:value-type="float" office:value="941.712" calcext:value-type="float">
            <text:p>941,712</text:p>
          </table:table-cell>
          <table:table-cell table:formula="of:=106.508/2" office:value-type="float" office:value="53.254" calcext:value-type="float">
            <text:p>53,254</text:p>
          </table:table-cell>
          <table:table-cell table:formula="of:=((530*[.C355]/1000*[.D355]/1000*[.D355]/1000)*1.084)/4" office:value-type="float" office:value="0.383590402868202" calcext:value-type="float">
            <text:p>0,38359040286820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acterivoro</text:p>
          </table:table-cell>
          <table:table-cell table:formula="of:=2413.625/2" office:value-type="float" office:value="1206.8125" calcext:value-type="float">
            <text:p>1206,8125</text:p>
          </table:table-cell>
          <table:table-cell table:formula="of:=132.136/2" office:value-type="float" office:value="66.068" calcext:value-type="float">
            <text:p>66,068</text:p>
          </table:table-cell>
          <table:table-cell table:formula="of:=((530*[.C356]/1000*[.D356]/1000*[.D356]/1000)*1.084)/4" office:value-type="float" office:value="0.756601643943003" calcext:value-type="float">
            <text:p>0,756601643943003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acterivoro</text:p>
          </table:table-cell>
          <table:table-cell table:formula="of:=1926.015/2" office:value-type="float" office:value="963.0075" calcext:value-type="float">
            <text:p>963,0075</text:p>
          </table:table-cell>
          <table:table-cell table:formula="of:=64.9/2" office:value-type="float" office:value="32.45" calcext:value-type="float">
            <text:p>32,45</text:p>
          </table:table-cell>
          <table:table-cell table:formula="of:=((530*[.C357]/1000*[.D357]/1000*[.D357]/1000)*1.084)/4" office:value-type="float" office:value="0.145647901679843" calcext:value-type="float">
            <text:p>0,145647901679843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acterivoro</text:p>
          </table:table-cell>
          <table:table-cell table:formula="of:=2647.897/2" office:value-type="float" office:value="1323.9485" calcext:value-type="float">
            <text:p>1323,9485</text:p>
          </table:table-cell>
          <table:table-cell table:formula="of:=81.609/2" office:value-type="float" office:value="40.8045" calcext:value-type="float">
            <text:p>40,8045</text:p>
          </table:table-cell>
          <table:table-cell table:formula="of:=((530*[.C358]/1000*[.D358]/1000*[.D358]/1000)*1.084)/4" office:value-type="float" office:value="0.316615646880095" calcext:value-type="float">
            <text:p>0,316615646880095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acterivoro</text:p>
          </table:table-cell>
          <table:table-cell office:value-type="float" office:value="3114.926" calcext:value-type="float">
            <text:p>3114,926</text:p>
          </table:table-cell>
          <table:table-cell office:value-type="float" office:value="132.544" calcext:value-type="float">
            <text:p>132,544</text:p>
          </table:table-cell>
          <table:table-cell table:formula="of:=((530*[.C359]/1000*[.D359]/1000*[.D359]/1000)*1.084)/4" office:value-type="float" office:value="7.85982795845016" calcext:value-type="float">
            <text:p>7,85982795845016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2332.071" calcext:value-type="float">
            <text:p>2332,071</text:p>
          </table:table-cell>
          <table:table-cell office:value-type="float" office:value="96.933" calcext:value-type="float">
            <text:p>96,933</text:p>
          </table:table-cell>
          <table:table-cell table:formula="of:=((530*[.C360]/1000*[.D360]/1000*[.D360]/1000)*1.084)/4" office:value-type="float" office:value="3.1472427147564" calcext:value-type="float">
            <text:p>3,1472427147564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1314.04" calcext:value-type="float">
            <text:p>1314,04</text:p>
          </table:table-cell>
          <table:table-cell office:value-type="float" office:value="69.971" calcext:value-type="float">
            <text:p>69,971</text:p>
          </table:table-cell>
          <table:table-cell table:formula="of:=((530*[.C361]/1000*[.D361]/1000*[.D361]/1000)*1.084)/4" office:value-type="float" office:value="0.924038161811898" calcext:value-type="float">
            <text:p>0,924038161811898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2424.907" calcext:value-type="float">
            <text:p>2424,907</text:p>
          </table:table-cell>
          <table:table-cell office:value-type="float" office:value="109.49" calcext:value-type="float">
            <text:p>109,49</text:p>
          </table:table-cell>
          <table:table-cell table:formula="of:=((530*[.C362]/1000*[.D362]/1000*[.D362]/1000)*1.084)/4" office:value-type="float" office:value="4.17531416840357" calcext:value-type="float">
            <text:p>4,17531416840357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2677.344" calcext:value-type="float">
            <text:p>2677,344</text:p>
          </table:table-cell>
          <table:table-cell office:value-type="float" office:value="119.549" calcext:value-type="float">
            <text:p>119,549</text:p>
          </table:table-cell>
          <table:table-cell table:formula="of:=((530*[.C363]/1000*[.D363]/1000*[.D363]/1000)*1.084)/4" office:value-type="float" office:value="5.49593048831356" calcext:value-type="float">
            <text:p>5,49593048831356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2484.344" calcext:value-type="float">
            <text:p>2484,344</text:p>
          </table:table-cell>
          <table:table-cell office:value-type="float" office:value="127.138" calcext:value-type="float">
            <text:p>127,138</text:p>
          </table:table-cell>
          <table:table-cell table:formula="of:=((530*[.C364]/1000*[.D364]/1000*[.D364]/1000)*1.084)/4" office:value-type="float" office:value="5.76776612779978" calcext:value-type="float">
            <text:p>5,76776612779978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2621.196" calcext:value-type="float">
            <text:p>2621,196</text:p>
          </table:table-cell>
          <table:table-cell office:value-type="float" office:value="171.814" calcext:value-type="float">
            <text:p>171,814</text:p>
          </table:table-cell>
          <table:table-cell table:formula="of:=((530*[.C365]/1000*[.D365]/1000*[.D365]/1000)*1.084)/4" office:value-type="float" office:value="11.1137789497922" calcext:value-type="float">
            <text:p>11,113778949792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3423.568" calcext:value-type="float">
            <text:p>3423,568</text:p>
          </table:table-cell>
          <table:table-cell office:value-type="float" office:value="157.493" calcext:value-type="float">
            <text:p>157,493</text:p>
          </table:table-cell>
          <table:table-cell table:formula="of:=((530*[.C366]/1000*[.D366]/1000*[.D366]/1000)*1.084)/4" office:value-type="float" office:value="12.1968204417322" calcext:value-type="float">
            <text:p>12,196820441732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2221.747" calcext:value-type="float">
            <text:p>2221,747</text:p>
          </table:table-cell>
          <table:table-cell office:value-type="float" office:value="111.606" calcext:value-type="float">
            <text:p>111,606</text:p>
          </table:table-cell>
          <table:table-cell table:formula="of:=((530*[.C367]/1000*[.D367]/1000*[.D367]/1000)*1.084)/4" office:value-type="float" office:value="3.97479604642232" calcext:value-type="float">
            <text:p>3,9747960464223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4950.76" calcext:value-type="float">
            <text:p>4950,76</text:p>
          </table:table-cell>
          <table:table-cell office:value-type="float" office:value="158.518" calcext:value-type="float">
            <text:p>158,518</text:p>
          </table:table-cell>
          <table:table-cell table:formula="of:=((530*[.C368]/1000*[.D368]/1000*[.D368]/1000)*1.084)/4" office:value-type="float" office:value="17.8679283532986" calcext:value-type="float">
            <text:p>17,8679283532986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3311.769" calcext:value-type="float">
            <text:p>3311,769</text:p>
          </table:table-cell>
          <table:table-cell office:value-type="float" office:value="126.57" calcext:value-type="float">
            <text:p>126,57</text:p>
          </table:table-cell>
          <table:table-cell table:formula="of:=((530*[.C369]/1000*[.D369]/1000*[.D369]/1000)*1.084)/4" office:value-type="float" office:value="7.62020679515411" calcext:value-type="float">
            <text:p>7,62020679515411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2705.028" calcext:value-type="float">
            <text:p>2705,028</text:p>
          </table:table-cell>
          <table:table-cell office:value-type="float" office:value="78.588" calcext:value-type="float">
            <text:p>78,588</text:p>
          </table:table-cell>
          <table:table-cell table:formula="of:=((530*[.C370]/1000*[.D370]/1000*[.D370]/1000)*1.084)/4" office:value-type="float" office:value="2.39954775930141" calcext:value-type="float">
            <text:p>2,39954775930141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6412.582" calcext:value-type="float">
            <text:p>6412,582</text:p>
          </table:table-cell>
          <table:table-cell office:value-type="float" office:value="241.588" calcext:value-type="float">
            <text:p>241,588</text:p>
          </table:table-cell>
          <table:table-cell table:formula="of:=((530*[.C371]/1000*[.D371]/1000*[.D371]/1000)*1.084)/4" office:value-type="float" office:value="53.7562307018965" calcext:value-type="float">
            <text:p>53,7562307018965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2588.544" calcext:value-type="float">
            <text:p>2588,544</text:p>
          </table:table-cell>
          <table:table-cell office:value-type="float" office:value="154.26" calcext:value-type="float">
            <text:p>154,26</text:p>
          </table:table-cell>
          <table:table-cell table:formula="of:=((530*[.C372]/1000*[.D372]/1000*[.D372]/1000)*1.084)/4" office:value-type="float" office:value="8.84723098462115" calcext:value-type="float">
            <text:p>8,84723098462115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3717.94" calcext:value-type="float">
            <text:p>3717,94</text:p>
          </table:table-cell>
          <table:table-cell office:value-type="float" office:value="174.929" calcext:value-type="float">
            <text:p>174,929</text:p>
          </table:table-cell>
          <table:table-cell table:formula="of:=((530*[.C373]/1000*[.D373]/1000*[.D373]/1000)*1.084)/4" office:value-type="float" office:value="16.3407190924113" calcext:value-type="float">
            <text:p>16,3407190924113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4035.331" calcext:value-type="float">
            <text:p>4035,331</text:p>
          </table:table-cell>
          <table:table-cell office:value-type="float" office:value="132.136" calcext:value-type="float">
            <text:p>132,136</text:p>
          </table:table-cell>
          <table:table-cell table:formula="of:=((530*[.C374]/1000*[.D374]/1000*[.D374]/1000)*1.084)/4" office:value-type="float" office:value="10.1196766472146" calcext:value-type="float">
            <text:p>10,1196766472146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table:formula="of:=2314.777/2" office:value-type="float" office:value="1157.3885" calcext:value-type="float">
            <text:p>1157,3885</text:p>
          </table:table-cell>
          <table:table-cell table:formula="of:=107.708/2" office:value-type="float" office:value="53.854" calcext:value-type="float">
            <text:p>53,854</text:p>
          </table:table-cell>
          <table:table-cell table:formula="of:=((530*[.C375]/1000*[.D375]/1000*[.D375]/1000)*1.084)/4" office:value-type="float" office:value="0.482125669904679" calcext:value-type="float">
            <text:p>0,482125669904679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table:formula="of:=2049.106/2" office:value-type="float" office:value="1024.553" calcext:value-type="float">
            <text:p>1024,553</text:p>
          </table:table-cell>
          <table:table-cell table:formula="of:=131.042/2" office:value-type="float" office:value="65.521" calcext:value-type="float">
            <text:p>65,521</text:p>
          </table:table-cell>
          <table:table-cell table:formula="of:=((530*[.C376]/1000*[.D376]/1000*[.D376]/1000)*1.084)/4" office:value-type="float" office:value="0.631743269997855" calcext:value-type="float">
            <text:p>0,631743269997855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table:formula="of:=4092.339/2" office:value-type="float" office:value="2046.1695" calcext:value-type="float">
            <text:p>2046,1695</text:p>
          </table:table-cell>
          <table:table-cell table:formula="of:=164.754/2" office:value-type="float" office:value="82.377" calcext:value-type="float">
            <text:p>82,377</text:p>
          </table:table-cell>
          <table:table-cell table:formula="of:=((530*[.C377]/1000*[.D377]/1000*[.D377]/1000)*1.084)/4" office:value-type="float" office:value="1.99433775455623" calcext:value-type="float">
            <text:p>1,99433775455623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table:formula="of:=1901.516+2551.041+1892.992+1830.721" office:value-type="float" office:value="8176.27" calcext:value-type="float">
            <text:p>8176,27</text:p>
          </table:table-cell>
          <table:table-cell office:value-type="float" office:value="112.585" calcext:value-type="float">
            <text:p>112,585</text:p>
          </table:table-cell>
          <table:table-cell table:formula="of:=((530*[.C378]/1000*[.D378]/1000*[.D378]/1000)*1.084)/4" office:value-type="float" office:value="14.8854322106241" calcext:value-type="float">
            <text:p>14,8854322106241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table:formula="of:=2058.642+2177.598+2473.262+2008.378" office:value-type="float" office:value="8717.88" calcext:value-type="float">
            <text:p>8717,88</text:p>
          </table:table-cell>
          <table:table-cell office:value-type="float" office:value="172.028" calcext:value-type="float">
            <text:p>172,028</text:p>
          </table:table-cell>
          <table:table-cell table:formula="of:=((530*[.C379]/1000*[.D379]/1000*[.D379]/1000)*1.084)/4" office:value-type="float" office:value="37.0556407864281" calcext:value-type="float">
            <text:p>37,0556407864281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table:formula="of:=2528.682+2357.429+2282.739" office:value-type="float" office:value="7168.85" calcext:value-type="float">
            <text:p>7168,85</text:p>
          </table:table-cell>
          <table:table-cell office:value-type="float" office:value="193.735" calcext:value-type="float">
            <text:p>193,735</text:p>
          </table:table-cell>
          <table:table-cell table:formula="of:=((530*[.C380]/1000*[.D380]/1000*[.D380]/1000)*1.084)/4" office:value-type="float" office:value="38.6465586969468" calcext:value-type="float">
            <text:p>38,6465586969468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table:formula="of:=1729.372+2602.047+1717.122" office:value-type="float" office:value="6048.541" calcext:value-type="float">
            <text:p>6048,541</text:p>
          </table:table-cell>
          <table:table-cell office:value-type="float" office:value="123.901" calcext:value-type="float">
            <text:p>123,901</text:p>
          </table:table-cell>
          <table:table-cell table:formula="of:=((530*[.C381]/1000*[.D381]/1000*[.D381]/1000)*1.084)/4" office:value-type="float" office:value="13.336608805243" calcext:value-type="float">
            <text:p>13,336608805243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table:formula="of:=2597.906+2178.615+1703.95" office:value-type="float" office:value="6480.471" calcext:value-type="float">
            <text:p>6480,471</text:p>
          </table:table-cell>
          <table:table-cell office:value-type="float" office:value="155.301" calcext:value-type="float">
            <text:p>155,301</text:p>
          </table:table-cell>
          <table:table-cell table:formula="of:=((530*[.C382]/1000*[.D382]/1000*[.D382]/1000)*1.084)/4" office:value-type="float" office:value="22.4491672948128" calcext:value-type="float">
            <text:p>22,4491672948128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4600.211" calcext:value-type="float">
            <text:p>4600,211</text:p>
          </table:table-cell>
          <table:table-cell office:value-type="float" office:value="188.438" calcext:value-type="float">
            <text:p>188,438</text:p>
          </table:table-cell>
          <table:table-cell table:formula="of:=((530*[.C383]/1000*[.D383]/1000*[.D383]/1000)*1.084)/4" office:value-type="float" office:value="23.461722024798" calcext:value-type="float">
            <text:p>23,461722024798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3601.023" calcext:value-type="float">
            <text:p>3601,023</text:p>
          </table:table-cell>
          <table:table-cell office:value-type="float" office:value="180.468" calcext:value-type="float">
            <text:p>180,468</text:p>
          </table:table-cell>
          <table:table-cell table:formula="of:=((530*[.C384]/1000*[.D384]/1000*[.D384]/1000)*1.084)/4" office:value-type="float" office:value="16.845017499554" calcext:value-type="float">
            <text:p>16,845017499554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table:formula="of:=1844.009+2234.982" office:value-type="float" office:value="4078.991" calcext:value-type="float">
            <text:p>4078,991</text:p>
          </table:table-cell>
          <table:table-cell office:value-type="float" office:value="156.149" calcext:value-type="float">
            <text:p>156,149</text:p>
          </table:table-cell>
          <table:table-cell table:formula="of:=((530*[.C385]/1000*[.D385]/1000*[.D385]/1000)*1.084)/4" office:value-type="float" office:value="14.2848709774125" calcext:value-type="float">
            <text:p>14,2848709774125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table:formula="of:=2623.86+2709.287" office:value-type="float" office:value="5333.147" calcext:value-type="float">
            <text:p>5333,147</text:p>
          </table:table-cell>
          <table:table-cell office:value-type="float" office:value="103.629" calcext:value-type="float">
            <text:p>103,629</text:p>
          </table:table-cell>
          <table:table-cell table:formula="of:=((530*[.C386]/1000*[.D386]/1000*[.D386]/1000)*1.084)/4" office:value-type="float" office:value="8.22604970987672" calcext:value-type="float">
            <text:p>8,2260497098767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table:formula="of:=2064.61+2345.673" office:value-type="float" office:value="4410.283" calcext:value-type="float">
            <text:p>4410,283</text:p>
          </table:table-cell>
          <table:table-cell office:value-type="float" office:value="102.175" calcext:value-type="float">
            <text:p>102,175</text:p>
          </table:table-cell>
          <table:table-cell table:formula="of:=((530*[.C387]/1000*[.D387]/1000*[.D387]/1000)*1.084)/4" office:value-type="float" office:value="6.61303637439742" calcext:value-type="float">
            <text:p>6,6130363743974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omnivoro</text:p>
          </table:table-cell>
          <table:table-cell office:value-type="float" office:value="2912.057" calcext:value-type="float">
            <text:p>2912,057</text:p>
          </table:table-cell>
          <table:table-cell office:value-type="float" office:value="138.525" calcext:value-type="float">
            <text:p>138,525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omnivoro</text:p>
          </table:table-cell>
          <table:table-cell office:value-type="float" office:value="2555.368" calcext:value-type="float">
            <text:p>2555,368</text:p>
          </table:table-cell>
          <table:table-cell office:value-type="float" office:value="101.57" calcext:value-type="float">
            <text:p>101,57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omnivoro</text:p>
          </table:table-cell>
          <table:table-cell office:value-type="float" office:value="2244.012" calcext:value-type="float">
            <text:p>2244,012</text:p>
          </table:table-cell>
          <table:table-cell office:value-type="float" office:value="113.364" calcext:value-type="float">
            <text:p>113,364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omnivoro</text:p>
          </table:table-cell>
          <table:table-cell office:value-type="float" office:value="3277.168" calcext:value-type="float">
            <text:p>3277,168</text:p>
          </table:table-cell>
          <table:table-cell office:value-type="float" office:value="156.149" calcext:value-type="float">
            <text:p>156,149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omnivoro</text:p>
          </table:table-cell>
          <table:table-cell office:value-type="float" office:value="2090.127" calcext:value-type="float">
            <text:p>2090,127</text:p>
          </table:table-cell>
          <table:table-cell office:value-type="float" office:value="65.541" calcext:value-type="float">
            <text:p>65,541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omnivoro</text:p>
          </table:table-cell>
          <table:table-cell office:value-type="float" office:value="2087.167" calcext:value-type="float">
            <text:p>2087,167</text:p>
          </table:table-cell>
          <table:table-cell office:value-type="float" office:value="93.162" calcext:value-type="float">
            <text:p>93,162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omnivoro</text:p>
          </table:table-cell>
          <table:table-cell table:formula="of:=1826.927+1961.311" office:value-type="float" office:value="3788.238" calcext:value-type="float">
            <text:p>3788,238</text:p>
          </table:table-cell>
          <table:table-cell office:value-type="float" office:value="117.557" calcext:value-type="float">
            <text:p>117,557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omnivoro</text:p>
          </table:table-cell>
          <table:table-cell table:formula="of:=2626.629+2149.404" office:value-type="float" office:value="4776.033" calcext:value-type="float">
            <text:p>4776,033</text:p>
          </table:table-cell>
          <table:table-cell office:value-type="float" office:value="111.485" calcext:value-type="float">
            <text:p>111,485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omnivoro</text:p>
          </table:table-cell>
          <table:table-cell table:formula="of:=1765.854+2520.708" office:value-type="float" office:value="4286.562" calcext:value-type="float">
            <text:p>4286,562</text:p>
          </table:table-cell>
          <table:table-cell office:value-type="float" office:value="167.832" calcext:value-type="float">
            <text:p>167,832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tofago</text:p>
          </table:table-cell>
          <table:table-cell table:formula="of:=1925.713/2" office:value-type="float" office:value="962.8565" calcext:value-type="float">
            <text:p>962,8565</text:p>
          </table:table-cell>
          <table:table-cell office:value-type="float" office:value="109.815" calcext:value-type="float">
            <text:p>109,815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tofago</text:p>
          </table:table-cell>
          <table:table-cell table:formula="of:=1670.905/2" office:value-type="float" office:value="835.4525" calcext:value-type="float">
            <text:p>835,4525</text:p>
          </table:table-cell>
          <table:table-cell office:value-type="float" office:value="88.212" calcext:value-type="float">
            <text:p>88,212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tofago</text:p>
          </table:table-cell>
          <table:table-cell table:formula="of:=2492.969/2" office:value-type="float" office:value="1246.4845" calcext:value-type="float">
            <text:p>1246,4845</text:p>
          </table:table-cell>
          <table:table-cell office:value-type="float" office:value="109.172" calcext:value-type="float">
            <text:p>109,172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tofago</text:p>
          </table:table-cell>
          <table:table-cell table:formula="of:=2085.761/2" office:value-type="float" office:value="1042.8805" calcext:value-type="float">
            <text:p>1042,8805</text:p>
          </table:table-cell>
          <table:table-cell office:value-type="float" office:value="110.772" calcext:value-type="float">
            <text:p>110,772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tofago</text:p>
          </table:table-cell>
          <table:table-cell table:formula="of:=2178.452/2" office:value-type="float" office:value="1089.226" calcext:value-type="float">
            <text:p>1089,226</text:p>
          </table:table-cell>
          <table:table-cell office:value-type="float" office:value="70.366" calcext:value-type="float">
            <text:p>70,366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tofago</text:p>
          </table:table-cell>
          <table:table-cell table:formula="of:=2056.068/2" office:value-type="float" office:value="1028.034" calcext:value-type="float">
            <text:p>1028,034</text:p>
          </table:table-cell>
          <table:table-cell office:value-type="float" office:value="70.366" calcext:value-type="float">
            <text:p>70,366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tofago</text:p>
          </table:table-cell>
          <table:table-cell table:formula="of:=1335.878/2" office:value-type="float" office:value="667.939" calcext:value-type="float">
            <text:p>667,939</text:p>
          </table:table-cell>
          <table:table-cell table:formula="of:=63.108/2" office:value-type="float" office:value="31.554" calcext:value-type="float">
            <text:p>31,554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tofago</text:p>
          </table:table-cell>
          <table:table-cell table:formula="of:=1515.22/2" office:value-type="float" office:value="757.61" calcext:value-type="float">
            <text:p>757,61</text:p>
          </table:table-cell>
          <table:table-cell table:formula="of:=78.446/2" office:value-type="float" office:value="39.223" calcext:value-type="float">
            <text:p>39,223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tofago</text:p>
          </table:table-cell>
          <table:table-cell table:formula="of:=1912.013/2" office:value-type="float" office:value="956.0065" calcext:value-type="float">
            <text:p>956,0065</text:p>
          </table:table-cell>
          <table:table-cell table:formula="of:=87.432/2" office:value-type="float" office:value="43.716" calcext:value-type="float">
            <text:p>43,716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tofago</text:p>
          </table:table-cell>
          <table:table-cell table:formula="of:=1579.028/2" office:value-type="float" office:value="789.514" calcext:value-type="float">
            <text:p>789,514</text:p>
          </table:table-cell>
          <table:table-cell table:formula="of:=86.432/2" office:value-type="float" office:value="43.216" calcext:value-type="float">
            <text:p>43,216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tofago</text:p>
          </table:table-cell>
          <table:table-cell table:formula="of:=3248.379/2" office:value-type="float" office:value="1624.1895" calcext:value-type="float">
            <text:p>1624,1895</text:p>
          </table:table-cell>
          <table:table-cell table:formula="of:=131.148/2" office:value-type="float" office:value="65.574" calcext:value-type="float">
            <text:p>65,574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tofago</text:p>
          </table:table-cell>
          <table:table-cell office:value-type="float" office:value="1962.154" calcext:value-type="float">
            <text:p>1962,154</text:p>
          </table:table-cell>
          <table:table-cell office:value-type="float" office:value="101.483" calcext:value-type="float">
            <text:p>101,483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redador</text:p>
          </table:table-cell>
          <table:table-cell office:value-type="float" office:value="2144.582" calcext:value-type="float">
            <text:p>2144,582</text:p>
          </table:table-cell>
          <table:table-cell office:value-type="float" office:value="74.231" calcext:value-type="float">
            <text:p>74,231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redador</text:p>
          </table:table-cell>
          <table:table-cell office:value-type="float" office:value="2181.391" calcext:value-type="float">
            <text:p>2181,391</text:p>
          </table:table-cell>
          <table:table-cell office:value-type="float" office:value="67.558" calcext:value-type="float">
            <text:p>67,558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redador</text:p>
          </table:table-cell>
          <table:table-cell office:value-type="float" office:value="2238.328" calcext:value-type="float">
            <text:p>2238,328</text:p>
          </table:table-cell>
          <table:table-cell office:value-type="float" office:value="79.561" calcext:value-type="float">
            <text:p>79,561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redador</text:p>
          </table:table-cell>
          <table:table-cell office:value-type="float" office:value="2419.47" calcext:value-type="float">
            <text:p>2419,47</text:p>
          </table:table-cell>
          <table:table-cell office:value-type="float" office:value="113.364" calcext:value-type="float">
            <text:p>113,364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redador</text:p>
          </table:table-cell>
          <table:table-cell office:value-type="float" office:value="2467.287" calcext:value-type="float">
            <text:p>2467,287</text:p>
          </table:table-cell>
          <table:table-cell office:value-type="float" office:value="101.048" calcext:value-type="float">
            <text:p>101,048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redador</text:p>
          </table:table-cell>
          <table:table-cell office:value-type="float" office:value="2810.364" calcext:value-type="float">
            <text:p>2810,364</text:p>
          </table:table-cell>
          <table:table-cell office:value-type="float" office:value="106.972" calcext:value-type="float">
            <text:p>106,972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redador</text:p>
          </table:table-cell>
          <table:table-cell office:value-type="float" office:value="2859.726" calcext:value-type="float">
            <text:p>2859,726</text:p>
          </table:table-cell>
          <table:table-cell office:value-type="float" office:value="160.321" calcext:value-type="float">
            <text:p>160,321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redador</text:p>
          </table:table-cell>
          <table:table-cell table:formula="of:=6084.335/2" office:value-type="float" office:value="3042.1675" calcext:value-type="float">
            <text:p>3042,1675</text:p>
          </table:table-cell>
          <table:table-cell office:value-type="float" office:value="133.806" calcext:value-type="float">
            <text:p>133,806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redador</text:p>
          </table:table-cell>
          <table:table-cell office:value-type="float" office:value="2032.555" calcext:value-type="float">
            <text:p>2032,555</text:p>
          </table:table-cell>
          <table:table-cell office:value-type="float" office:value="146.853" calcext:value-type="float">
            <text:p>146,853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redador</text:p>
          </table:table-cell>
          <table:table-cell office:value-type="float" office:value="2381.366" calcext:value-type="float">
            <text:p>2381,366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redador</text:p>
          </table:table-cell>
          <table:table-cell office:value-type="float" office:value="2462.754" calcext:value-type="float">
            <text:p>2462,754</text:p>
          </table:table-cell>
          <table:table-cell office:value-type="float" office:value="106.146" calcext:value-type="float">
            <text:p>106,146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608.372" calcext:value-type="float">
            <text:p>608,372</text:p>
          </table:table-cell>
          <table:table-cell office:value-type="float" office:value="29.212" calcext:value-type="float">
            <text:p>29,212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2043.371" calcext:value-type="float">
            <text:p>2043,371</text:p>
          </table:table-cell>
          <table:table-cell office:value-type="float" office:value="129.244" calcext:value-type="float">
            <text:p>129,244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630.243" calcext:value-type="float">
            <text:p>1630,243</text:p>
          </table:table-cell>
          <table:table-cell office:value-type="float" office:value="76.368" calcext:value-type="float">
            <text:p>76,368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303.122" calcext:value-type="float">
            <text:p>1303,122</text:p>
          </table:table-cell>
          <table:table-cell office:value-type="float" office:value="63.246" calcext:value-type="float">
            <text:p>63,246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552.459" calcext:value-type="float">
            <text:p>1552,459</text:p>
          </table:table-cell>
          <table:table-cell office:value-type="float" office:value="55.317" calcext:value-type="float">
            <text:p>55,317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748.89" calcext:value-type="float">
            <text:p>1748,89</text:p>
          </table:table-cell>
          <table:table-cell office:value-type="float" office:value="76.837" calcext:value-type="float">
            <text:p>76,837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2112.682" calcext:value-type="float">
            <text:p>2112,682</text:p>
          </table:table-cell>
          <table:table-cell office:value-type="float" office:value="64.9" calcext:value-type="float">
            <text:p>64,9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356.44" calcext:value-type="float">
            <text:p>1356,44</text:p>
          </table:table-cell>
          <table:table-cell office:value-type="float" office:value="54.332" calcext:value-type="float">
            <text:p>54,332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2227.414" calcext:value-type="float">
            <text:p>2227,414</text:p>
          </table:table-cell>
          <table:table-cell office:value-type="float" office:value="66.212" calcext:value-type="float">
            <text:p>66,212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844.984" calcext:value-type="float">
            <text:p>1844,984</text:p>
          </table:table-cell>
          <table:table-cell office:value-type="float" office:value="87.361" calcext:value-type="float">
            <text:p>87,361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2640.155" calcext:value-type="float">
            <text:p>2640,155</text:p>
          </table:table-cell>
          <table:table-cell office:value-type="float" office:value="99.86" calcext:value-type="float">
            <text:p>99,86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343.2" calcext:value-type="float">
            <text:p>1343,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2313.955" calcext:value-type="float">
            <text:p>2313,955</text:p>
          </table:table-cell>
          <table:table-cell office:value-type="float" office:value="90.2" calcext:value-type="float">
            <text:p>90,2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2982.51" calcext:value-type="float">
            <text:p>2982,51</text:p>
          </table:table-cell>
          <table:table-cell office:value-type="float" office:value="84.853" calcext:value-type="float">
            <text:p>84,853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754.029" calcext:value-type="float">
            <text:p>1754,029</text:p>
          </table:table-cell>
          <table:table-cell office:value-type="float" office:value="85.907" calcext:value-type="float">
            <text:p>85,907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123.918" calcext:value-type="float">
            <text:p>1123,918</text:p>
          </table:table-cell>
          <table:table-cell office:value-type="float" office:value="70.228" calcext:value-type="float">
            <text:p>70,228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986.88" calcext:value-type="float">
            <text:p>1986,88</text:p>
          </table:table-cell>
          <table:table-cell office:value-type="float" office:value="119.097" calcext:value-type="float">
            <text:p>119,097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716.139" calcext:value-type="float">
            <text:p>1716,139</text:p>
          </table:table-cell>
          <table:table-cell office:value-type="float" office:value="72.25" calcext:value-type="float">
            <text:p>72,25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396.538" calcext:value-type="float">
            <text:p>1396,538</text:p>
          </table:table-cell>
          <table:table-cell office:value-type="float" office:value="81.609" calcext:value-type="float">
            <text:p>81,609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678.91" calcext:value-type="float">
            <text:p>1678,91</text:p>
          </table:table-cell>
          <table:table-cell office:value-type="float" office:value="89.196" calcext:value-type="float">
            <text:p>89,196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2321.722" calcext:value-type="float">
            <text:p>2321,722</text:p>
          </table:table-cell>
          <table:table-cell office:value-type="float" office:value="94.868" calcext:value-type="float">
            <text:p>94,868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100.744" calcext:value-type="float">
            <text:p>1100,744</text:p>
          </table:table-cell>
          <table:table-cell office:value-type="float" office:value="68.411" calcext:value-type="float">
            <text:p>68,411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860.353" calcext:value-type="float">
            <text:p>1860,353</text:p>
          </table:table-cell>
          <table:table-cell office:value-type="float" office:value="51.614" calcext:value-type="float">
            <text:p>51,614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683.007" calcext:value-type="float">
            <text:p>1683,007</text:p>
          </table:table-cell>
          <table:table-cell office:value-type="float" office:value="62.642" calcext:value-type="float">
            <text:p>62,642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2550.819" calcext:value-type="float">
            <text:p>2550,819</text:p>
          </table:table-cell>
          <table:table-cell office:value-type="float" office:value="72.498" calcext:value-type="float">
            <text:p>72,498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403.222" calcext:value-type="float">
            <text:p>1403,222</text:p>
          </table:table-cell>
          <table:table-cell office:value-type="float" office:value="72.25" calcext:value-type="float">
            <text:p>72,25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2930.906" calcext:value-type="float">
            <text:p>2930,906</text:p>
          </table:table-cell>
          <table:table-cell office:value-type="float" office:value="153.675" calcext:value-type="float">
            <text:p>153,675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2714.681" calcext:value-type="float">
            <text:p>2714,681</text:p>
          </table:table-cell>
          <table:table-cell office:value-type="float" office:value="124.852" calcext:value-type="float">
            <text:p>124,852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3526.14" calcext:value-type="float">
            <text:p>3526,14</text:p>
          </table:table-cell>
          <table:table-cell office:value-type="float" office:value="70.228" calcext:value-type="float">
            <text:p>70,228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2893.199" calcext:value-type="float">
            <text:p>2893,199</text:p>
          </table:table-cell>
          <table:table-cell office:value-type="float" office:value="149.037" calcext:value-type="float">
            <text:p>149,037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table:formula="of:=1282.899+1963.442+1361.232" office:value-type="float" office:value="4607.573" calcext:value-type="float">
            <text:p>4607,573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361.232" calcext:value-type="float">
            <text:p>1361,232</text:p>
          </table:table-cell>
          <table:table-cell office:value-type="float" office:value="72.498" calcext:value-type="float">
            <text:p>72,498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535.692" calcext:value-type="float">
            <text:p>1535,692</text:p>
          </table:table-cell>
          <table:table-cell office:value-type="float" office:value="83.57" calcext:value-type="float">
            <text:p>83,57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table:formula="of:=3259.397+2525.471+3070.412" office:value-type="float" office:value="8855.28" calcext:value-type="float">
            <text:p>8855,28</text:p>
          </table:table-cell>
          <table:table-cell office:value-type="float" office:value="64.868" calcext:value-type="float">
            <text:p>64,868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table:formula="of:=2256.54+2281.541+2508.311" office:value-type="float" office:value="7046.392" calcext:value-type="float">
            <text:p>7046,392</text:p>
          </table:table-cell>
          <table:table-cell office:value-type="float" office:value="118.186" calcext:value-type="float">
            <text:p>118,186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ungivoro</text:p>
          </table:table-cell>
          <table:table-cell office:value-type="float" office:value="1671.373" calcext:value-type="float">
            <text:p>1671,373</text:p>
          </table:table-cell>
          <table:table-cell office:value-type="float" office:value="89.196" calcext:value-type="float">
            <text:p>89,196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ungivoro</text:p>
          </table:table-cell>
          <table:table-cell office:value-type="float" office:value="2897.085" calcext:value-type="float">
            <text:p>2897,085</text:p>
          </table:table-cell>
          <table:table-cell office:value-type="float" office:value="104.785" calcext:value-type="float">
            <text:p>104,785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ungivoro</text:p>
          </table:table-cell>
          <table:table-cell office:value-type="float" office:value="3284.443" calcext:value-type="float">
            <text:p>3284,443</text:p>
          </table:table-cell>
          <table:table-cell office:value-type="float" office:value="110.309" calcext:value-type="float">
            <text:p>110,309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ungivoro</text:p>
          </table:table-cell>
          <table:table-cell office:value-type="float" office:value="4735.777" calcext:value-type="float">
            <text:p>4735,777</text:p>
          </table:table-cell>
          <table:table-cell office:value-type="float" office:value="111.606" calcext:value-type="float">
            <text:p>111,606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ungivoro</text:p>
          </table:table-cell>
          <table:table-cell table:formula="of:=3520.686+2965.334" office:value-type="float" office:value="6486.02" calcext:value-type="float">
            <text:p>6486,02</text:p>
          </table:table-cell>
          <table:table-cell office:value-type="float" office:value="155.769" calcext:value-type="float">
            <text:p>155,769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ungivoro</text:p>
          </table:table-cell>
          <table:table-cell office:value-type="float" office:value="3261.323" calcext:value-type="float">
            <text:p>3261,323</text:p>
          </table:table-cell>
          <table:table-cell office:value-type="float" office:value="120.15" calcext:value-type="float">
            <text:p>120,15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ungivoro</text:p>
          </table:table-cell>
          <table:table-cell office:value-type="float" office:value="1366.489" calcext:value-type="float">
            <text:p>1366,489</text:p>
          </table:table-cell>
          <table:table-cell office:value-type="float" office:value="64.622" calcext:value-type="float">
            <text:p>64,622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ungivoro</text:p>
          </table:table-cell>
          <table:table-cell office:value-type="float" office:value="5499.981" calcext:value-type="float">
            <text:p>5499,981</text:p>
          </table:table-cell>
          <table:table-cell office:value-type="float" office:value="115.879" calcext:value-type="float">
            <text:p>115,879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ungivoro</text:p>
          </table:table-cell>
          <table:table-cell office:value-type="float" office:value="2059.158" calcext:value-type="float">
            <text:p>2059,158</text:p>
          </table:table-cell>
          <table:table-cell office:value-type="float" office:value="115.879" calcext:value-type="float">
            <text:p>115,879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office:value-type="float" office:value="4242.843" calcext:value-type="float">
            <text:p>4242,843</text:p>
          </table:table-cell>
          <table:table-cell office:value-type="float" office:value="155.769" calcext:value-type="float">
            <text:p>155,769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office:value-type="float" office:value="2485.135" calcext:value-type="float">
            <text:p>2485,135</text:p>
          </table:table-cell>
          <table:table-cell office:value-type="float" office:value="108.167" calcext:value-type="float">
            <text:p>108,167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office:value-type="float" office:value="4103.228" calcext:value-type="float">
            <text:p>4103,228</text:p>
          </table:table-cell>
          <table:table-cell office:value-type="float" office:value="132.544" calcext:value-type="float">
            <text:p>132,544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office:value-type="float" office:value="2131.87" calcext:value-type="float">
            <text:p>2131,87</text:p>
          </table:table-cell>
          <table:table-cell office:value-type="float" office:value="80.05" calcext:value-type="float">
            <text:p>80,05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office:value-type="float" office:value="2596.37" calcext:value-type="float">
            <text:p>2596,37</text:p>
          </table:table-cell>
          <table:table-cell office:value-type="float" office:value="78.23" calcext:value-type="float">
            <text:p>78,23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office:value-type="float" office:value="2518.668" calcext:value-type="float">
            <text:p>2518,668</text:p>
          </table:table-cell>
          <table:table-cell office:value-type="float" office:value="103.228" calcext:value-type="float">
            <text:p>103,228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office:value-type="float" office:value="1476.303" calcext:value-type="float">
            <text:p>1476,303</text:p>
          </table:table-cell>
          <table:table-cell office:value-type="float" office:value="106.151" calcext:value-type="float">
            <text:p>106,151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office:value-type="float" office:value="1470.33" calcext:value-type="float">
            <text:p>1470,33</text:p>
          </table:table-cell>
          <table:table-cell office:value-type="float" office:value="102.528" calcext:value-type="float">
            <text:p>102,528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office:value-type="float" office:value="2144.509" calcext:value-type="float">
            <text:p>2144,509</text:p>
          </table:table-cell>
          <table:table-cell office:value-type="float" office:value="93.723" calcext:value-type="float">
            <text:p>93,723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office:value-type="float" office:value="1490.824" calcext:value-type="float">
            <text:p>1490,824</text:p>
          </table:table-cell>
          <table:table-cell office:value-type="float" office:value="110.309" calcext:value-type="float">
            <text:p>110,309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office:value-type="float" office:value="2525.474" calcext:value-type="float">
            <text:p>2525,474</text:p>
          </table:table-cell>
          <table:table-cell office:value-type="float" office:value="141.605" calcext:value-type="float">
            <text:p>141,605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office:value-type="float" office:value="414.135" calcext:value-type="float">
            <text:p>414,135</text:p>
          </table:table-cell>
          <table:table-cell office:value-type="float" office:value="140.584" calcext:value-type="float">
            <text:p>140,584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office:value-type="float" office:value="2600.887" calcext:value-type="float">
            <text:p>2600,887</text:p>
          </table:table-cell>
          <table:table-cell office:value-type="float" office:value="144.25" calcext:value-type="float">
            <text:p>144,25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office:value-type="float" office:value="4256.165" calcext:value-type="float">
            <text:p>4256,165</text:p>
          </table:table-cell>
          <table:table-cell office:value-type="float" office:value="115.412" calcext:value-type="float">
            <text:p>115,412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office:value-type="float" office:value="3190.535" calcext:value-type="float">
            <text:p>3190,535</text:p>
          </table:table-cell>
          <table:table-cell office:value-type="float" office:value="125.284" calcext:value-type="float">
            <text:p>125,284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table:formula="of:=2371.142+1786.811" office:value-type="float" office:value="4157.953" calcext:value-type="float">
            <text:p>4157,953</text:p>
          </table:table-cell>
          <table:table-cell office:value-type="float" office:value="104.785" calcext:value-type="float">
            <text:p>104,785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table:formula="of:=2668.931+3292.995+2361.835" office:value-type="float" office:value="8323.761" calcext:value-type="float">
            <text:p>8323,761</text:p>
          </table:table-cell>
          <table:table-cell office:value-type="float" office:value="218.073" calcext:value-type="float">
            <text:p>218,073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table:formula="of:=2337.519+2914.107+2342.491" office:value-type="float" office:value="7594.117" calcext:value-type="float">
            <text:p>7594,117</text:p>
          </table:table-cell>
          <table:table-cell office:value-type="float" office:value="205.232" calcext:value-type="float">
            <text:p>205,232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table:formula="of:=2764.945+4676.774+2745.038" office:value-type="float" office:value="10186.757" calcext:value-type="float">
            <text:p>10186,757</text:p>
          </table:table-cell>
          <table:table-cell office:value-type="float" office:value="273.642" calcext:value-type="float">
            <text:p>273,642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table:formula="of:=2797.548+3840.277+3128.148" office:value-type="float" office:value="9765.973" calcext:value-type="float">
            <text:p>9765,973</text:p>
          </table:table-cell>
          <table:table-cell office:value-type="float" office:value="198.091" calcext:value-type="float">
            <text:p>198,091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table:formula="of:=3034.651+3323.382+3531.804" office:value-type="float" office:value="9889.837" calcext:value-type="float">
            <text:p>9889,837</text:p>
          </table:table-cell>
          <table:table-cell office:value-type="float" office:value="238.948" calcext:value-type="float">
            <text:p>238,948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table:formula="of:=2641.98+3152.917+3006.168" office:value-type="float" office:value="8801.065" calcext:value-type="float">
            <text:p>8801,065</text:p>
          </table:table-cell>
          <table:table-cell office:value-type="float" office:value="208.019" calcext:value-type="float">
            <text:p>208,019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table:formula="of:=2906.625+5124.048" office:value-type="float" office:value="8030.673" calcext:value-type="float">
            <text:p>8030,673</text:p>
          </table:table-cell>
          <table:table-cell office:value-type="float" office:value="341.157" calcext:value-type="float">
            <text:p>341,157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table:formula="of:=3290.274+3531.444" office:value-type="float" office:value="6821.718" calcext:value-type="float">
            <text:p>6821,718</text:p>
          </table:table-cell>
          <table:table-cell office:value-type="float" office:value="326.546" calcext:value-type="float">
            <text:p>326,546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table:formula="of:=2476.476+2993.339" office:value-type="float" office:value="5469.815" calcext:value-type="float">
            <text:p>5469,815</text:p>
          </table:table-cell>
          <table:table-cell office:value-type="float" office:value="235.915" calcext:value-type="float">
            <text:p>235,915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table:formula="of:=2822.179+5058.03" office:value-type="float" office:value="7880.209" calcext:value-type="float">
            <text:p>7880,209</text:p>
          </table:table-cell>
          <table:table-cell office:value-type="float" office:value="138.521" calcext:value-type="float">
            <text:p>138,521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itofago</text:p>
          </table:table-cell>
          <table:table-cell office:value-type="float" office:value="880.357" calcext:value-type="float">
            <text:p>880,357</text:p>
          </table:table-cell>
          <table:table-cell office:value-type="float" office:value="51.264" calcext:value-type="float">
            <text:p>51,264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itofago</text:p>
          </table:table-cell>
          <table:table-cell office:value-type="float" office:value="1465.5" calcext:value-type="float">
            <text:p>1465,5</text:p>
          </table:table-cell>
          <table:table-cell office:value-type="float" office:value="64.9" calcext:value-type="float">
            <text:p>64,9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itofago</text:p>
          </table:table-cell>
          <table:table-cell office:value-type="float" office:value="1547.397" calcext:value-type="float">
            <text:p>1547,397</text:p>
          </table:table-cell>
          <table:table-cell office:value-type="float" office:value="101.823" calcext:value-type="float">
            <text:p>101,823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itofago</text:p>
          </table:table-cell>
          <table:table-cell office:value-type="float" office:value="1572.874" calcext:value-type="float">
            <text:p>1572,874</text:p>
          </table:table-cell>
          <table:table-cell office:value-type="float" office:value="72.25" calcext:value-type="float">
            <text:p>72,25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itofago</text:p>
          </table:table-cell>
          <table:table-cell office:value-type="float" office:value="1369.432" calcext:value-type="float">
            <text:p>1369,432</text:p>
          </table:table-cell>
          <table:table-cell office:value-type="float" office:value="102.176" calcext:value-type="float">
            <text:p>102,176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itofago</text:p>
          </table:table-cell>
          <table:table-cell office:value-type="float" office:value="2230.23" calcext:value-type="float">
            <text:p>2230,23</text:p>
          </table:table-cell>
          <table:table-cell office:value-type="float" office:value="135.765" calcext:value-type="float">
            <text:p>135,765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redador</text:p>
          </table:table-cell>
          <table:table-cell office:value-type="float" office:value="2569.621" calcext:value-type="float">
            <text:p>2569,621</text:p>
          </table:table-cell>
          <table:table-cell office:value-type="float" office:value="89.196" calcext:value-type="float">
            <text:p>89,196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redador</text:p>
          </table:table-cell>
          <table:table-cell office:value-type="float" office:value="2879.571" calcext:value-type="float">
            <text:p>2879,571</text:p>
          </table:table-cell>
          <table:table-cell office:value-type="float" office:value="178.09" calcext:value-type="float">
            <text:p>178,09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redador</text:p>
          </table:table-cell>
          <table:table-cell office:value-type="float" office:value="2569.844" calcext:value-type="float">
            <text:p>2569,844</text:p>
          </table:table-cell>
          <table:table-cell office:value-type="float" office:value="108.665" calcext:value-type="float">
            <text:p>108,665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redador</text:p>
          </table:table-cell>
          <table:table-cell office:value-type="float" office:value="1648.303" calcext:value-type="float">
            <text:p>1648,303</text:p>
          </table:table-cell>
          <table:table-cell office:value-type="float" office:value="76.577" calcext:value-type="float">
            <text:p>76,577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redador</text:p>
          </table:table-cell>
          <table:table-cell office:value-type="float" office:value="1028.376" calcext:value-type="float">
            <text:p>1028,37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redador</text:p>
          </table:table-cell>
          <table:table-cell office:value-type="float" office:value="1433.371" calcext:value-type="float">
            <text:p>1433,371</text:p>
          </table:table-cell>
          <table:table-cell office:value-type="float" office:value="104.785" calcext:value-type="float">
            <text:p>104,785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redador</text:p>
          </table:table-cell>
          <table:table-cell office:value-type="float" office:value="1509.296" calcext:value-type="float">
            <text:p>1509,296</text:p>
          </table:table-cell>
          <table:table-cell office:value-type="float" office:value="79.712" calcext:value-type="float">
            <text:p>79,712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redador</text:p>
          </table:table-cell>
          <table:table-cell office:value-type="float" office:value="2614.365" calcext:value-type="float">
            <text:p>2614,365</text:p>
          </table:table-cell>
          <table:table-cell office:value-type="float" office:value="125.284" calcext:value-type="float">
            <text:p>125,284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redador</text:p>
          </table:table-cell>
          <table:table-cell office:value-type="float" office:value="2573.061" calcext:value-type="float">
            <text:p>2573,061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redador</text:p>
          </table:table-cell>
          <table:table-cell office:value-type="float" office:value="2194.711" calcext:value-type="float">
            <text:p>2194,711</text:p>
          </table:table-cell>
          <table:table-cell office:value-type="float" office:value="110.309" calcext:value-type="float">
            <text:p>110,309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redador</text:p>
          </table:table-cell>
          <table:table-cell office:value-type="float" office:value="2172.159" calcext:value-type="float">
            <text:p>2172,159</text:p>
          </table:table-cell>
          <table:table-cell office:value-type="float" office:value="108.167" calcext:value-type="float">
            <text:p>108,167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redador</text:p>
          </table:table-cell>
          <table:table-cell office:value-type="float" office:value="2967.258" calcext:value-type="float">
            <text:p>2967,258</text:p>
          </table:table-cell>
          <table:table-cell office:value-type="float" office:value="142.239" calcext:value-type="float">
            <text:p>142,239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redador</text:p>
          </table:table-cell>
          <table:table-cell table:formula="of:=2806.566+2025.753" office:value-type="float" office:value="4832.319" calcext:value-type="float">
            <text:p>4832,319</text:p>
          </table:table-cell>
          <table:table-cell office:value-type="float" office:value="166.817" calcext:value-type="float">
            <text:p>166,8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0T21:32:41.102288801</dc:date>
    <meta:editing-duration>PT7H15M46S</meta:editing-duration>
    <meta:editing-cycles>33</meta:editing-cycles>
    <meta:generator>LibreOffice/7.3.7.2$Linux_X86_64 LibreOffice_project/30$Build-2</meta:generator>
    <meta:document-statistic meta:table-count="1" meta:cell-count="2417" meta:object-count="0"/>
  </office:meta>
</office:document-meta>
</file>